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6504in" svg:height="7.6134in" svg:x="7.1764in" svg:y="0.3972in">
            <draw:object draw:notify-on-update-of-ranges="Sheet1.D1:Sheet1.D250 Sheet1.E1:Sheet1.E2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vgd. Max</text:p>
          </table:table-cell>
          <table:table-cell table:formula="of:=MAX([.D1:.D1000])" office:value-type="float" office:value="349.432495" calcext:value-type="float">
            <text:p>349.432495</text:p>
          </table:table-cell>
          <table:table-cell office:value-type="float" office:value="7192" calcext:value-type="float">
            <text:p>7192</text:p>
          </table:table-cell>
          <table:table-cell office:value-type="float" office:value="349.358215" calcext:value-type="float">
            <text:p>349.358215</text:p>
          </table:table-cell>
          <table:table-cell office:value-type="float" office:value="349.540924" calcext:value-type="float">
            <text:p>349.540924</text:p>
          </table:table-cell>
          <table:table-cell office:value-type="float" office:value="12.323261" calcext:value-type="float">
            <text:p>12.323261</text:p>
          </table:table-cell>
          <table:table-cell table:style-name="ce1" office:value-type="string" calcext:value-type="string">
            <text:p>Milliseconds</text:p>
          </table:table-cell>
          <table:table-cell table:formula="of:=MAX([.C1:.C1000])-MIN([.C1:.C1000])" office:value-type="float" office:value="45389" calcext:value-type="float">
            <text:p>45389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vgd. Min</text:p>
          </table:table-cell>
          <table:table-cell table:formula="of:=MIN([.D1:.D1000])" office:value-type="float" office:value="349.238861" calcext:value-type="float">
            <text:p>349.238861</text:p>
          </table:table-cell>
          <table:table-cell office:value-type="float" office:value="7283" calcext:value-type="float">
            <text:p>7283</text:p>
          </table:table-cell>
          <table:table-cell office:value-type="float" office:value="349.357056" calcext:value-type="float">
            <text:p>349.357056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3221" calcext:value-type="float">
            <text:p>12.323221</text:p>
          </table:table-cell>
          <table:table-cell table:formula="of:=[.C2]-[.C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d. Diff</text:p>
          </table:table-cell>
          <table:table-cell table:formula="of:=[.B1]-[.B2]" office:value-type="float" office:value="0.193634000000031" calcext:value-type="float">
            <text:p>0.193634000000031</text:p>
          </table:table-cell>
          <table:table-cell office:value-type="float" office:value="7374" calcext:value-type="float">
            <text:p>7374</text:p>
          </table:table-cell>
          <table:table-cell office:value-type="float" office:value="349.370911" calcext:value-type="float">
            <text:p>349.370911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3709" calcext:value-type="float">
            <text:p>12.323709</text:p>
          </table:table-cell>
          <table:table-cell table:formula="of:=[.C3]-[.C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 Max</text:p>
          </table:table-cell>
          <table:table-cell table:formula="of:=MAX([.E1:.E1000])" office:value-type="float" office:value="350.813629" calcext:value-type="float">
            <text:p>350.813629</text:p>
          </table:table-cell>
          <table:table-cell office:value-type="float" office:value="7465" calcext:value-type="float">
            <text:p>7465</text:p>
          </table:table-cell>
          <table:table-cell office:value-type="float" office:value="349.371155" calcext:value-type="float">
            <text:p>349.371155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3718" calcext:value-type="float">
            <text:p>12.323718</text:p>
          </table:table-cell>
          <table:table-cell table:formula="of:=[.C4]-[.C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 Min</text:p>
          </table:table-cell>
          <table:table-cell table:formula="of:=MIN([.E1:.E1000])" office:value-type="float" office:value="347.731812" calcext:value-type="float">
            <text:p>347.731812</text:p>
          </table:table-cell>
          <table:table-cell office:value-type="float" office:value="7556" calcext:value-type="float">
            <text:p>7556</text:p>
          </table:table-cell>
          <table:table-cell office:value-type="float" office:value="349.387054" calcext:value-type="float">
            <text:p>349.387054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4279" calcext:value-type="float">
            <text:p>12.324279</text:p>
          </table:table-cell>
          <table:table-cell table:formula="of:=[.C5]-[.C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w Diff</text:p>
          </table:table-cell>
          <table:table-cell table:formula="of:=[.B4]-[.B5]" office:value-type="float" office:value="3.081817" calcext:value-type="float">
            <text:p>3.081817</text:p>
          </table:table-cell>
          <table:table-cell office:value-type="float" office:value="7647" calcext:value-type="float">
            <text:p>7647</text:p>
          </table:table-cell>
          <table:table-cell office:value-type="float" office:value="349.385925" calcext:value-type="float">
            <text:p>349.385925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24239" calcext:value-type="float">
            <text:p>12.324239</text:p>
          </table:table-cell>
          <table:table-cell table:formula="of:=[.C6]-[.C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38" calcext:value-type="float">
            <text:p>7738</text:p>
          </table:table-cell>
          <table:table-cell office:value-type="float" office:value="349.364807" calcext:value-type="float">
            <text:p>349.364807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3494" calcext:value-type="float">
            <text:p>12.323494</text:p>
          </table:table-cell>
          <table:table-cell table:formula="of:=[.C7]-[.C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s per unit</text:p>
          </table:table-cell>
          <table:table-cell office:value-type="float" office:value="8" calcext:value-type="float">
            <text:p>8</text:p>
          </table:table-cell>
          <table:table-cell office:value-type="float" office:value="7829" calcext:value-type="float">
            <text:p>7829</text:p>
          </table:table-cell>
          <table:table-cell office:value-type="float" office:value="349.374573" calcext:value-type="float">
            <text:p>349.374573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3838" calcext:value-type="float">
            <text:p>12.323838</text:p>
          </table:table-cell>
          <table:table-cell table:formula="of:=[.C8]-[.C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d for</text:p>
          </table:table-cell>
          <table:table-cell office:value-type="float" office:value="10" calcext:value-type="float">
            <text:p>10</text:p>
          </table:table-cell>
          <table:table-cell office:value-type="float" office:value="7920" calcext:value-type="float">
            <text:p>7920</text:p>
          </table:table-cell>
          <table:table-cell office:value-type="float" office:value="349.384552" calcext:value-type="float">
            <text:p>349.384552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4191" calcext:value-type="float">
            <text:p>12.324191</text:p>
          </table:table-cell>
          <table:table-cell table:formula="of:=[.C9]-[.C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11" calcext:value-type="float">
            <text:p>8011</text:p>
          </table:table-cell>
          <table:table-cell office:value-type="float" office:value="349.382965" calcext:value-type="float">
            <text:p>349.382965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4135" calcext:value-type="float">
            <text:p>12.324135</text:p>
          </table:table-cell>
          <table:table-cell table:formula="of:=[.C10]-[.C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02" calcext:value-type="float">
            <text:p>8102</text:p>
          </table:table-cell>
          <table:table-cell office:value-type="float" office:value="349.377045" calcext:value-type="float">
            <text:p>349.377045</text:p>
          </table:table-cell>
          <table:table-cell office:value-type="float" office:value="349.481812" calcext:value-type="float">
            <text:p>349.481812</text:p>
          </table:table-cell>
          <table:table-cell office:value-type="float" office:value="12.323926" calcext:value-type="float">
            <text:p>12.323926</text:p>
          </table:table-cell>
          <table:table-cell table:formula="of:=[.C11]-[.C1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 Second </text:p>
          </table:table-cell>
          <table:table-cell table:style-name="ce2" office:value-type="string" calcext:value-type="string">
            <text:p>&gt;&gt;&gt;&gt;&gt;&gt;&gt;&gt;&gt;&gt;</text:p>
          </table:table-cell>
          <table:table-cell office:value-type="float" office:value="8193" calcext:value-type="float">
            <text:p>8193</text:p>
          </table:table-cell>
          <table:table-cell office:value-type="float" office:value="349.37616" calcext:value-type="float">
            <text:p>349.37616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3895" calcext:value-type="float">
            <text:p>12.323895</text:p>
          </table:table-cell>
          <table:table-cell table:formula="of:=[.C12]-[.C1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84" calcext:value-type="float">
            <text:p>8284</text:p>
          </table:table-cell>
          <table:table-cell office:value-type="float" office:value="349.38681" calcext:value-type="float">
            <text:p>349.38681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427" calcext:value-type="float">
            <text:p>12.32427</text:p>
          </table:table-cell>
          <table:table-cell table:formula="of:=[.C13]-[.C1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75" calcext:value-type="float">
            <text:p>8375</text:p>
          </table:table-cell>
          <table:table-cell office:value-type="float" office:value="349.376129" calcext:value-type="float">
            <text:p>349.376129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3894" calcext:value-type="float">
            <text:p>12.323894</text:p>
          </table:table-cell>
          <table:table-cell table:formula="of:=[.C14]-[.C1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66" calcext:value-type="float">
            <text:p>8466</text:p>
          </table:table-cell>
          <table:table-cell office:value-type="float" office:value="349.368835" calcext:value-type="float">
            <text:p>349.368835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36" calcext:value-type="float">
            <text:p>12.323636</text:p>
          </table:table-cell>
          <table:table-cell table:formula="of:=[.C15]-[.C1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57" calcext:value-type="float">
            <text:p>8557</text:p>
          </table:table-cell>
          <table:table-cell office:value-type="float" office:value="349.388153" calcext:value-type="float">
            <text:p>349.388153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4318" calcext:value-type="float">
            <text:p>12.324318</text:p>
          </table:table-cell>
          <table:table-cell table:formula="of:=[.C16]-[.C1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48" calcext:value-type="float">
            <text:p>8648</text:p>
          </table:table-cell>
          <table:table-cell office:value-type="float" office:value="349.36908" calcext:value-type="float">
            <text:p>349.36908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23645" calcext:value-type="float">
            <text:p>12.323645</text:p>
          </table:table-cell>
          <table:table-cell table:formula="of:=[.C17]-[.C1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39" calcext:value-type="float">
            <text:p>8739</text:p>
          </table:table-cell>
          <table:table-cell office:value-type="float" office:value="349.375183" calcext:value-type="float">
            <text:p>349.375183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386" calcext:value-type="float">
            <text:p>12.32386</text:p>
          </table:table-cell>
          <table:table-cell table:formula="of:=[.C18]-[.C1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30" calcext:value-type="float">
            <text:p>8830</text:p>
          </table:table-cell>
          <table:table-cell office:value-type="float" office:value="349.355652" calcext:value-type="float">
            <text:p>349.355652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23172" calcext:value-type="float">
            <text:p>12.323172</text:p>
          </table:table-cell>
          <table:table-cell table:formula="of:=[.C19]-[.C1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21" calcext:value-type="float">
            <text:p>8921</text:p>
          </table:table-cell>
          <table:table-cell office:value-type="float" office:value="349.370422" calcext:value-type="float">
            <text:p>349.370422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3692" calcext:value-type="float">
            <text:p>12.323692</text:p>
          </table:table-cell>
          <table:table-cell table:formula="of:=[.C20]-[.C1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12" calcext:value-type="float">
            <text:p>9012</text:p>
          </table:table-cell>
          <table:table-cell office:value-type="float" office:value="349.362274" calcext:value-type="float">
            <text:p>349.362274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3405" calcext:value-type="float">
            <text:p>12.323405</text:p>
          </table:table-cell>
          <table:table-cell table:formula="of:=[.C21]-[.C2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03" calcext:value-type="float">
            <text:p>9103</text:p>
          </table:table-cell>
          <table:table-cell office:value-type="float" office:value="349.375671" calcext:value-type="float">
            <text:p>349.375671</text:p>
          </table:table-cell>
          <table:table-cell office:value-type="float" office:value="349.529541" calcext:value-type="float">
            <text:p>349.529541</text:p>
          </table:table-cell>
          <table:table-cell office:value-type="float" office:value="12.323877" calcext:value-type="float">
            <text:p>12.323877</text:p>
          </table:table-cell>
          <table:table-cell table:formula="of:=[.C22]-[.C2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94" calcext:value-type="float">
            <text:p>9194</text:p>
          </table:table-cell>
          <table:table-cell office:value-type="float" office:value="349.373169" calcext:value-type="float">
            <text:p>349.373169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379" calcext:value-type="float">
            <text:p>12.32379</text:p>
          </table:table-cell>
          <table:table-cell table:formula="of:=[.C23]-[.C2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84" calcext:value-type="float">
            <text:p>9284</text:p>
          </table:table-cell>
          <table:table-cell office:value-type="float" office:value="349.385468" calcext:value-type="float">
            <text:p>349.385468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4223" calcext:value-type="float">
            <text:p>12.324223</text:p>
          </table:table-cell>
          <table:table-cell table:formula="of:=[.C24]-[.C23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75" calcext:value-type="float">
            <text:p>9375</text:p>
          </table:table-cell>
          <table:table-cell office:value-type="float" office:value="349.393616" calcext:value-type="float">
            <text:p>349.393616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4511" calcext:value-type="float">
            <text:p>12.324511</text:p>
          </table:table-cell>
          <table:table-cell table:formula="of:=[.C25]-[.C2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66" calcext:value-type="float">
            <text:p>9466</text:p>
          </table:table-cell>
          <table:table-cell office:value-type="float" office:value="349.376831" calcext:value-type="float">
            <text:p>349.376831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3918" calcext:value-type="float">
            <text:p>12.323918</text:p>
          </table:table-cell>
          <table:table-cell table:formula="of:=[.C26]-[.C2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57" calcext:value-type="float">
            <text:p>9557</text:p>
          </table:table-cell>
          <table:table-cell office:value-type="float" office:value="349.39386" calcext:value-type="float">
            <text:p>349.39386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519" calcext:value-type="float">
            <text:p>12.324519</text:p>
          </table:table-cell>
          <table:table-cell table:formula="of:=[.C27]-[.C2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48" calcext:value-type="float">
            <text:p>9648</text:p>
          </table:table-cell>
          <table:table-cell office:value-type="float" office:value="349.391815" calcext:value-type="float">
            <text:p>349.391815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4447" calcext:value-type="float">
            <text:p>12.324447</text:p>
          </table:table-cell>
          <table:table-cell table:formula="of:=[.C28]-[.C2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39" calcext:value-type="float">
            <text:p>9739</text:p>
          </table:table-cell>
          <table:table-cell office:value-type="float" office:value="349.407715" calcext:value-type="float">
            <text:p>349.407715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5007" calcext:value-type="float">
            <text:p>12.325007</text:p>
          </table:table-cell>
          <table:table-cell table:formula="of:=[.C29]-[.C2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30" calcext:value-type="float">
            <text:p>9830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12.324896" calcext:value-type="float">
            <text:p>12.324896</text:p>
          </table:table-cell>
          <table:table-cell table:formula="of:=[.C30]-[.C2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21" calcext:value-type="float">
            <text:p>9921</text:p>
          </table:table-cell>
          <table:table-cell office:value-type="float" office:value="349.40863" calcext:value-type="float">
            <text:p>349.40863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504" calcext:value-type="float">
            <text:p>12.32504</text:p>
          </table:table-cell>
          <table:table-cell table:formula="of:=[.C31]-[.C3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12" calcext:value-type="float">
            <text:p>10012</text:p>
          </table:table-cell>
          <table:table-cell office:value-type="float" office:value="349.395203" calcext:value-type="float">
            <text:p>349.395203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67" calcext:value-type="float">
            <text:p>12.324567</text:p>
          </table:table-cell>
          <table:table-cell table:formula="of:=[.C32]-[.C3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03" calcext:value-type="float">
            <text:p>10103</text:p>
          </table:table-cell>
          <table:table-cell office:value-type="float" office:value="349.391144" calcext:value-type="float">
            <text:p>349.391144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4423" calcext:value-type="float">
            <text:p>12.324423</text:p>
          </table:table-cell>
          <table:table-cell table:formula="of:=[.C33]-[.C3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94" calcext:value-type="float">
            <text:p>10194</text:p>
          </table:table-cell>
          <table:table-cell office:value-type="float" office:value="349.398621" calcext:value-type="float">
            <text:p>349.398621</text:p>
          </table:table-cell>
          <table:table-cell office:value-type="float" office:value="349.497742" calcext:value-type="float">
            <text:p>349.497742</text:p>
          </table:table-cell>
          <table:table-cell office:value-type="float" office:value="12.324687" calcext:value-type="float">
            <text:p>12.324687</text:p>
          </table:table-cell>
          <table:table-cell table:formula="of:=[.C34]-[.C3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85" calcext:value-type="float">
            <text:p>10285</text:p>
          </table:table-cell>
          <table:table-cell office:value-type="float" office:value="349.392975" calcext:value-type="float">
            <text:p>349.392975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488" calcext:value-type="float">
            <text:p>12.324488</text:p>
          </table:table-cell>
          <table:table-cell table:formula="of:=[.C35]-[.C3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76" calcext:value-type="float">
            <text:p>10376</text:p>
          </table:table-cell>
          <table:table-cell office:value-type="float" office:value="349.404572" calcext:value-type="float">
            <text:p>349.404572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897" calcext:value-type="float">
            <text:p>12.324897</text:p>
          </table:table-cell>
          <table:table-cell table:formula="of:=[.C36]-[.C3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67" calcext:value-type="float">
            <text:p>10467</text:p>
          </table:table-cell>
          <table:table-cell office:value-type="float" office:value="349.405457" calcext:value-type="float">
            <text:p>349.405457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928" calcext:value-type="float">
            <text:p>12.324928</text:p>
          </table:table-cell>
          <table:table-cell table:formula="of:=[.C37]-[.C3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58" calcext:value-type="float">
            <text:p>10558</text:p>
          </table:table-cell>
          <table:table-cell office:value-type="float" office:value="349.409332" calcext:value-type="float">
            <text:p>349.409332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5065" calcext:value-type="float">
            <text:p>12.325065</text:p>
          </table:table-cell>
          <table:table-cell table:formula="of:=[.C38]-[.C3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49" calcext:value-type="float">
            <text:p>10649</text:p>
          </table:table-cell>
          <table:table-cell office:value-type="float" office:value="349.417755" calcext:value-type="float">
            <text:p>349.417755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362" calcext:value-type="float">
            <text:p>12.325362</text:p>
          </table:table-cell>
          <table:table-cell table:formula="of:=[.C39]-[.C3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40" calcext:value-type="float">
            <text:p>10740</text:p>
          </table:table-cell>
          <table:table-cell office:value-type="float" office:value="349.421387" calcext:value-type="float">
            <text:p>349.421387</text:p>
          </table:table-cell>
          <table:table-cell office:value-type="float" office:value="349.497742" calcext:value-type="float">
            <text:p>349.497742</text:p>
          </table:table-cell>
          <table:table-cell office:value-type="float" office:value="12.32549" calcext:value-type="float">
            <text:p>12.32549</text:p>
          </table:table-cell>
          <table:table-cell table:formula="of:=[.C40]-[.C3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31" calcext:value-type="float">
            <text:p>10831</text:p>
          </table:table-cell>
          <table:table-cell office:value-type="float" office:value="349.413177" calcext:value-type="float">
            <text:p>349.413177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52" calcext:value-type="float">
            <text:p>12.3252</text:p>
          </table:table-cell>
          <table:table-cell table:formula="of:=[.C41]-[.C4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22" calcext:value-type="float">
            <text:p>10922</text:p>
          </table:table-cell>
          <table:table-cell office:value-type="float" office:value="349.419342" calcext:value-type="float">
            <text:p>349.419342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5418" calcext:value-type="float">
            <text:p>12.325418</text:p>
          </table:table-cell>
          <table:table-cell table:formula="of:=[.C42]-[.C4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13" calcext:value-type="float">
            <text:p>11013</text:p>
          </table:table-cell>
          <table:table-cell office:value-type="float" office:value="349.419556" calcext:value-type="float">
            <text:p>349.419556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5425" calcext:value-type="float">
            <text:p>12.325425</text:p>
          </table:table-cell>
          <table:table-cell table:formula="of:=[.C43]-[.C4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04" calcext:value-type="float">
            <text:p>11104</text:p>
          </table:table-cell>
          <table:table-cell office:value-type="float" office:value="349.396606" calcext:value-type="float">
            <text:p>349.396606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4615" calcext:value-type="float">
            <text:p>12.324615</text:p>
          </table:table-cell>
          <table:table-cell table:formula="of:=[.C44]-[.C4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95" calcext:value-type="float">
            <text:p>11195</text:p>
          </table:table-cell>
          <table:table-cell office:value-type="float" office:value="349.392731" calcext:value-type="float">
            <text:p>349.392731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4479" calcext:value-type="float">
            <text:p>12.324479</text:p>
          </table:table-cell>
          <table:table-cell table:formula="of:=[.C45]-[.C4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86" calcext:value-type="float">
            <text:p>11286</text:p>
          </table:table-cell>
          <table:table-cell office:value-type="float" office:value="349.389557" calcext:value-type="float">
            <text:p>349.389557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4368" calcext:value-type="float">
            <text:p>12.324368</text:p>
          </table:table-cell>
          <table:table-cell table:formula="of:=[.C46]-[.C4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77" calcext:value-type="float">
            <text:p>11377</text:p>
          </table:table-cell>
          <table:table-cell office:value-type="float" office:value="349.39502" calcext:value-type="float">
            <text:p>349.39502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456" calcext:value-type="float">
            <text:p>12.32456</text:p>
          </table:table-cell>
          <table:table-cell table:formula="of:=[.C47]-[.C4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68" calcext:value-type="float">
            <text:p>11468</text:p>
          </table:table-cell>
          <table:table-cell office:value-type="float" office:value="349.386627" calcext:value-type="float">
            <text:p>349.386627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4264" calcext:value-type="float">
            <text:p>12.324264</text:p>
          </table:table-cell>
          <table:table-cell table:formula="of:=[.C48]-[.C4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58" calcext:value-type="float">
            <text:p>11558</text:p>
          </table:table-cell>
          <table:table-cell office:value-type="float" office:value="349.386169" calcext:value-type="float">
            <text:p>349.386169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4247" calcext:value-type="float">
            <text:p>12.324247</text:p>
          </table:table-cell>
          <table:table-cell table:formula="of:=[.C49]-[.C48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49" calcext:value-type="float">
            <text:p>11649</text:p>
          </table:table-cell>
          <table:table-cell office:value-type="float" office:value="349.373657" calcext:value-type="float">
            <text:p>349.373657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807" calcext:value-type="float">
            <text:p>12.323807</text:p>
          </table:table-cell>
          <table:table-cell table:formula="of:=[.C50]-[.C4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40" calcext:value-type="float">
            <text:p>11740</text:p>
          </table:table-cell>
          <table:table-cell office:value-type="float" office:value="349.379791" calcext:value-type="float">
            <text:p>349.379791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4022" calcext:value-type="float">
            <text:p>12.324022</text:p>
          </table:table-cell>
          <table:table-cell table:formula="of:=[.C51]-[.C5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831" calcext:value-type="float">
            <text:p>11831</text:p>
          </table:table-cell>
          <table:table-cell office:value-type="float" office:value="349.355713" calcext:value-type="float">
            <text:p>349.355713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23174" calcext:value-type="float">
            <text:p>12.323174</text:p>
          </table:table-cell>
          <table:table-cell table:formula="of:=[.C52]-[.C5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922" calcext:value-type="float">
            <text:p>11922</text:p>
          </table:table-cell>
          <table:table-cell office:value-type="float" office:value="349.35434" calcext:value-type="float">
            <text:p>349.35434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3125" calcext:value-type="float">
            <text:p>12.323125</text:p>
          </table:table-cell>
          <table:table-cell table:formula="of:=[.C53]-[.C5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013" calcext:value-type="float">
            <text:p>12013</text:p>
          </table:table-cell>
          <table:table-cell office:value-type="float" office:value="349.376831" calcext:value-type="float">
            <text:p>349.376831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3918" calcext:value-type="float">
            <text:p>12.323918</text:p>
          </table:table-cell>
          <table:table-cell table:formula="of:=[.C54]-[.C5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104" calcext:value-type="float">
            <text:p>12104</text:p>
          </table:table-cell>
          <table:table-cell office:value-type="float" office:value="349.374329" calcext:value-type="float">
            <text:p>349.374329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383" calcext:value-type="float">
            <text:p>12.32383</text:p>
          </table:table-cell>
          <table:table-cell table:formula="of:=[.C55]-[.C5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195" calcext:value-type="float">
            <text:p>12195</text:p>
          </table:table-cell>
          <table:table-cell office:value-type="float" office:value="349.38681" calcext:value-type="float">
            <text:p>349.38681</text:p>
          </table:table-cell>
          <table:table-cell office:value-type="float" office:value="349.488647" calcext:value-type="float">
            <text:p>349.488647</text:p>
          </table:table-cell>
          <table:table-cell office:value-type="float" office:value="12.32427" calcext:value-type="float">
            <text:p>12.32427</text:p>
          </table:table-cell>
          <table:table-cell table:formula="of:=[.C56]-[.C5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286" calcext:value-type="float">
            <text:p>12286</text:p>
          </table:table-cell>
          <table:table-cell office:value-type="float" office:value="349.385437" calcext:value-type="float">
            <text:p>349.385437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4222" calcext:value-type="float">
            <text:p>12.324222</text:p>
          </table:table-cell>
          <table:table-cell table:formula="of:=[.C57]-[.C5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377" calcext:value-type="float">
            <text:p>12377</text:p>
          </table:table-cell>
          <table:table-cell office:value-type="float" office:value="349.393158" calcext:value-type="float">
            <text:p>349.393158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494" calcext:value-type="float">
            <text:p>12.324494</text:p>
          </table:table-cell>
          <table:table-cell table:formula="of:=[.C58]-[.C5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468" calcext:value-type="float">
            <text:p>12468</text:p>
          </table:table-cell>
          <table:table-cell office:value-type="float" office:value="349.38089" calcext:value-type="float">
            <text:p>349.38089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4061" calcext:value-type="float">
            <text:p>12.324061</text:p>
          </table:table-cell>
          <table:table-cell table:formula="of:=[.C59]-[.C5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59" calcext:value-type="float">
            <text:p>12559</text:p>
          </table:table-cell>
          <table:table-cell office:value-type="float" office:value="349.366119" calcext:value-type="float">
            <text:p>349.366119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23541" calcext:value-type="float">
            <text:p>12.323541</text:p>
          </table:table-cell>
          <table:table-cell table:formula="of:=[.C60]-[.C5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650" calcext:value-type="float">
            <text:p>12650</text:p>
          </table:table-cell>
          <table:table-cell office:value-type="float" office:value="349.35318" calcext:value-type="float">
            <text:p>349.35318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3084" calcext:value-type="float">
            <text:p>12.323084</text:p>
          </table:table-cell>
          <table:table-cell table:formula="of:=[.C61]-[.C6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741" calcext:value-type="float">
            <text:p>12741</text:p>
          </table:table-cell>
          <table:table-cell office:value-type="float" office:value="349.357971" calcext:value-type="float">
            <text:p>349.357971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23253" calcext:value-type="float">
            <text:p>12.323253</text:p>
          </table:table-cell>
          <table:table-cell table:formula="of:=[.C62]-[.C6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832" calcext:value-type="float">
            <text:p>12832</text:p>
          </table:table-cell>
          <table:table-cell office:value-type="float" office:value="349.376129" calcext:value-type="float">
            <text:p>349.376129</text:p>
          </table:table-cell>
          <table:table-cell office:value-type="float" office:value="349.53183" calcext:value-type="float">
            <text:p>349.53183</text:p>
          </table:table-cell>
          <table:table-cell office:value-type="float" office:value="12.323894" calcext:value-type="float">
            <text:p>12.323894</text:p>
          </table:table-cell>
          <table:table-cell table:formula="of:=[.C63]-[.C6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923" calcext:value-type="float">
            <text:p>12923</text:p>
          </table:table-cell>
          <table:table-cell office:value-type="float" office:value="349.371399" calcext:value-type="float">
            <text:p>349.371399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3727" calcext:value-type="float">
            <text:p>12.323727</text:p>
          </table:table-cell>
          <table:table-cell table:formula="of:=[.C64]-[.C6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014" calcext:value-type="float">
            <text:p>13014</text:p>
          </table:table-cell>
          <table:table-cell office:value-type="float" office:value="349.385437" calcext:value-type="float">
            <text:p>349.385437</text:p>
          </table:table-cell>
          <table:table-cell office:value-type="float" office:value="349.472717" calcext:value-type="float">
            <text:p>349.472717</text:p>
          </table:table-cell>
          <table:table-cell office:value-type="float" office:value="12.324222" calcext:value-type="float">
            <text:p>12.324222</text:p>
          </table:table-cell>
          <table:table-cell table:formula="of:=[.C65]-[.C6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105" calcext:value-type="float">
            <text:p>13105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3533" calcext:value-type="float">
            <text:p>12.323533</text:p>
          </table:table-cell>
          <table:table-cell table:formula="of:=[.C66]-[.C6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196" calcext:value-type="float">
            <text:p>13196</text:p>
          </table:table-cell>
          <table:table-cell office:value-type="float" office:value="349.33432" calcext:value-type="float">
            <text:p>349.33432</text:p>
          </table:table-cell>
          <table:table-cell office:value-type="float" office:value="349.125" calcext:value-type="float">
            <text:p>349.125</text:p>
          </table:table-cell>
          <table:table-cell office:value-type="float" office:value="12.322419" calcext:value-type="float">
            <text:p>12.322419</text:p>
          </table:table-cell>
          <table:table-cell table:formula="of:=[.C67]-[.C6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287" calcext:value-type="float">
            <text:p>13287</text:p>
          </table:table-cell>
          <table:table-cell office:value-type="float" office:value="349.337311" calcext:value-type="float">
            <text:p>349.337311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2524" calcext:value-type="float">
            <text:p>12.322524</text:p>
          </table:table-cell>
          <table:table-cell table:formula="of:=[.C68]-[.C6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378" calcext:value-type="float">
            <text:p>13378</text:p>
          </table:table-cell>
          <table:table-cell office:value-type="float" office:value="349.340698" calcext:value-type="float">
            <text:p>349.340698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644" calcext:value-type="float">
            <text:p>12.322644</text:p>
          </table:table-cell>
          <table:table-cell table:formula="of:=[.C69]-[.C6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469" calcext:value-type="float">
            <text:p>13469</text:p>
          </table:table-cell>
          <table:table-cell office:value-type="float" office:value="349.333649" calcext:value-type="float">
            <text:p>349.333649</text:p>
          </table:table-cell>
          <table:table-cell office:value-type="float" office:value="349.154541" calcext:value-type="float">
            <text:p>349.154541</text:p>
          </table:table-cell>
          <table:table-cell office:value-type="float" office:value="12.322395" calcext:value-type="float">
            <text:p>12.322395</text:p>
          </table:table-cell>
          <table:table-cell table:formula="of:=[.C70]-[.C6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560" calcext:value-type="float">
            <text:p>13560</text:p>
          </table:table-cell>
          <table:table-cell office:value-type="float" office:value="349.34613" calcext:value-type="float">
            <text:p>349.34613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2835" calcext:value-type="float">
            <text:p>12.322835</text:p>
          </table:table-cell>
          <table:table-cell table:formula="of:=[.C71]-[.C7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651" calcext:value-type="float">
            <text:p>13651</text:p>
          </table:table-cell>
          <table:table-cell office:value-type="float" office:value="349.367035" calcext:value-type="float">
            <text:p>349.367035</text:p>
          </table:table-cell>
          <table:table-cell office:value-type="float" office:value="349.472717" calcext:value-type="float">
            <text:p>349.472717</text:p>
          </table:table-cell>
          <table:table-cell office:value-type="float" office:value="12.323573" calcext:value-type="float">
            <text:p>12.323573</text:p>
          </table:table-cell>
          <table:table-cell table:formula="of:=[.C72]-[.C7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742" calcext:value-type="float">
            <text:p>13742</text:p>
          </table:table-cell>
          <table:table-cell office:value-type="float" office:value="349.327484" calcext:value-type="float">
            <text:p>349.327484</text:p>
          </table:table-cell>
          <table:table-cell office:value-type="float" office:value="349.136353" calcext:value-type="float">
            <text:p>349.136353</text:p>
          </table:table-cell>
          <table:table-cell office:value-type="float" office:value="12.322178" calcext:value-type="float">
            <text:p>12.322178</text:p>
          </table:table-cell>
          <table:table-cell table:formula="of:=[.C73]-[.C7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833" calcext:value-type="float">
            <text:p>13833</text:p>
          </table:table-cell>
          <table:table-cell office:value-type="float" office:value="349.329315" calcext:value-type="float">
            <text:p>349.329315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2243" calcext:value-type="float">
            <text:p>12.322243</text:p>
          </table:table-cell>
          <table:table-cell table:formula="of:=[.C74]-[.C7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923" calcext:value-type="float">
            <text:p>13923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185" calcext:value-type="float">
            <text:p>12.32185</text:p>
          </table:table-cell>
          <table:table-cell table:formula="of:=[.C75]-[.C74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014" calcext:value-type="float">
            <text:p>14014</text:p>
          </table:table-cell>
          <table:table-cell office:value-type="float" office:value="349.316345" calcext:value-type="float">
            <text:p>349.316345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1785" calcext:value-type="float">
            <text:p>12.321785</text:p>
          </table:table-cell>
          <table:table-cell table:formula="of:=[.C76]-[.C7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105" calcext:value-type="float">
            <text:p>14105</text:p>
          </table:table-cell>
          <table:table-cell office:value-type="float" office:value="349.337708" calcext:value-type="float">
            <text:p>349.337708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38" calcext:value-type="float">
            <text:p>12.322538</text:p>
          </table:table-cell>
          <table:table-cell table:formula="of:=[.C77]-[.C7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196" calcext:value-type="float">
            <text:p>14196</text:p>
          </table:table-cell>
          <table:table-cell office:value-type="float" office:value="349.327942" calcext:value-type="float">
            <text:p>349.327942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194" calcext:value-type="float">
            <text:p>12.322194</text:p>
          </table:table-cell>
          <table:table-cell table:formula="of:=[.C78]-[.C7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87" calcext:value-type="float">
            <text:p>14287</text:p>
          </table:table-cell>
          <table:table-cell office:value-type="float" office:value="349.335693" calcext:value-type="float">
            <text:p>349.335693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2467" calcext:value-type="float">
            <text:p>12.322467</text:p>
          </table:table-cell>
          <table:table-cell table:formula="of:=[.C79]-[.C7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378" calcext:value-type="float">
            <text:p>14378</text:p>
          </table:table-cell>
          <table:table-cell office:value-type="float" office:value="349.36319" calcext:value-type="float">
            <text:p>349.36319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3437" calcext:value-type="float">
            <text:p>12.323437</text:p>
          </table:table-cell>
          <table:table-cell table:formula="of:=[.C80]-[.C7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469" calcext:value-type="float">
            <text:p>14469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3533" calcext:value-type="float">
            <text:p>12.323533</text:p>
          </table:table-cell>
          <table:table-cell table:formula="of:=[.C81]-[.C8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560" calcext:value-type="float">
            <text:p>14560</text:p>
          </table:table-cell>
          <table:table-cell office:value-type="float" office:value="349.335236" calcext:value-type="float">
            <text:p>349.335236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12.322451" calcext:value-type="float">
            <text:p>12.322451</text:p>
          </table:table-cell>
          <table:table-cell table:formula="of:=[.C82]-[.C8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651" calcext:value-type="float">
            <text:p>14651</text:p>
          </table:table-cell>
          <table:table-cell office:value-type="float" office:value="349.374084" calcext:value-type="float">
            <text:p>349.374084</text:p>
          </table:table-cell>
          <table:table-cell office:value-type="float" office:value="349.524994" calcext:value-type="float">
            <text:p>349.524994</text:p>
          </table:table-cell>
          <table:table-cell office:value-type="float" office:value="12.323821" calcext:value-type="float">
            <text:p>12.323821</text:p>
          </table:table-cell>
          <table:table-cell table:formula="of:=[.C83]-[.C8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742" calcext:value-type="float">
            <text:p>14742</text:p>
          </table:table-cell>
          <table:table-cell office:value-type="float" office:value="349.342255" calcext:value-type="float">
            <text:p>349.342255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12.322699" calcext:value-type="float">
            <text:p>12.322699</text:p>
          </table:table-cell>
          <table:table-cell table:formula="of:=[.C84]-[.C8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833" calcext:value-type="float">
            <text:p>14833</text:p>
          </table:table-cell>
          <table:table-cell office:value-type="float" office:value="349.350433" calcext:value-type="float">
            <text:p>349.350433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2988" calcext:value-type="float">
            <text:p>12.322988</text:p>
          </table:table-cell>
          <table:table-cell table:formula="of:=[.C85]-[.C8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924" calcext:value-type="float">
            <text:p>14924</text:p>
          </table:table-cell>
          <table:table-cell office:value-type="float" office:value="349.334534" calcext:value-type="float">
            <text:p>349.334534</text:p>
          </table:table-cell>
          <table:table-cell office:value-type="float" office:value="349.115906" calcext:value-type="float">
            <text:p>349.115906</text:p>
          </table:table-cell>
          <table:table-cell office:value-type="float" office:value="12.322427" calcext:value-type="float">
            <text:p>12.322427</text:p>
          </table:table-cell>
          <table:table-cell table:formula="of:=[.C86]-[.C8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015" calcext:value-type="float">
            <text:p>15015</text:p>
          </table:table-cell>
          <table:table-cell office:value-type="float" office:value="349.351135" calcext:value-type="float">
            <text:p>349.351135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3012" calcext:value-type="float">
            <text:p>12.323012</text:p>
          </table:table-cell>
          <table:table-cell table:formula="of:=[.C87]-[.C8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106" calcext:value-type="float">
            <text:p>15106</text:p>
          </table:table-cell>
          <table:table-cell office:value-type="float" office:value="349.327728" calcext:value-type="float">
            <text:p>349.327728</text:p>
          </table:table-cell>
          <table:table-cell office:value-type="float" office:value="349.095459" calcext:value-type="float">
            <text:p>349.095459</text:p>
          </table:table-cell>
          <table:table-cell office:value-type="float" office:value="12.322186" calcext:value-type="float">
            <text:p>12.322186</text:p>
          </table:table-cell>
          <table:table-cell table:formula="of:=[.C88]-[.C8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197" calcext:value-type="float">
            <text:p>15197</text:p>
          </table:table-cell>
          <table:table-cell office:value-type="float" office:value="349.34137" calcext:value-type="float">
            <text:p>349.34137</text:p>
          </table:table-cell>
          <table:table-cell office:value-type="float" office:value="349.545441" calcext:value-type="float">
            <text:p>349.545441</text:p>
          </table:table-cell>
          <table:table-cell office:value-type="float" office:value="12.322667" calcext:value-type="float">
            <text:p>12.322667</text:p>
          </table:table-cell>
          <table:table-cell table:formula="of:=[.C89]-[.C8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288" calcext:value-type="float">
            <text:p>15288</text:p>
          </table:table-cell>
          <table:table-cell office:value-type="float" office:value="349.327057" calcext:value-type="float">
            <text:p>349.327057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2163" calcext:value-type="float">
            <text:p>12.322163</text:p>
          </table:table-cell>
          <table:table-cell table:formula="of:=[.C90]-[.C8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379" calcext:value-type="float">
            <text:p>15379</text:p>
          </table:table-cell>
          <table:table-cell office:value-type="float" office:value="349.320679" calcext:value-type="float">
            <text:p>349.320679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1938" calcext:value-type="float">
            <text:p>12.321938</text:p>
          </table:table-cell>
          <table:table-cell table:formula="of:=[.C91]-[.C9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470" calcext:value-type="float">
            <text:p>15470</text:p>
          </table:table-cell>
          <table:table-cell office:value-type="float" office:value="349.354309" calcext:value-type="float">
            <text:p>349.354309</text:p>
          </table:table-cell>
          <table:table-cell office:value-type="float" office:value="349.502258" calcext:value-type="float">
            <text:p>349.502258</text:p>
          </table:table-cell>
          <table:table-cell office:value-type="float" office:value="12.323124" calcext:value-type="float">
            <text:p>12.323124</text:p>
          </table:table-cell>
          <table:table-cell table:formula="of:=[.C92]-[.C9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561" calcext:value-type="float">
            <text:p>15561</text:p>
          </table:table-cell>
          <table:table-cell office:value-type="float" office:value="349.348419" calcext:value-type="float">
            <text:p>349.348419</text:p>
          </table:table-cell>
          <table:table-cell office:value-type="float" office:value="349.465912" calcext:value-type="float">
            <text:p>349.465912</text:p>
          </table:table-cell>
          <table:table-cell office:value-type="float" office:value="12.322916" calcext:value-type="float">
            <text:p>12.322916</text:p>
          </table:table-cell>
          <table:table-cell table:formula="of:=[.C93]-[.C9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652" calcext:value-type="float">
            <text:p>15652</text:p>
          </table:table-cell>
          <table:table-cell office:value-type="float" office:value="349.366394" calcext:value-type="float">
            <text:p>349.366394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355" calcext:value-type="float">
            <text:p>12.32355</text:p>
          </table:table-cell>
          <table:table-cell table:formula="of:=[.C94]-[.C9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743" calcext:value-type="float">
            <text:p>15743</text:p>
          </table:table-cell>
          <table:table-cell office:value-type="float" office:value="349.347748" calcext:value-type="float">
            <text:p>349.347748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22892" calcext:value-type="float">
            <text:p>12.322892</text:p>
          </table:table-cell>
          <table:table-cell table:formula="of:=[.C95]-[.C9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834" calcext:value-type="float">
            <text:p>15834</text:p>
          </table:table-cell>
          <table:table-cell office:value-type="float" office:value="349.377075" calcext:value-type="float">
            <text:p>349.377075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3927" calcext:value-type="float">
            <text:p>12.323927</text:p>
          </table:table-cell>
          <table:table-cell table:formula="of:=[.C96]-[.C9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925" calcext:value-type="float">
            <text:p>15925</text:p>
          </table:table-cell>
          <table:table-cell office:value-type="float" office:value="349.357971" calcext:value-type="float">
            <text:p>349.357971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3253" calcext:value-type="float">
            <text:p>12.323253</text:p>
          </table:table-cell>
          <table:table-cell table:formula="of:=[.C97]-[.C9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016" calcext:value-type="float">
            <text:p>16016</text:p>
          </table:table-cell>
          <table:table-cell office:value-type="float" office:value="349.390472" calcext:value-type="float">
            <text:p>349.390472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44" calcext:value-type="float">
            <text:p>12.3244</text:p>
          </table:table-cell>
          <table:table-cell table:formula="of:=[.C98]-[.C9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106" calcext:value-type="float">
            <text:p>16106</text:p>
          </table:table-cell>
          <table:table-cell office:value-type="float" office:value="349.379333" calcext:value-type="float">
            <text:p>349.379333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4007" calcext:value-type="float">
            <text:p>12.324007</text:p>
          </table:table-cell>
          <table:table-cell table:formula="of:=[.C99]-[.C98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197" calcext:value-type="float">
            <text:p>16197</text:p>
          </table:table-cell>
          <table:table-cell office:value-type="float" office:value="349.367737" calcext:value-type="float">
            <text:p>349.367737</text:p>
          </table:table-cell>
          <table:table-cell office:value-type="float" office:value="349.170441" calcext:value-type="float">
            <text:p>349.170441</text:p>
          </table:table-cell>
          <table:table-cell office:value-type="float" office:value="12.323598" calcext:value-type="float">
            <text:p>12.323598</text:p>
          </table:table-cell>
          <table:table-cell table:formula="of:=[.C100]-[.C9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288" calcext:value-type="float">
            <text:p>16288</text:p>
          </table:table-cell>
          <table:table-cell office:value-type="float" office:value="349.360901" calcext:value-type="float">
            <text:p>349.360901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3357" calcext:value-type="float">
            <text:p>12.323357</text:p>
          </table:table-cell>
          <table:table-cell table:formula="of:=[.C101]-[.C10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379" calcext:value-type="float">
            <text:p>16379</text:p>
          </table:table-cell>
          <table:table-cell office:value-type="float" office:value="349.34137" calcext:value-type="float">
            <text:p>349.34137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2667" calcext:value-type="float">
            <text:p>12.322667</text:p>
          </table:table-cell>
          <table:table-cell table:formula="of:=[.C102]-[.C10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470" calcext:value-type="float">
            <text:p>16470</text:p>
          </table:table-cell>
          <table:table-cell office:value-type="float" office:value="349.314331" calcext:value-type="float">
            <text:p>349.314331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12.321713" calcext:value-type="float">
            <text:p>12.321713</text:p>
          </table:table-cell>
          <table:table-cell table:formula="of:=[.C103]-[.C10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561" calcext:value-type="float">
            <text:p>16561</text:p>
          </table:table-cell>
          <table:table-cell office:value-type="float" office:value="349.315002" calcext:value-type="float">
            <text:p>349.315002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1737" calcext:value-type="float">
            <text:p>12.321737</text:p>
          </table:table-cell>
          <table:table-cell table:formula="of:=[.C104]-[.C10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652" calcext:value-type="float">
            <text:p>16652</text:p>
          </table:table-cell>
          <table:table-cell office:value-type="float" office:value="349.315247" calcext:value-type="float">
            <text:p>349.315247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21746" calcext:value-type="float">
            <text:p>12.321746</text:p>
          </table:table-cell>
          <table:table-cell table:formula="of:=[.C105]-[.C10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743" calcext:value-type="float">
            <text:p>16743</text:p>
          </table:table-cell>
          <table:table-cell office:value-type="float" office:value="349.300232" calcext:value-type="float">
            <text:p>349.300232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21217" calcext:value-type="float">
            <text:p>12.321217</text:p>
          </table:table-cell>
          <table:table-cell table:formula="of:=[.C106]-[.C10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834" calcext:value-type="float">
            <text:p>16834</text:p>
          </table:table-cell>
          <table:table-cell office:value-type="float" office:value="349.301575" calcext:value-type="float">
            <text:p>349.301575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1263" calcext:value-type="float">
            <text:p>12.321263</text:p>
          </table:table-cell>
          <table:table-cell table:formula="of:=[.C107]-[.C10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925" calcext:value-type="float">
            <text:p>16925</text:p>
          </table:table-cell>
          <table:table-cell office:value-type="float" office:value="349.287018" calcext:value-type="float">
            <text:p>349.287018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75" calcext:value-type="float">
            <text:p>12.32075</text:p>
          </table:table-cell>
          <table:table-cell table:formula="of:=[.C108]-[.C10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016" calcext:value-type="float">
            <text:p>17016</text:p>
          </table:table-cell>
          <table:table-cell office:value-type="float" office:value="349.289978" calcext:value-type="float">
            <text:p>349.289978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0855" calcext:value-type="float">
            <text:p>12.320855</text:p>
          </table:table-cell>
          <table:table-cell table:formula="of:=[.C109]-[.C10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107" calcext:value-type="float">
            <text:p>17107</text:p>
          </table:table-cell>
          <table:table-cell office:value-type="float" office:value="349.294067" calcext:value-type="float">
            <text:p>349.294067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20999" calcext:value-type="float">
            <text:p>12.320999</text:p>
          </table:table-cell>
          <table:table-cell table:formula="of:=[.C110]-[.C10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198" calcext:value-type="float">
            <text:p>17198</text:p>
          </table:table-cell>
          <table:table-cell office:value-type="float" office:value="349.316833" calcext:value-type="float">
            <text:p>349.316833</text:p>
          </table:table-cell>
          <table:table-cell office:value-type="float" office:value="349.538635" calcext:value-type="float">
            <text:p>349.538635</text:p>
          </table:table-cell>
          <table:table-cell office:value-type="float" office:value="12.321802" calcext:value-type="float">
            <text:p>12.321802</text:p>
          </table:table-cell>
          <table:table-cell table:formula="of:=[.C111]-[.C11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289" calcext:value-type="float">
            <text:p>17289</text:p>
          </table:table-cell>
          <table:table-cell office:value-type="float" office:value="349.320435" calcext:value-type="float">
            <text:p>349.320435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1929" calcext:value-type="float">
            <text:p>12.321929</text:p>
          </table:table-cell>
          <table:table-cell table:formula="of:=[.C112]-[.C11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380" calcext:value-type="float">
            <text:p>17380</text:p>
          </table:table-cell>
          <table:table-cell office:value-type="float" office:value="349.351349" calcext:value-type="float">
            <text:p>349.351349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3019" calcext:value-type="float">
            <text:p>12.323019</text:p>
          </table:table-cell>
          <table:table-cell table:formula="of:=[.C113]-[.C11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471" calcext:value-type="float">
            <text:p>17471</text:p>
          </table:table-cell>
          <table:table-cell office:value-type="float" office:value="349.340881" calcext:value-type="float">
            <text:p>349.340881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2265" calcext:value-type="float">
            <text:p>12.32265</text:p>
          </table:table-cell>
          <table:table-cell table:formula="of:=[.C114]-[.C11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562" calcext:value-type="float">
            <text:p>17562</text:p>
          </table:table-cell>
          <table:table-cell office:value-type="float" office:value="349.353394" calcext:value-type="float">
            <text:p>349.353394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3092" calcext:value-type="float">
            <text:p>12.323092</text:p>
          </table:table-cell>
          <table:table-cell table:formula="of:=[.C115]-[.C11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653" calcext:value-type="float">
            <text:p>17653</text:p>
          </table:table-cell>
          <table:table-cell office:value-type="float" office:value="349.368866" calcext:value-type="float">
            <text:p>349.368866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3637" calcext:value-type="float">
            <text:p>12.323637</text:p>
          </table:table-cell>
          <table:table-cell table:formula="of:=[.C116]-[.C11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744" calcext:value-type="float">
            <text:p>17744</text:p>
          </table:table-cell>
          <table:table-cell office:value-type="float" office:value="349.363861" calcext:value-type="float">
            <text:p>349.363861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3461" calcext:value-type="float">
            <text:p>12.323461</text:p>
          </table:table-cell>
          <table:table-cell table:formula="of:=[.C117]-[.C11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835" calcext:value-type="float">
            <text:p>17835</text:p>
          </table:table-cell>
          <table:table-cell office:value-type="float" office:value="349.372986" calcext:value-type="float">
            <text:p>349.372986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783" calcext:value-type="float">
            <text:p>12.323783</text:p>
          </table:table-cell>
          <table:table-cell table:formula="of:=[.C118]-[.C11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926" calcext:value-type="float">
            <text:p>17926</text:p>
          </table:table-cell>
          <table:table-cell office:value-type="float" office:value="349.369568" calcext:value-type="float">
            <text:p>349.369568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3662" calcext:value-type="float">
            <text:p>12.323662</text:p>
          </table:table-cell>
          <table:table-cell table:formula="of:=[.C119]-[.C11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017" calcext:value-type="float">
            <text:p>18017</text:p>
          </table:table-cell>
          <table:table-cell office:value-type="float" office:value="349.383636" calcext:value-type="float">
            <text:p>349.383636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4159" calcext:value-type="float">
            <text:p>12.324159</text:p>
          </table:table-cell>
          <table:table-cell table:formula="of:=[.C120]-[.C11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108" calcext:value-type="float">
            <text:p>18108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3373" calcext:value-type="float">
            <text:p>12.323373</text:p>
          </table:table-cell>
          <table:table-cell table:formula="of:=[.C121]-[.C12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199" calcext:value-type="float">
            <text:p>18199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3373" calcext:value-type="float">
            <text:p>12.323373</text:p>
          </table:table-cell>
          <table:table-cell table:formula="of:=[.C122]-[.C12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290" calcext:value-type="float">
            <text:p>18290</text:p>
          </table:table-cell>
          <table:table-cell office:value-type="float" office:value="349.351379" calcext:value-type="float">
            <text:p>349.351379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3021" calcext:value-type="float">
            <text:p>12.323021</text:p>
          </table:table-cell>
          <table:table-cell table:formula="of:=[.C123]-[.C12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380" calcext:value-type="float">
            <text:p>18380</text:p>
          </table:table-cell>
          <table:table-cell office:value-type="float" office:value="349.360229" calcext:value-type="float">
            <text:p>349.360229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3333" calcext:value-type="float">
            <text:p>12.323333</text:p>
          </table:table-cell>
          <table:table-cell table:formula="of:=[.C124]-[.C123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471" calcext:value-type="float">
            <text:p>18471</text:p>
          </table:table-cell>
          <table:table-cell office:value-type="float" office:value="349.348206" calcext:value-type="float">
            <text:p>349.348206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22908" calcext:value-type="float">
            <text:p>12.322908</text:p>
          </table:table-cell>
          <table:table-cell table:formula="of:=[.C125]-[.C12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562" calcext:value-type="float">
            <text:p>18562</text:p>
          </table:table-cell>
          <table:table-cell office:value-type="float" office:value="349.347504" calcext:value-type="float">
            <text:p>349.347504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2884" calcext:value-type="float">
            <text:p>12.322884</text:p>
          </table:table-cell>
          <table:table-cell table:formula="of:=[.C126]-[.C12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653" calcext:value-type="float">
            <text:p>18653</text:p>
          </table:table-cell>
          <table:table-cell office:value-type="float" office:value="349.355896" calcext:value-type="float">
            <text:p>349.355896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18" calcext:value-type="float">
            <text:p>12.32318</text:p>
          </table:table-cell>
          <table:table-cell table:formula="of:=[.C127]-[.C12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744" calcext:value-type="float">
            <text:p>18744</text:p>
          </table:table-cell>
          <table:table-cell office:value-type="float" office:value="349.35907" calcext:value-type="float">
            <text:p>349.35907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3292" calcext:value-type="float">
            <text:p>12.323292</text:p>
          </table:table-cell>
          <table:table-cell table:formula="of:=[.C128]-[.C12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835" calcext:value-type="float">
            <text:p>18835</text:p>
          </table:table-cell>
          <table:table-cell office:value-type="float" office:value="349.347504" calcext:value-type="float">
            <text:p>349.347504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2884" calcext:value-type="float">
            <text:p>12.322884</text:p>
          </table:table-cell>
          <table:table-cell table:formula="of:=[.C129]-[.C12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926" calcext:value-type="float">
            <text:p>18926</text:p>
          </table:table-cell>
          <table:table-cell office:value-type="float" office:value="349.35321" calcext:value-type="float">
            <text:p>349.35321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3085" calcext:value-type="float">
            <text:p>12.323085</text:p>
          </table:table-cell>
          <table:table-cell table:formula="of:=[.C130]-[.C12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017" calcext:value-type="float">
            <text:p>19017</text:p>
          </table:table-cell>
          <table:table-cell office:value-type="float" office:value="349.34433" calcext:value-type="float">
            <text:p>349.34433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22772" calcext:value-type="float">
            <text:p>12.322772</text:p>
          </table:table-cell>
          <table:table-cell table:formula="of:=[.C131]-[.C13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108" calcext:value-type="float">
            <text:p>19108</text:p>
          </table:table-cell>
          <table:table-cell office:value-type="float" office:value="349.358429" calcext:value-type="float">
            <text:p>349.358429</text:p>
          </table:table-cell>
          <table:table-cell office:value-type="float" office:value="349.4841" calcext:value-type="float">
            <text:p>349.4841</text:p>
          </table:table-cell>
          <table:table-cell office:value-type="float" office:value="12.323269" calcext:value-type="float">
            <text:p>12.323269</text:p>
          </table:table-cell>
          <table:table-cell table:formula="of:=[.C132]-[.C13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199" calcext:value-type="float">
            <text:p>19199</text:p>
          </table:table-cell>
          <table:table-cell office:value-type="float" office:value="349.362518" calcext:value-type="float">
            <text:p>349.362518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3414" calcext:value-type="float">
            <text:p>12.323414</text:p>
          </table:table-cell>
          <table:table-cell table:formula="of:=[.C133]-[.C13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290" calcext:value-type="float">
            <text:p>19290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614" calcext:value-type="float">
            <text:p>12.323614</text:p>
          </table:table-cell>
          <table:table-cell table:formula="of:=[.C134]-[.C13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381" calcext:value-type="float">
            <text:p>19381</text:p>
          </table:table-cell>
          <table:table-cell office:value-type="float" office:value="349.36615" calcext:value-type="float">
            <text:p>349.36615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23542" calcext:value-type="float">
            <text:p>12.323542</text:p>
          </table:table-cell>
          <table:table-cell table:formula="of:=[.C135]-[.C13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472" calcext:value-type="float">
            <text:p>19472</text:p>
          </table:table-cell>
          <table:table-cell office:value-type="float" office:value="349.364807" calcext:value-type="float">
            <text:p>349.364807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3494" calcext:value-type="float">
            <text:p>12.323494</text:p>
          </table:table-cell>
          <table:table-cell table:formula="of:=[.C136]-[.C13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563" calcext:value-type="float">
            <text:p>19563</text:p>
          </table:table-cell>
          <table:table-cell office:value-type="float" office:value="349.353668" calcext:value-type="float">
            <text:p>349.353668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23101" calcext:value-type="float">
            <text:p>12.323101</text:p>
          </table:table-cell>
          <table:table-cell table:formula="of:=[.C137]-[.C13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654" calcext:value-type="float">
            <text:p>19654</text:p>
          </table:table-cell>
          <table:table-cell office:value-type="float" office:value="349.35321" calcext:value-type="float">
            <text:p>349.35321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3085" calcext:value-type="float">
            <text:p>12.323085</text:p>
          </table:table-cell>
          <table:table-cell table:formula="of:=[.C138]-[.C13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745" calcext:value-type="float">
            <text:p>19745</text:p>
          </table:table-cell>
          <table:table-cell office:value-type="float" office:value="349.348206" calcext:value-type="float">
            <text:p>349.348206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22908" calcext:value-type="float">
            <text:p>12.322908</text:p>
          </table:table-cell>
          <table:table-cell table:formula="of:=[.C139]-[.C13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836" calcext:value-type="float">
            <text:p>19836</text:p>
          </table:table-cell>
          <table:table-cell office:value-type="float" office:value="349.360229" calcext:value-type="float">
            <text:p>349.360229</text:p>
          </table:table-cell>
          <table:table-cell office:value-type="float" office:value="349.529541" calcext:value-type="float">
            <text:p>349.529541</text:p>
          </table:table-cell>
          <table:table-cell office:value-type="float" office:value="12.323333" calcext:value-type="float">
            <text:p>12.323333</text:p>
          </table:table-cell>
          <table:table-cell table:formula="of:=[.C140]-[.C13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927" calcext:value-type="float">
            <text:p>19927</text:p>
          </table:table-cell>
          <table:table-cell office:value-type="float" office:value="349.374969" calcext:value-type="float">
            <text:p>349.374969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141]-[.C14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18" calcext:value-type="float">
            <text:p>20018</text:p>
          </table:table-cell>
          <table:table-cell office:value-type="float" office:value="349.365448" calcext:value-type="float">
            <text:p>349.365448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3517" calcext:value-type="float">
            <text:p>12.323517</text:p>
          </table:table-cell>
          <table:table-cell table:formula="of:=[.C142]-[.C14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9" calcext:value-type="float">
            <text:p>20109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3373" calcext:value-type="float">
            <text:p>12.323373</text:p>
          </table:table-cell>
          <table:table-cell table:formula="of:=[.C143]-[.C14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200" calcext:value-type="float">
            <text:p>20200</text:p>
          </table:table-cell>
          <table:table-cell office:value-type="float" office:value="349.362732" calcext:value-type="float">
            <text:p>349.362732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3421" calcext:value-type="float">
            <text:p>12.323421</text:p>
          </table:table-cell>
          <table:table-cell table:formula="of:=[.C144]-[.C14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291" calcext:value-type="float">
            <text:p>20291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349.524994" calcext:value-type="float">
            <text:p>349.524994</text:p>
          </table:table-cell>
          <table:table-cell office:value-type="float" office:value="12.324414" calcext:value-type="float">
            <text:p>12.324414</text:p>
          </table:table-cell>
          <table:table-cell table:formula="of:=[.C145]-[.C14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382" calcext:value-type="float">
            <text:p>20382</text:p>
          </table:table-cell>
          <table:table-cell office:value-type="float" office:value="349.390442" calcext:value-type="float">
            <text:p>349.390442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98" calcext:value-type="float">
            <text:p>12.324398</text:p>
          </table:table-cell>
          <table:table-cell table:formula="of:=[.C146]-[.C14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472" calcext:value-type="float">
            <text:p>20472</text:p>
          </table:table-cell>
          <table:table-cell office:value-type="float" office:value="349.396179" calcext:value-type="float">
            <text:p>349.396179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4601" calcext:value-type="float">
            <text:p>12.324601</text:p>
          </table:table-cell>
          <table:table-cell table:formula="of:=[.C147]-[.C146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563" calcext:value-type="float">
            <text:p>20563</text:p>
          </table:table-cell>
          <table:table-cell office:value-type="float" office:value="349.394348" calcext:value-type="float">
            <text:p>349.394348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4536" calcext:value-type="float">
            <text:p>12.324536</text:p>
          </table:table-cell>
          <table:table-cell table:formula="of:=[.C148]-[.C14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654" calcext:value-type="float">
            <text:p>20654</text:p>
          </table:table-cell>
          <table:table-cell office:value-type="float" office:value="349.416138" calcext:value-type="float">
            <text:p>349.416138</text:p>
          </table:table-cell>
          <table:table-cell office:value-type="float" office:value="349.481812" calcext:value-type="float">
            <text:p>349.481812</text:p>
          </table:table-cell>
          <table:table-cell office:value-type="float" office:value="12.325305" calcext:value-type="float">
            <text:p>12.325305</text:p>
          </table:table-cell>
          <table:table-cell table:formula="of:=[.C149]-[.C14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745" calcext:value-type="float">
            <text:p>20745</text:p>
          </table:table-cell>
          <table:table-cell office:value-type="float" office:value="349.404999" calcext:value-type="float">
            <text:p>349.404999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4912" calcext:value-type="float">
            <text:p>12.324912</text:p>
          </table:table-cell>
          <table:table-cell table:formula="of:=[.C150]-[.C14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836" calcext:value-type="float">
            <text:p>20836</text:p>
          </table:table-cell>
          <table:table-cell office:value-type="float" office:value="349.412292" calcext:value-type="float">
            <text:p>349.412292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517" calcext:value-type="float">
            <text:p>12.32517</text:p>
          </table:table-cell>
          <table:table-cell table:formula="of:=[.C151]-[.C15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927" calcext:value-type="float">
            <text:p>20927</text:p>
          </table:table-cell>
          <table:table-cell office:value-type="float" office:value="349.404327" calcext:value-type="float">
            <text:p>349.404327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4888" calcext:value-type="float">
            <text:p>12.324888</text:p>
          </table:table-cell>
          <table:table-cell table:formula="of:=[.C152]-[.C15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018" calcext:value-type="float">
            <text:p>21018</text:p>
          </table:table-cell>
          <table:table-cell office:value-type="float" office:value="349.402771" calcext:value-type="float">
            <text:p>349.402771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833" calcext:value-type="float">
            <text:p>12.324833</text:p>
          </table:table-cell>
          <table:table-cell table:formula="of:=[.C153]-[.C15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109" calcext:value-type="float">
            <text:p>21109</text:p>
          </table:table-cell>
          <table:table-cell office:value-type="float" office:value="349.39093" calcext:value-type="float">
            <text:p>349.39093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4415" calcext:value-type="float">
            <text:p>12.324415</text:p>
          </table:table-cell>
          <table:table-cell table:formula="of:=[.C154]-[.C15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200" calcext:value-type="float">
            <text:p>21200</text:p>
          </table:table-cell>
          <table:table-cell office:value-type="float" office:value="349.37323" calcext:value-type="float">
            <text:p>349.37323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3792" calcext:value-type="float">
            <text:p>12.323792</text:p>
          </table:table-cell>
          <table:table-cell table:formula="of:=[.C155]-[.C15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291" calcext:value-type="float">
            <text:p>21291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3774" calcext:value-type="float">
            <text:p>12.323774</text:p>
          </table:table-cell>
          <table:table-cell table:formula="of:=[.C156]-[.C15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382" calcext:value-type="float">
            <text:p>21382</text:p>
          </table:table-cell>
          <table:table-cell office:value-type="float" office:value="349.37384" calcext:value-type="float">
            <text:p>349.37384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3812" calcext:value-type="float">
            <text:p>12.323812</text:p>
          </table:table-cell>
          <table:table-cell table:formula="of:=[.C157]-[.C15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473" calcext:value-type="float">
            <text:p>21473</text:p>
          </table:table-cell>
          <table:table-cell office:value-type="float" office:value="349.367493" calcext:value-type="float">
            <text:p>349.367493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3589" calcext:value-type="float">
            <text:p>12.323589</text:p>
          </table:table-cell>
          <table:table-cell table:formula="of:=[.C158]-[.C15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564" calcext:value-type="float">
            <text:p>21564</text:p>
          </table:table-cell>
          <table:table-cell office:value-type="float" office:value="349.357025" calcext:value-type="float">
            <text:p>349.357025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219" calcext:value-type="float">
            <text:p>12.323219</text:p>
          </table:table-cell>
          <table:table-cell table:formula="of:=[.C159]-[.C15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655" calcext:value-type="float">
            <text:p>21655</text:p>
          </table:table-cell>
          <table:table-cell office:value-type="float" office:value="349.36203" calcext:value-type="float">
            <text:p>349.36203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12.323397" calcext:value-type="float">
            <text:p>12.323397</text:p>
          </table:table-cell>
          <table:table-cell table:formula="of:=[.C160]-[.C15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746" calcext:value-type="float">
            <text:p>21746</text:p>
          </table:table-cell>
          <table:table-cell office:value-type="float" office:value="349.35498" calcext:value-type="float">
            <text:p>349.35498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148" calcext:value-type="float">
            <text:p>12.323148</text:p>
          </table:table-cell>
          <table:table-cell table:formula="of:=[.C161]-[.C16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837" calcext:value-type="float">
            <text:p>21837</text:p>
          </table:table-cell>
          <table:table-cell office:value-type="float" office:value="349.357941" calcext:value-type="float">
            <text:p>349.357941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3252" calcext:value-type="float">
            <text:p>12.323252</text:p>
          </table:table-cell>
          <table:table-cell table:formula="of:=[.C162]-[.C16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928" calcext:value-type="float">
            <text:p>21928</text:p>
          </table:table-cell>
          <table:table-cell office:value-type="float" office:value="349.345642" calcext:value-type="float">
            <text:p>349.345642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2818" calcext:value-type="float">
            <text:p>12.322818</text:p>
          </table:table-cell>
          <table:table-cell table:formula="of:=[.C163]-[.C16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019" calcext:value-type="float">
            <text:p>22019</text:p>
          </table:table-cell>
          <table:table-cell office:value-type="float" office:value="349.370209" calcext:value-type="float">
            <text:p>349.370209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3685" calcext:value-type="float">
            <text:p>12.323685</text:p>
          </table:table-cell>
          <table:table-cell table:formula="of:=[.C164]-[.C16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110" calcext:value-type="float">
            <text:p>22110</text:p>
          </table:table-cell>
          <table:table-cell office:value-type="float" office:value="349.367737" calcext:value-type="float">
            <text:p>349.367737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3598" calcext:value-type="float">
            <text:p>12.323598</text:p>
          </table:table-cell>
          <table:table-cell table:formula="of:=[.C165]-[.C16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201" calcext:value-type="float">
            <text:p>22201</text:p>
          </table:table-cell>
          <table:table-cell office:value-type="float" office:value="349.374329" calcext:value-type="float">
            <text:p>349.374329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383" calcext:value-type="float">
            <text:p>12.32383</text:p>
          </table:table-cell>
          <table:table-cell table:formula="of:=[.C166]-[.C16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292" calcext:value-type="float">
            <text:p>22292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3934" calcext:value-type="float">
            <text:p>12.323934</text:p>
          </table:table-cell>
          <table:table-cell table:formula="of:=[.C167]-[.C16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383" calcext:value-type="float">
            <text:p>22383</text:p>
          </table:table-cell>
          <table:table-cell office:value-type="float" office:value="349.394989" calcext:value-type="float">
            <text:p>349.394989</text:p>
          </table:table-cell>
          <table:table-cell office:value-type="float" office:value="349.488647" calcext:value-type="float">
            <text:p>349.488647</text:p>
          </table:table-cell>
          <table:table-cell office:value-type="float" office:value="12.324559" calcext:value-type="float">
            <text:p>12.324559</text:p>
          </table:table-cell>
          <table:table-cell table:formula="of:=[.C168]-[.C16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474" calcext:value-type="float">
            <text:p>22474</text:p>
          </table:table-cell>
          <table:table-cell office:value-type="float" office:value="349.401154" calcext:value-type="float">
            <text:p>349.401154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4777" calcext:value-type="float">
            <text:p>12.324777</text:p>
          </table:table-cell>
          <table:table-cell table:formula="of:=[.C169]-[.C16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564" calcext:value-type="float">
            <text:p>22564</text:p>
          </table:table-cell>
          <table:table-cell office:value-type="float" office:value="349.38385" calcext:value-type="float">
            <text:p>349.38385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4166" calcext:value-type="float">
            <text:p>12.324166</text:p>
          </table:table-cell>
          <table:table-cell table:formula="of:=[.C170]-[.C169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655" calcext:value-type="float">
            <text:p>22655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4575" calcext:value-type="float">
            <text:p>12.324575</text:p>
          </table:table-cell>
          <table:table-cell table:formula="of:=[.C171]-[.C17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746" calcext:value-type="float">
            <text:p>22746</text:p>
          </table:table-cell>
          <table:table-cell office:value-type="float" office:value="349.407288" calcext:value-type="float">
            <text:p>349.407288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4993" calcext:value-type="float">
            <text:p>12.324993</text:p>
          </table:table-cell>
          <table:table-cell table:formula="of:=[.C172]-[.C17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837" calcext:value-type="float">
            <text:p>22837</text:p>
          </table:table-cell>
          <table:table-cell office:value-type="float" office:value="349.432495" calcext:value-type="float">
            <text:p>349.432495</text:p>
          </table:table-cell>
          <table:table-cell office:value-type="float" office:value="349.518188" calcext:value-type="float">
            <text:p>349.518188</text:p>
          </table:table-cell>
          <table:table-cell office:value-type="float" office:value="12.325882" calcext:value-type="float">
            <text:p>12.325882</text:p>
          </table:table-cell>
          <table:table-cell table:formula="of:=[.C173]-[.C17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928" calcext:value-type="float">
            <text:p>22928</text:p>
          </table:table-cell>
          <table:table-cell office:value-type="float" office:value="349.405701" calcext:value-type="float">
            <text:p>349.405701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24937" calcext:value-type="float">
            <text:p>12.324937</text:p>
          </table:table-cell>
          <table:table-cell table:formula="of:=[.C174]-[.C17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019" calcext:value-type="float">
            <text:p>23019</text:p>
          </table:table-cell>
          <table:table-cell office:value-type="float" office:value="349.424347" calcext:value-type="float">
            <text:p>349.424347</text:p>
          </table:table-cell>
          <table:table-cell office:value-type="float" office:value="349.509094" calcext:value-type="float">
            <text:p>349.509094</text:p>
          </table:table-cell>
          <table:table-cell office:value-type="float" office:value="12.325594" calcext:value-type="float">
            <text:p>12.325594</text:p>
          </table:table-cell>
          <table:table-cell table:formula="of:=[.C175]-[.C17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110" calcext:value-type="float">
            <text:p>23110</text:p>
          </table:table-cell>
          <table:table-cell office:value-type="float" office:value="349.413879" calcext:value-type="float">
            <text:p>349.413879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5225" calcext:value-type="float">
            <text:p>12.325225</text:p>
          </table:table-cell>
          <table:table-cell table:formula="of:=[.C176]-[.C17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201" calcext:value-type="float">
            <text:p>23201</text:p>
          </table:table-cell>
          <table:table-cell office:value-type="float" office:value="349.422302" calcext:value-type="float">
            <text:p>349.422302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5522" calcext:value-type="float">
            <text:p>12.325522</text:p>
          </table:table-cell>
          <table:table-cell table:formula="of:=[.C177]-[.C17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292" calcext:value-type="float">
            <text:p>23292</text:p>
          </table:table-cell>
          <table:table-cell office:value-type="float" office:value="349.424133" calcext:value-type="float">
            <text:p>349.424133</text:p>
          </table:table-cell>
          <table:table-cell office:value-type="float" office:value="349.506805" calcext:value-type="float">
            <text:p>349.506805</text:p>
          </table:table-cell>
          <table:table-cell office:value-type="float" office:value="12.325587" calcext:value-type="float">
            <text:p>12.325587</text:p>
          </table:table-cell>
          <table:table-cell table:formula="of:=[.C178]-[.C17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383" calcext:value-type="float">
            <text:p>23383</text:p>
          </table:table-cell>
          <table:table-cell office:value-type="float" office:value="349.405243" calcext:value-type="float">
            <text:p>349.405243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24921" calcext:value-type="float">
            <text:p>12.324921</text:p>
          </table:table-cell>
          <table:table-cell table:formula="of:=[.C179]-[.C17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474" calcext:value-type="float">
            <text:p>23474</text:p>
          </table:table-cell>
          <table:table-cell office:value-type="float" office:value="349.412994" calcext:value-type="float">
            <text:p>349.412994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5194" calcext:value-type="float">
            <text:p>12.325194</text:p>
          </table:table-cell>
          <table:table-cell table:formula="of:=[.C180]-[.C17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565" calcext:value-type="float">
            <text:p>23565</text:p>
          </table:table-cell>
          <table:table-cell office:value-type="float" office:value="349.407288" calcext:value-type="float">
            <text:p>349.407288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12.324993" calcext:value-type="float">
            <text:p>12.324993</text:p>
          </table:table-cell>
          <table:table-cell table:formula="of:=[.C181]-[.C18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656" calcext:value-type="float">
            <text:p>23656</text:p>
          </table:table-cell>
          <table:table-cell office:value-type="float" office:value="349.394348" calcext:value-type="float">
            <text:p>349.394348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4536" calcext:value-type="float">
            <text:p>12.324536</text:p>
          </table:table-cell>
          <table:table-cell table:formula="of:=[.C182]-[.C18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747" calcext:value-type="float">
            <text:p>23747</text:p>
          </table:table-cell>
          <table:table-cell office:value-type="float" office:value="349.375488" calcext:value-type="float">
            <text:p>349.375488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3871" calcext:value-type="float">
            <text:p>12.323871</text:p>
          </table:table-cell>
          <table:table-cell table:formula="of:=[.C183]-[.C18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838" calcext:value-type="float">
            <text:p>23838</text:p>
          </table:table-cell>
          <table:table-cell office:value-type="float" office:value="349.396606" calcext:value-type="float">
            <text:p>349.396606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4615" calcext:value-type="float">
            <text:p>12.324615</text:p>
          </table:table-cell>
          <table:table-cell table:formula="of:=[.C184]-[.C18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929" calcext:value-type="float">
            <text:p>23929</text:p>
          </table:table-cell>
          <table:table-cell office:value-type="float" office:value="349.386383" calcext:value-type="float">
            <text:p>349.386383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255" calcext:value-type="float">
            <text:p>12.324255</text:p>
          </table:table-cell>
          <table:table-cell table:formula="of:=[.C185]-[.C18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020" calcext:value-type="float">
            <text:p>24020</text:p>
          </table:table-cell>
          <table:table-cell office:value-type="float" office:value="349.397064" calcext:value-type="float">
            <text:p>349.397064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4632" calcext:value-type="float">
            <text:p>12.324632</text:p>
          </table:table-cell>
          <table:table-cell table:formula="of:=[.C186]-[.C18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111" calcext:value-type="float">
            <text:p>24111</text:p>
          </table:table-cell>
          <table:table-cell office:value-type="float" office:value="349.395477" calcext:value-type="float">
            <text:p>349.395477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4576" calcext:value-type="float">
            <text:p>12.324576</text:p>
          </table:table-cell>
          <table:table-cell table:formula="of:=[.C187]-[.C18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202" calcext:value-type="float">
            <text:p>24202</text:p>
          </table:table-cell>
          <table:table-cell office:value-type="float" office:value="349.383423" calcext:value-type="float">
            <text:p>349.383423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151" calcext:value-type="float">
            <text:p>12.324151</text:p>
          </table:table-cell>
          <table:table-cell table:formula="of:=[.C188]-[.C18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293" calcext:value-type="float">
            <text:p>24293</text:p>
          </table:table-cell>
          <table:table-cell office:value-type="float" office:value="349.384796" calcext:value-type="float">
            <text:p>349.384796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242" calcext:value-type="float">
            <text:p>12.3242</text:p>
          </table:table-cell>
          <table:table-cell table:formula="of:=[.C189]-[.C18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384" calcext:value-type="float">
            <text:p>24384</text:p>
          </table:table-cell>
          <table:table-cell office:value-type="float" office:value="349.380005" calcext:value-type="float">
            <text:p>349.380005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403" calcext:value-type="float">
            <text:p>12.32403</text:p>
          </table:table-cell>
          <table:table-cell table:formula="of:=[.C190]-[.C18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475" calcext:value-type="float">
            <text:p>24475</text:p>
          </table:table-cell>
          <table:table-cell office:value-type="float" office:value="349.384796" calcext:value-type="float">
            <text:p>349.384796</text:p>
          </table:table-cell>
          <table:table-cell office:value-type="float" office:value="349.4841" calcext:value-type="float">
            <text:p>349.4841</text:p>
          </table:table-cell>
          <table:table-cell office:value-type="float" office:value="12.3242" calcext:value-type="float">
            <text:p>12.3242</text:p>
          </table:table-cell>
          <table:table-cell table:formula="of:=[.C191]-[.C19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566" calcext:value-type="float">
            <text:p>24566</text:p>
          </table:table-cell>
          <table:table-cell office:value-type="float" office:value="349.40387" calcext:value-type="float">
            <text:p>349.40387</text:p>
          </table:table-cell>
          <table:table-cell office:value-type="float" office:value="349.518188" calcext:value-type="float">
            <text:p>349.518188</text:p>
          </table:table-cell>
          <table:table-cell office:value-type="float" office:value="12.324872" calcext:value-type="float">
            <text:p>12.324872</text:p>
          </table:table-cell>
          <table:table-cell table:formula="of:=[.C192]-[.C19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656" calcext:value-type="float">
            <text:p>24656</text:p>
          </table:table-cell>
          <table:table-cell office:value-type="float" office:value="349.400909" calcext:value-type="float">
            <text:p>349.400909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4768" calcext:value-type="float">
            <text:p>12.324768</text:p>
          </table:table-cell>
          <table:table-cell table:formula="of:=[.C193]-[.C192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747" calcext:value-type="float">
            <text:p>24747</text:p>
          </table:table-cell>
          <table:table-cell office:value-type="float" office:value="349.392273" calcext:value-type="float">
            <text:p>349.392273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4463" calcext:value-type="float">
            <text:p>12.324463</text:p>
          </table:table-cell>
          <table:table-cell table:formula="of:=[.C194]-[.C19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838" calcext:value-type="float">
            <text:p>24838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4575" calcext:value-type="float">
            <text:p>12.324575</text:p>
          </table:table-cell>
          <table:table-cell table:formula="of:=[.C195]-[.C19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929" calcext:value-type="float">
            <text:p>24929</text:p>
          </table:table-cell>
          <table:table-cell office:value-type="float" office:value="349.379578" calcext:value-type="float">
            <text:p>349.379578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4016" calcext:value-type="float">
            <text:p>12.324016</text:p>
          </table:table-cell>
          <table:table-cell table:formula="of:=[.C196]-[.C19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020" calcext:value-type="float">
            <text:p>25020</text:p>
          </table:table-cell>
          <table:table-cell office:value-type="float" office:value="349.374298" calcext:value-type="float">
            <text:p>349.374298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829" calcext:value-type="float">
            <text:p>12.323829</text:p>
          </table:table-cell>
          <table:table-cell table:formula="of:=[.C197]-[.C19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111" calcext:value-type="float">
            <text:p>25111</text:p>
          </table:table-cell>
          <table:table-cell office:value-type="float" office:value="349.369537" calcext:value-type="float">
            <text:p>349.369537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3661" calcext:value-type="float">
            <text:p>12.323661</text:p>
          </table:table-cell>
          <table:table-cell table:formula="of:=[.C198]-[.C19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202" calcext:value-type="float">
            <text:p>25202</text:p>
          </table:table-cell>
          <table:table-cell office:value-type="float" office:value="349.376801" calcext:value-type="float">
            <text:p>349.376801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3917" calcext:value-type="float">
            <text:p>12.323917</text:p>
          </table:table-cell>
          <table:table-cell table:formula="of:=[.C199]-[.C19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293" calcext:value-type="float">
            <text:p>25293</text:p>
          </table:table-cell>
          <table:table-cell office:value-type="float" office:value="349.382721" calcext:value-type="float">
            <text:p>349.382721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26" calcext:value-type="float">
            <text:p>12.324126</text:p>
          </table:table-cell>
          <table:table-cell table:formula="of:=[.C200]-[.C19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384" calcext:value-type="float">
            <text:p>25384</text:p>
          </table:table-cell>
          <table:table-cell office:value-type="float" office:value="349.360443" calcext:value-type="float">
            <text:p>349.360443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2334" calcext:value-type="float">
            <text:p>12.32334</text:p>
          </table:table-cell>
          <table:table-cell table:formula="of:=[.C201]-[.C20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475" calcext:value-type="float">
            <text:p>25475</text:p>
          </table:table-cell>
          <table:table-cell office:value-type="float" office:value="349.34024" calcext:value-type="float">
            <text:p>349.34024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2628" calcext:value-type="float">
            <text:p>12.322628</text:p>
          </table:table-cell>
          <table:table-cell table:formula="of:=[.C202]-[.C20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566" calcext:value-type="float">
            <text:p>25566</text:p>
          </table:table-cell>
          <table:table-cell office:value-type="float" office:value="349.345703" calcext:value-type="float">
            <text:p>349.345703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2821" calcext:value-type="float">
            <text:p>12.322821</text:p>
          </table:table-cell>
          <table:table-cell table:formula="of:=[.C203]-[.C20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657" calcext:value-type="float">
            <text:p>25657</text:p>
          </table:table-cell>
          <table:table-cell office:value-type="float" office:value="349.357727" calcext:value-type="float">
            <text:p>349.357727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3244" calcext:value-type="float">
            <text:p>12.323244</text:p>
          </table:table-cell>
          <table:table-cell table:formula="of:=[.C204]-[.C20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748" calcext:value-type="float">
            <text:p>25748</text:p>
          </table:table-cell>
          <table:table-cell office:value-type="float" office:value="349.343658" calcext:value-type="float">
            <text:p>349.343658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2748" calcext:value-type="float">
            <text:p>12.322748</text:p>
          </table:table-cell>
          <table:table-cell table:formula="of:=[.C205]-[.C20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839" calcext:value-type="float">
            <text:p>25839</text:p>
          </table:table-cell>
          <table:table-cell office:value-type="float" office:value="349.355713" calcext:value-type="float">
            <text:p>349.355713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3174" calcext:value-type="float">
            <text:p>12.323174</text:p>
          </table:table-cell>
          <table:table-cell table:formula="of:=[.C206]-[.C20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930" calcext:value-type="float">
            <text:p>25930</text:p>
          </table:table-cell>
          <table:table-cell office:value-type="float" office:value="349.353424" calcext:value-type="float">
            <text:p>349.353424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3092" calcext:value-type="float">
            <text:p>12.323092</text:p>
          </table:table-cell>
          <table:table-cell table:formula="of:=[.C207]-[.C20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021" calcext:value-type="float">
            <text:p>26021</text:p>
          </table:table-cell>
          <table:table-cell office:value-type="float" office:value="349.352966" calcext:value-type="float">
            <text:p>349.352966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3076" calcext:value-type="float">
            <text:p>12.323076</text:p>
          </table:table-cell>
          <table:table-cell table:formula="of:=[.C208]-[.C20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112" calcext:value-type="float">
            <text:p>26112</text:p>
          </table:table-cell>
          <table:table-cell office:value-type="float" office:value="349.360443" calcext:value-type="float">
            <text:p>349.360443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334" calcext:value-type="float">
            <text:p>12.32334</text:p>
          </table:table-cell>
          <table:table-cell table:formula="of:=[.C209]-[.C20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203" calcext:value-type="float">
            <text:p>26203</text:p>
          </table:table-cell>
          <table:table-cell office:value-type="float" office:value="349.357483" calcext:value-type="float">
            <text:p>349.357483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236" calcext:value-type="float">
            <text:p>12.323236</text:p>
          </table:table-cell>
          <table:table-cell table:formula="of:=[.C210]-[.C20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294" calcext:value-type="float">
            <text:p>26294</text:p>
          </table:table-cell>
          <table:table-cell office:value-type="float" office:value="349.36203" calcext:value-type="float">
            <text:p>349.36203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3397" calcext:value-type="float">
            <text:p>12.323397</text:p>
          </table:table-cell>
          <table:table-cell table:formula="of:=[.C211]-[.C21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385" calcext:value-type="float">
            <text:p>26385</text:p>
          </table:table-cell>
          <table:table-cell office:value-type="float" office:value="349.368622" calcext:value-type="float">
            <text:p>349.368622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3628" calcext:value-type="float">
            <text:p>12.323628</text:p>
          </table:table-cell>
          <table:table-cell table:formula="of:=[.C212]-[.C21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476" calcext:value-type="float">
            <text:p>26476</text:p>
          </table:table-cell>
          <table:table-cell office:value-type="float" office:value="349.376556" calcext:value-type="float">
            <text:p>349.376556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3909" calcext:value-type="float">
            <text:p>12.323909</text:p>
          </table:table-cell>
          <table:table-cell table:formula="of:=[.C213]-[.C21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567" calcext:value-type="float">
            <text:p>26567</text:p>
          </table:table-cell>
          <table:table-cell office:value-type="float" office:value="349.356567" calcext:value-type="float">
            <text:p>349.356567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3203" calcext:value-type="float">
            <text:p>12.323203</text:p>
          </table:table-cell>
          <table:table-cell table:formula="of:=[.C214]-[.C21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658" calcext:value-type="float">
            <text:p>26658</text:p>
          </table:table-cell>
          <table:table-cell office:value-type="float" office:value="349.36908" calcext:value-type="float">
            <text:p>349.36908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3645" calcext:value-type="float">
            <text:p>12.323645</text:p>
          </table:table-cell>
          <table:table-cell table:formula="of:=[.C215]-[.C21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748" calcext:value-type="float">
            <text:p>26748</text:p>
          </table:table-cell>
          <table:table-cell office:value-type="float" office:value="349.370422" calcext:value-type="float">
            <text:p>349.370422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3692" calcext:value-type="float">
            <text:p>12.323692</text:p>
          </table:table-cell>
          <table:table-cell table:formula="of:=[.C216]-[.C215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839" calcext:value-type="float">
            <text:p>26839</text:p>
          </table:table-cell>
          <table:table-cell office:value-type="float" office:value="349.378174" calcext:value-type="float">
            <text:p>349.378174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3966" calcext:value-type="float">
            <text:p>12.323966</text:p>
          </table:table-cell>
          <table:table-cell table:formula="of:=[.C217]-[.C21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930" calcext:value-type="float">
            <text:p>26930</text:p>
          </table:table-cell>
          <table:table-cell office:value-type="float" office:value="349.378845" calcext:value-type="float">
            <text:p>349.378845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3989" calcext:value-type="float">
            <text:p>12.323989</text:p>
          </table:table-cell>
          <table:table-cell table:formula="of:=[.C218]-[.C21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021" calcext:value-type="float">
            <text:p>27021</text:p>
          </table:table-cell>
          <table:table-cell office:value-type="float" office:value="349.402039" calcext:value-type="float">
            <text:p>349.402039</text:p>
          </table:table-cell>
          <table:table-cell office:value-type="float" office:value="349.643188" calcext:value-type="float">
            <text:p>349.643188</text:p>
          </table:table-cell>
          <table:table-cell office:value-type="float" office:value="12.324807" calcext:value-type="float">
            <text:p>12.324807</text:p>
          </table:table-cell>
          <table:table-cell table:formula="of:=[.C219]-[.C21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112" calcext:value-type="float">
            <text:p>27112</text:p>
          </table:table-cell>
          <table:table-cell office:value-type="float" office:value="349.40094" calcext:value-type="float">
            <text:p>349.40094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4769" calcext:value-type="float">
            <text:p>12.324769</text:p>
          </table:table-cell>
          <table:table-cell table:formula="of:=[.C220]-[.C21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203" calcext:value-type="float">
            <text:p>27203</text:p>
          </table:table-cell>
          <table:table-cell office:value-type="float" office:value="349.397064" calcext:value-type="float">
            <text:p>349.397064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4632" calcext:value-type="float">
            <text:p>12.324632</text:p>
          </table:table-cell>
          <table:table-cell table:formula="of:=[.C221]-[.C22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294" calcext:value-type="float">
            <text:p>27294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4575" calcext:value-type="float">
            <text:p>12.324575</text:p>
          </table:table-cell>
          <table:table-cell table:formula="of:=[.C222]-[.C22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385" calcext:value-type="float">
            <text:p>27385</text:p>
          </table:table-cell>
          <table:table-cell office:value-type="float" office:value="349.374084" calcext:value-type="float">
            <text:p>349.374084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23821" calcext:value-type="float">
            <text:p>12.323821</text:p>
          </table:table-cell>
          <table:table-cell table:formula="of:=[.C223]-[.C22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476" calcext:value-type="float">
            <text:p>27476</text:p>
          </table:table-cell>
          <table:table-cell office:value-type="float" office:value="349.387268" calcext:value-type="float">
            <text:p>349.387268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4286" calcext:value-type="float">
            <text:p>12.324286</text:p>
          </table:table-cell>
          <table:table-cell table:formula="of:=[.C224]-[.C22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567" calcext:value-type="float">
            <text:p>27567</text:p>
          </table:table-cell>
          <table:table-cell office:value-type="float" office:value="349.376129" calcext:value-type="float">
            <text:p>349.376129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3894" calcext:value-type="float">
            <text:p>12.323894</text:p>
          </table:table-cell>
          <table:table-cell table:formula="of:=[.C225]-[.C22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658" calcext:value-type="float">
            <text:p>27658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23133" calcext:value-type="float">
            <text:p>12.323133</text:p>
          </table:table-cell>
          <table:table-cell table:formula="of:=[.C226]-[.C22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749" calcext:value-type="float">
            <text:p>27749</text:p>
          </table:table-cell>
          <table:table-cell office:value-type="float" office:value="349.35434" calcext:value-type="float">
            <text:p>349.35434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3125" calcext:value-type="float">
            <text:p>12.323125</text:p>
          </table:table-cell>
          <table:table-cell table:formula="of:=[.C227]-[.C22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840" calcext:value-type="float">
            <text:p>27840</text:p>
          </table:table-cell>
          <table:table-cell office:value-type="float" office:value="349.354797" calcext:value-type="float">
            <text:p>349.354797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3141" calcext:value-type="float">
            <text:p>12.323141</text:p>
          </table:table-cell>
          <table:table-cell table:formula="of:=[.C228]-[.C22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931" calcext:value-type="float">
            <text:p>27931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09" calcext:value-type="float">
            <text:p>12.32209</text:p>
          </table:table-cell>
          <table:table-cell table:formula="of:=[.C229]-[.C22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022" calcext:value-type="float">
            <text:p>28022</text:p>
          </table:table-cell>
          <table:table-cell office:value-type="float" office:value="349.329773" calcext:value-type="float">
            <text:p>349.329773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2258" calcext:value-type="float">
            <text:p>12.322258</text:p>
          </table:table-cell>
          <table:table-cell table:formula="of:=[.C230]-[.C22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113" calcext:value-type="float">
            <text:p>28113</text:p>
          </table:table-cell>
          <table:table-cell office:value-type="float" office:value="349.348663" calcext:value-type="float">
            <text:p>349.348663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2925" calcext:value-type="float">
            <text:p>12.322925</text:p>
          </table:table-cell>
          <table:table-cell table:formula="of:=[.C231]-[.C23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204" calcext:value-type="float">
            <text:p>28204</text:p>
          </table:table-cell>
          <table:table-cell office:value-type="float" office:value="349.350464" calcext:value-type="float">
            <text:p>349.350464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2989" calcext:value-type="float">
            <text:p>12.322989</text:p>
          </table:table-cell>
          <table:table-cell table:formula="of:=[.C232]-[.C23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295" calcext:value-type="float">
            <text:p>28295</text:p>
          </table:table-cell>
          <table:table-cell office:value-type="float" office:value="349.371613" calcext:value-type="float">
            <text:p>349.371613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3734" calcext:value-type="float">
            <text:p>12.323734</text:p>
          </table:table-cell>
          <table:table-cell table:formula="of:=[.C233]-[.C23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386" calcext:value-type="float">
            <text:p>28386</text:p>
          </table:table-cell>
          <table:table-cell office:value-type="float" office:value="349.374329" calcext:value-type="float">
            <text:p>349.374329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383" calcext:value-type="float">
            <text:p>12.32383</text:p>
          </table:table-cell>
          <table:table-cell table:formula="of:=[.C234]-[.C23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477" calcext:value-type="float">
            <text:p>28477</text:p>
          </table:table-cell>
          <table:table-cell office:value-type="float" office:value="349.380676" calcext:value-type="float">
            <text:p>349.380676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4054" calcext:value-type="float">
            <text:p>12.324054</text:p>
          </table:table-cell>
          <table:table-cell table:formula="of:=[.C235]-[.C23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568" calcext:value-type="float">
            <text:p>28568</text:p>
          </table:table-cell>
          <table:table-cell office:value-type="float" office:value="349.39093" calcext:value-type="float">
            <text:p>349.39093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4415" calcext:value-type="float">
            <text:p>12.324415</text:p>
          </table:table-cell>
          <table:table-cell table:formula="of:=[.C236]-[.C23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659" calcext:value-type="float">
            <text:p>28659</text:p>
          </table:table-cell>
          <table:table-cell office:value-type="float" office:value="349.388184" calcext:value-type="float">
            <text:p>349.388184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19" calcext:value-type="float">
            <text:p>12.324319</text:p>
          </table:table-cell>
          <table:table-cell table:formula="of:=[.C237]-[.C23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750" calcext:value-type="float">
            <text:p>28750</text:p>
          </table:table-cell>
          <table:table-cell office:value-type="float" office:value="349.394989" calcext:value-type="float">
            <text:p>349.394989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4559" calcext:value-type="float">
            <text:p>12.324559</text:p>
          </table:table-cell>
          <table:table-cell table:formula="of:=[.C238]-[.C23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841" calcext:value-type="float">
            <text:p>28841</text:p>
          </table:table-cell>
          <table:table-cell office:value-type="float" office:value="349.390686" calcext:value-type="float">
            <text:p>349.390686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4407" calcext:value-type="float">
            <text:p>12.324407</text:p>
          </table:table-cell>
          <table:table-cell table:formula="of:=[.C239]-[.C23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931" calcext:value-type="float">
            <text:p>28931</text:p>
          </table:table-cell>
          <table:table-cell office:value-type="float" office:value="349.394104" calcext:value-type="float">
            <text:p>349.394104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4528" calcext:value-type="float">
            <text:p>12.324528</text:p>
          </table:table-cell>
          <table:table-cell table:formula="of:=[.C240]-[.C239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022" calcext:value-type="float">
            <text:p>29022</text:p>
          </table:table-cell>
          <table:table-cell office:value-type="float" office:value="349.392517" calcext:value-type="float">
            <text:p>349.392517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4471" calcext:value-type="float">
            <text:p>12.324471</text:p>
          </table:table-cell>
          <table:table-cell table:formula="of:=[.C241]-[.C24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113" calcext:value-type="float">
            <text:p>29113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4335" calcext:value-type="float">
            <text:p>12.324335</text:p>
          </table:table-cell>
          <table:table-cell table:formula="of:=[.C242]-[.C24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204" calcext:value-type="float">
            <text:p>29204</text:p>
          </table:table-cell>
          <table:table-cell office:value-type="float" office:value="349.383179" calcext:value-type="float">
            <text:p>349.383179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4142" calcext:value-type="float">
            <text:p>12.324142</text:p>
          </table:table-cell>
          <table:table-cell table:formula="of:=[.C243]-[.C24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295" calcext:value-type="float">
            <text:p>29295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3774" calcext:value-type="float">
            <text:p>12.323774</text:p>
          </table:table-cell>
          <table:table-cell table:formula="of:=[.C244]-[.C24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386" calcext:value-type="float">
            <text:p>29386</text:p>
          </table:table-cell>
          <table:table-cell office:value-type="float" office:value="349.38092" calcext:value-type="float">
            <text:p>349.38092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4062" calcext:value-type="float">
            <text:p>12.324062</text:p>
          </table:table-cell>
          <table:table-cell table:formula="of:=[.C245]-[.C24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477" calcext:value-type="float">
            <text:p>29477</text:p>
          </table:table-cell>
          <table:table-cell office:value-type="float" office:value="349.392944" calcext:value-type="float">
            <text:p>349.392944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4487" calcext:value-type="float">
            <text:p>12.324487</text:p>
          </table:table-cell>
          <table:table-cell table:formula="of:=[.C246]-[.C24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568" calcext:value-type="float">
            <text:p>29568</text:p>
          </table:table-cell>
          <table:table-cell office:value-type="float" office:value="349.400452" calcext:value-type="float">
            <text:p>349.400452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4752" calcext:value-type="float">
            <text:p>12.324752</text:p>
          </table:table-cell>
          <table:table-cell table:formula="of:=[.C247]-[.C24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659" calcext:value-type="float">
            <text:p>29659</text:p>
          </table:table-cell>
          <table:table-cell office:value-type="float" office:value="349.38681" calcext:value-type="float">
            <text:p>349.38681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427" calcext:value-type="float">
            <text:p>12.32427</text:p>
          </table:table-cell>
          <table:table-cell table:formula="of:=[.C248]-[.C24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750" calcext:value-type="float">
            <text:p>29750</text:p>
          </table:table-cell>
          <table:table-cell office:value-type="float" office:value="349.395233" calcext:value-type="float">
            <text:p>349.395233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568" calcext:value-type="float">
            <text:p>12.324568</text:p>
          </table:table-cell>
          <table:table-cell table:formula="of:=[.C249]-[.C24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841" calcext:value-type="float">
            <text:p>29841</text:p>
          </table:table-cell>
          <table:table-cell office:value-type="float" office:value="349.388428" calcext:value-type="float">
            <text:p>349.388428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4327" calcext:value-type="float">
            <text:p>12.324327</text:p>
          </table:table-cell>
          <table:table-cell table:formula="of:=[.C250]-[.C24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932" calcext:value-type="float">
            <text:p>29932</text:p>
          </table:table-cell>
          <table:table-cell office:value-type="float" office:value="349.373444" calcext:value-type="float">
            <text:p>349.373444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3799" calcext:value-type="float">
            <text:p>12.323799</text:p>
          </table:table-cell>
          <table:table-cell table:formula="of:=[.C251]-[.C25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023" calcext:value-type="float">
            <text:p>30023</text:p>
          </table:table-cell>
          <table:table-cell office:value-type="float" office:value="349.356598" calcext:value-type="float">
            <text:p>349.356598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12.323205" calcext:value-type="float">
            <text:p>12.323205</text:p>
          </table:table-cell>
          <table:table-cell table:formula="of:=[.C252]-[.C25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114" calcext:value-type="float">
            <text:p>30114</text:p>
          </table:table-cell>
          <table:table-cell office:value-type="float" office:value="349.366608" calcext:value-type="float">
            <text:p>349.366608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12.323558" calcext:value-type="float">
            <text:p>12.323558</text:p>
          </table:table-cell>
          <table:table-cell table:formula="of:=[.C253]-[.C25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205" calcext:value-type="float">
            <text:p>30205</text:p>
          </table:table-cell>
          <table:table-cell office:value-type="float" office:value="349.37027" calcext:value-type="float">
            <text:p>349.37027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3687" calcext:value-type="float">
            <text:p>12.323687</text:p>
          </table:table-cell>
          <table:table-cell table:formula="of:=[.C254]-[.C25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296" calcext:value-type="float">
            <text:p>30296</text:p>
          </table:table-cell>
          <table:table-cell office:value-type="float" office:value="349.353668" calcext:value-type="float">
            <text:p>349.353668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3101" calcext:value-type="float">
            <text:p>12.323101</text:p>
          </table:table-cell>
          <table:table-cell table:formula="of:=[.C255]-[.C25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387" calcext:value-type="float">
            <text:p>30387</text:p>
          </table:table-cell>
          <table:table-cell office:value-type="float" office:value="349.359772" calcext:value-type="float">
            <text:p>349.359772</text:p>
          </table:table-cell>
          <table:table-cell office:value-type="float" office:value="349.495453" calcext:value-type="float">
            <text:p>349.495453</text:p>
          </table:table-cell>
          <table:table-cell office:value-type="float" office:value="12.323317" calcext:value-type="float">
            <text:p>12.323317</text:p>
          </table:table-cell>
          <table:table-cell table:formula="of:=[.C256]-[.C25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478" calcext:value-type="float">
            <text:p>30478</text:p>
          </table:table-cell>
          <table:table-cell office:value-type="float" office:value="349.344543" calcext:value-type="float">
            <text:p>349.344543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278" calcext:value-type="float">
            <text:p>12.32278</text:p>
          </table:table-cell>
          <table:table-cell table:formula="of:=[.C257]-[.C25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569" calcext:value-type="float">
            <text:p>30569</text:p>
          </table:table-cell>
          <table:table-cell office:value-type="float" office:value="349.362488" calcext:value-type="float">
            <text:p>349.362488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3412" calcext:value-type="float">
            <text:p>12.323412</text:p>
          </table:table-cell>
          <table:table-cell table:formula="of:=[.C258]-[.C25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660" calcext:value-type="float">
            <text:p>30660</text:p>
          </table:table-cell>
          <table:table-cell office:value-type="float" office:value="349.374756" calcext:value-type="float">
            <text:p>349.374756</text:p>
          </table:table-cell>
          <table:table-cell office:value-type="float" office:value="349.509094" calcext:value-type="float">
            <text:p>349.509094</text:p>
          </table:table-cell>
          <table:table-cell office:value-type="float" office:value="12.323845" calcext:value-type="float">
            <text:p>12.323845</text:p>
          </table:table-cell>
          <table:table-cell table:formula="of:=[.C259]-[.C25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751" calcext:value-type="float">
            <text:p>30751</text:p>
          </table:table-cell>
          <table:table-cell office:value-type="float" office:value="349.37384" calcext:value-type="float">
            <text:p>349.37384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3812" calcext:value-type="float">
            <text:p>12.323812</text:p>
          </table:table-cell>
          <table:table-cell table:formula="of:=[.C260]-[.C25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842" calcext:value-type="float">
            <text:p>30842</text:p>
          </table:table-cell>
          <table:table-cell office:value-type="float" office:value="349.382935" calcext:value-type="float">
            <text:p>349.382935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134" calcext:value-type="float">
            <text:p>12.324134</text:p>
          </table:table-cell>
          <table:table-cell table:formula="of:=[.C261]-[.C26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933" calcext:value-type="float">
            <text:p>30933</text:p>
          </table:table-cell>
          <table:table-cell office:value-type="float" office:value="349.40155" calcext:value-type="float">
            <text:p>349.40155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479" calcext:value-type="float">
            <text:p>12.32479</text:p>
          </table:table-cell>
          <table:table-cell table:formula="of:=[.C262]-[.C26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023" calcext:value-type="float">
            <text:p>31023</text:p>
          </table:table-cell>
          <table:table-cell office:value-type="float" office:value="349.385193" calcext:value-type="float">
            <text:p>349.385193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4213" calcext:value-type="float">
            <text:p>12.324213</text:p>
          </table:table-cell>
          <table:table-cell table:formula="of:=[.C263]-[.C262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114" calcext:value-type="float">
            <text:p>31114</text:p>
          </table:table-cell>
          <table:table-cell office:value-type="float" office:value="349.376343" calcext:value-type="float">
            <text:p>349.376343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3901" calcext:value-type="float">
            <text:p>12.323901</text:p>
          </table:table-cell>
          <table:table-cell table:formula="of:=[.C264]-[.C26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205" calcext:value-type="float">
            <text:p>31205</text:p>
          </table:table-cell>
          <table:table-cell office:value-type="float" office:value="349.38385" calcext:value-type="float">
            <text:p>349.38385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4166" calcext:value-type="float">
            <text:p>12.324166</text:p>
          </table:table-cell>
          <table:table-cell table:formula="of:=[.C265]-[.C26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296" calcext:value-type="float">
            <text:p>31296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3934" calcext:value-type="float">
            <text:p>12.323934</text:p>
          </table:table-cell>
          <table:table-cell table:formula="of:=[.C266]-[.C26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387" calcext:value-type="float">
            <text:p>31387</text:p>
          </table:table-cell>
          <table:table-cell office:value-type="float" office:value="349.374756" calcext:value-type="float">
            <text:p>349.374756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3845" calcext:value-type="float">
            <text:p>12.323845</text:p>
          </table:table-cell>
          <table:table-cell table:formula="of:=[.C267]-[.C26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478" calcext:value-type="float">
            <text:p>31478</text:p>
          </table:table-cell>
          <table:table-cell office:value-type="float" office:value="349.367249" calcext:value-type="float">
            <text:p>349.367249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3581" calcext:value-type="float">
            <text:p>12.323581</text:p>
          </table:table-cell>
          <table:table-cell table:formula="of:=[.C268]-[.C26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569" calcext:value-type="float">
            <text:p>31569</text:p>
          </table:table-cell>
          <table:table-cell office:value-type="float" office:value="349.358643" calcext:value-type="float">
            <text:p>349.358643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3277" calcext:value-type="float">
            <text:p>12.323277</text:p>
          </table:table-cell>
          <table:table-cell table:formula="of:=[.C269]-[.C26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660" calcext:value-type="float">
            <text:p>31660</text:p>
          </table:table-cell>
          <table:table-cell office:value-type="float" office:value="349.352966" calcext:value-type="float">
            <text:p>349.352966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3076" calcext:value-type="float">
            <text:p>12.323076</text:p>
          </table:table-cell>
          <table:table-cell table:formula="of:=[.C270]-[.C26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751" calcext:value-type="float">
            <text:p>31751</text:p>
          </table:table-cell>
          <table:table-cell office:value-type="float" office:value="349.364105" calcext:value-type="float">
            <text:p>349.364105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3469" calcext:value-type="float">
            <text:p>12.323469</text:p>
          </table:table-cell>
          <table:table-cell table:formula="of:=[.C271]-[.C27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842" calcext:value-type="float">
            <text:p>31842</text:p>
          </table:table-cell>
          <table:table-cell office:value-type="float" office:value="349.36615" calcext:value-type="float">
            <text:p>349.36615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3542" calcext:value-type="float">
            <text:p>12.323542</text:p>
          </table:table-cell>
          <table:table-cell table:formula="of:=[.C272]-[.C27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933" calcext:value-type="float">
            <text:p>31933</text:p>
          </table:table-cell>
          <table:table-cell office:value-type="float" office:value="349.371155" calcext:value-type="float">
            <text:p>349.371155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718" calcext:value-type="float">
            <text:p>12.323718</text:p>
          </table:table-cell>
          <table:table-cell table:formula="of:=[.C273]-[.C27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024" calcext:value-type="float">
            <text:p>32024</text:p>
          </table:table-cell>
          <table:table-cell office:value-type="float" office:value="349.372253" calcext:value-type="float">
            <text:p>349.372253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3757" calcext:value-type="float">
            <text:p>12.323757</text:p>
          </table:table-cell>
          <table:table-cell table:formula="of:=[.C274]-[.C27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115" calcext:value-type="float">
            <text:p>32115</text:p>
          </table:table-cell>
          <table:table-cell office:value-type="float" office:value="349.367035" calcext:value-type="float">
            <text:p>349.367035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3573" calcext:value-type="float">
            <text:p>12.323573</text:p>
          </table:table-cell>
          <table:table-cell table:formula="of:=[.C275]-[.C27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206" calcext:value-type="float">
            <text:p>32206</text:p>
          </table:table-cell>
          <table:table-cell office:value-type="float" office:value="349.368652" calcext:value-type="float">
            <text:p>349.368652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3629" calcext:value-type="float">
            <text:p>12.323629</text:p>
          </table:table-cell>
          <table:table-cell table:formula="of:=[.C276]-[.C27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297" calcext:value-type="float">
            <text:p>32297</text:p>
          </table:table-cell>
          <table:table-cell office:value-type="float" office:value="349.385681" calcext:value-type="float">
            <text:p>349.385681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423" calcext:value-type="float">
            <text:p>12.32423</text:p>
          </table:table-cell>
          <table:table-cell table:formula="of:=[.C277]-[.C27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388" calcext:value-type="float">
            <text:p>32388</text:p>
          </table:table-cell>
          <table:table-cell office:value-type="float" office:value="349.388428" calcext:value-type="float">
            <text:p>349.388428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4327" calcext:value-type="float">
            <text:p>12.324327</text:p>
          </table:table-cell>
          <table:table-cell table:formula="of:=[.C278]-[.C27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479" calcext:value-type="float">
            <text:p>32479</text:p>
          </table:table-cell>
          <table:table-cell office:value-type="float" office:value="349.382507" calcext:value-type="float">
            <text:p>349.382507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4119" calcext:value-type="float">
            <text:p>12.324119</text:p>
          </table:table-cell>
          <table:table-cell table:formula="of:=[.C279]-[.C27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570" calcext:value-type="float">
            <text:p>32570</text:p>
          </table:table-cell>
          <table:table-cell office:value-type="float" office:value="349.381378" calcext:value-type="float">
            <text:p>349.381378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4079" calcext:value-type="float">
            <text:p>12.324079</text:p>
          </table:table-cell>
          <table:table-cell table:formula="of:=[.C280]-[.C27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661" calcext:value-type="float">
            <text:p>32661</text:p>
          </table:table-cell>
          <table:table-cell office:value-type="float" office:value="349.36911" calcext:value-type="float">
            <text:p>349.36911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46" calcext:value-type="float">
            <text:p>12.323646</text:p>
          </table:table-cell>
          <table:table-cell table:formula="of:=[.C281]-[.C28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752" calcext:value-type="float">
            <text:p>32752</text:p>
          </table:table-cell>
          <table:table-cell office:value-type="float" office:value="349.373413" calcext:value-type="float">
            <text:p>349.373413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3798" calcext:value-type="float">
            <text:p>12.323798</text:p>
          </table:table-cell>
          <table:table-cell table:formula="of:=[.C282]-[.C28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843" calcext:value-type="float">
            <text:p>32843</text:p>
          </table:table-cell>
          <table:table-cell office:value-type="float" office:value="349.381134" calcext:value-type="float">
            <text:p>349.381134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407" calcext:value-type="float">
            <text:p>12.32407</text:p>
          </table:table-cell>
          <table:table-cell table:formula="of:=[.C283]-[.C28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934" calcext:value-type="float">
            <text:p>32934</text:p>
          </table:table-cell>
          <table:table-cell office:value-type="float" office:value="349.387024" calcext:value-type="float">
            <text:p>349.387024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4278" calcext:value-type="float">
            <text:p>12.324278</text:p>
          </table:table-cell>
          <table:table-cell table:formula="of:=[.C284]-[.C28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025" calcext:value-type="float">
            <text:p>33025</text:p>
          </table:table-cell>
          <table:table-cell office:value-type="float" office:value="349.406128" calcext:value-type="float">
            <text:p>349.406128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4952" calcext:value-type="float">
            <text:p>12.324952</text:p>
          </table:table-cell>
          <table:table-cell table:formula="of:=[.C285]-[.C28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115" calcext:value-type="float">
            <text:p>33115</text:p>
          </table:table-cell>
          <table:table-cell office:value-type="float" office:value="349.390442" calcext:value-type="float">
            <text:p>349.390442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4398" calcext:value-type="float">
            <text:p>12.324398</text:p>
          </table:table-cell>
          <table:table-cell table:formula="of:=[.C286]-[.C285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206" calcext:value-type="float">
            <text:p>33206</text:p>
          </table:table-cell>
          <table:table-cell office:value-type="float" office:value="349.390259" calcext:value-type="float">
            <text:p>349.390259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4392" calcext:value-type="float">
            <text:p>12.324392</text:p>
          </table:table-cell>
          <table:table-cell table:formula="of:=[.C287]-[.C28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297" calcext:value-type="float">
            <text:p>33297</text:p>
          </table:table-cell>
          <table:table-cell office:value-type="float" office:value="349.376587" calcext:value-type="float">
            <text:p>349.376587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391" calcext:value-type="float">
            <text:p>12.32391</text:p>
          </table:table-cell>
          <table:table-cell table:formula="of:=[.C288]-[.C28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388" calcext:value-type="float">
            <text:p>33388</text:p>
          </table:table-cell>
          <table:table-cell office:value-type="float" office:value="349.389557" calcext:value-type="float">
            <text:p>349.389557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4368" calcext:value-type="float">
            <text:p>12.324368</text:p>
          </table:table-cell>
          <table:table-cell table:formula="of:=[.C289]-[.C28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479" calcext:value-type="float">
            <text:p>33479</text:p>
          </table:table-cell>
          <table:table-cell office:value-type="float" office:value="349.386597" calcext:value-type="float">
            <text:p>349.386597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24263" calcext:value-type="float">
            <text:p>12.324263</text:p>
          </table:table-cell>
          <table:table-cell table:formula="of:=[.C290]-[.C28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570" calcext:value-type="float">
            <text:p>33570</text:p>
          </table:table-cell>
          <table:table-cell office:value-type="float" office:value="349.382721" calcext:value-type="float">
            <text:p>349.382721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4126" calcext:value-type="float">
            <text:p>12.324126</text:p>
          </table:table-cell>
          <table:table-cell table:formula="of:=[.C291]-[.C29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661" calcext:value-type="float">
            <text:p>33661</text:p>
          </table:table-cell>
          <table:table-cell office:value-type="float" office:value="349.378418" calcext:value-type="float">
            <text:p>349.378418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3975" calcext:value-type="float">
            <text:p>12.323975</text:p>
          </table:table-cell>
          <table:table-cell table:formula="of:=[.C292]-[.C29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752" calcext:value-type="float">
            <text:p>33752</text:p>
          </table:table-cell>
          <table:table-cell office:value-type="float" office:value="349.366608" calcext:value-type="float">
            <text:p>349.366608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3558" calcext:value-type="float">
            <text:p>12.323558</text:p>
          </table:table-cell>
          <table:table-cell table:formula="of:=[.C293]-[.C29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843" calcext:value-type="float">
            <text:p>33843</text:p>
          </table:table-cell>
          <table:table-cell office:value-type="float" office:value="349.367493" calcext:value-type="float">
            <text:p>349.367493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589" calcext:value-type="float">
            <text:p>12.323589</text:p>
          </table:table-cell>
          <table:table-cell table:formula="of:=[.C294]-[.C29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934" calcext:value-type="float">
            <text:p>33934</text:p>
          </table:table-cell>
          <table:table-cell office:value-type="float" office:value="349.368622" calcext:value-type="float">
            <text:p>349.368622</text:p>
          </table:table-cell>
          <table:table-cell office:value-type="float" office:value="349.5159" calcext:value-type="float">
            <text:p>349.5159</text:p>
          </table:table-cell>
          <table:table-cell office:value-type="float" office:value="12.323628" calcext:value-type="float">
            <text:p>12.323628</text:p>
          </table:table-cell>
          <table:table-cell table:formula="of:=[.C295]-[.C29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025" calcext:value-type="float">
            <text:p>34025</text:p>
          </table:table-cell>
          <table:table-cell office:value-type="float" office:value="349.375671" calcext:value-type="float">
            <text:p>349.375671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877" calcext:value-type="float">
            <text:p>12.323877</text:p>
          </table:table-cell>
          <table:table-cell table:formula="of:=[.C296]-[.C29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116" calcext:value-type="float">
            <text:p>34116</text:p>
          </table:table-cell>
          <table:table-cell office:value-type="float" office:value="349.370667" calcext:value-type="float">
            <text:p>349.370667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3701" calcext:value-type="float">
            <text:p>12.323701</text:p>
          </table:table-cell>
          <table:table-cell table:formula="of:=[.C297]-[.C29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207" calcext:value-type="float">
            <text:p>34207</text:p>
          </table:table-cell>
          <table:table-cell office:value-type="float" office:value="349.384338" calcext:value-type="float">
            <text:p>349.384338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4183" calcext:value-type="float">
            <text:p>12.324183</text:p>
          </table:table-cell>
          <table:table-cell table:formula="of:=[.C298]-[.C29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298" calcext:value-type="float">
            <text:p>34298</text:p>
          </table:table-cell>
          <table:table-cell office:value-type="float" office:value="349.380005" calcext:value-type="float">
            <text:p>349.380005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403" calcext:value-type="float">
            <text:p>12.32403</text:p>
          </table:table-cell>
          <table:table-cell table:formula="of:=[.C299]-[.C29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389" calcext:value-type="float">
            <text:p>34389</text:p>
          </table:table-cell>
          <table:table-cell office:value-type="float" office:value="349.38681" calcext:value-type="float">
            <text:p>349.38681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427" calcext:value-type="float">
            <text:p>12.32427</text:p>
          </table:table-cell>
          <table:table-cell table:formula="of:=[.C300]-[.C29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480" calcext:value-type="float">
            <text:p>34480</text:p>
          </table:table-cell>
          <table:table-cell office:value-type="float" office:value="349.383179" calcext:value-type="float">
            <text:p>349.383179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4142" calcext:value-type="float">
            <text:p>12.324142</text:p>
          </table:table-cell>
          <table:table-cell table:formula="of:=[.C301]-[.C30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571" calcext:value-type="float">
            <text:p>34571</text:p>
          </table:table-cell>
          <table:table-cell office:value-type="float" office:value="349.395691" calcext:value-type="float">
            <text:p>349.395691</text:p>
          </table:table-cell>
          <table:table-cell office:value-type="float" office:value="349.509094" calcext:value-type="float">
            <text:p>349.509094</text:p>
          </table:table-cell>
          <table:table-cell office:value-type="float" office:value="12.324584" calcext:value-type="float">
            <text:p>12.324584</text:p>
          </table:table-cell>
          <table:table-cell table:formula="of:=[.C302]-[.C30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662" calcext:value-type="float">
            <text:p>34662</text:p>
          </table:table-cell>
          <table:table-cell office:value-type="float" office:value="349.389343" calcext:value-type="float">
            <text:p>349.389343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2436" calcext:value-type="float">
            <text:p>12.32436</text:p>
          </table:table-cell>
          <table:table-cell table:formula="of:=[.C303]-[.C30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753" calcext:value-type="float">
            <text:p>34753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4335" calcext:value-type="float">
            <text:p>12.324335</text:p>
          </table:table-cell>
          <table:table-cell table:formula="of:=[.C304]-[.C30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844" calcext:value-type="float">
            <text:p>34844</text:p>
          </table:table-cell>
          <table:table-cell office:value-type="float" office:value="349.368652" calcext:value-type="float">
            <text:p>349.368652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3629" calcext:value-type="float">
            <text:p>12.323629</text:p>
          </table:table-cell>
          <table:table-cell table:formula="of:=[.C305]-[.C30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935" calcext:value-type="float">
            <text:p>34935</text:p>
          </table:table-cell>
          <table:table-cell office:value-type="float" office:value="349.364319" calcext:value-type="float">
            <text:p>349.364319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3477" calcext:value-type="float">
            <text:p>12.323477</text:p>
          </table:table-cell>
          <table:table-cell table:formula="of:=[.C306]-[.C30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026" calcext:value-type="float">
            <text:p>35026</text:p>
          </table:table-cell>
          <table:table-cell office:value-type="float" office:value="349.362274" calcext:value-type="float">
            <text:p>349.362274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3405" calcext:value-type="float">
            <text:p>12.323405</text:p>
          </table:table-cell>
          <table:table-cell table:formula="of:=[.C307]-[.C30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117" calcext:value-type="float">
            <text:p>35117</text:p>
          </table:table-cell>
          <table:table-cell office:value-type="float" office:value="349.357727" calcext:value-type="float">
            <text:p>349.357727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244" calcext:value-type="float">
            <text:p>12.323244</text:p>
          </table:table-cell>
          <table:table-cell table:formula="of:=[.C308]-[.C30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207" calcext:value-type="float">
            <text:p>35207</text:p>
          </table:table-cell>
          <table:table-cell office:value-type="float" office:value="349.357727" calcext:value-type="float">
            <text:p>349.357727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3244" calcext:value-type="float">
            <text:p>12.323244</text:p>
          </table:table-cell>
          <table:table-cell table:formula="of:=[.C309]-[.C308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298" calcext:value-type="float">
            <text:p>35298</text:p>
          </table:table-cell>
          <table:table-cell office:value-type="float" office:value="349.339081" calcext:value-type="float">
            <text:p>349.339081</text:p>
          </table:table-cell>
          <table:table-cell office:value-type="float" office:value="349.131805" calcext:value-type="float">
            <text:p>349.131805</text:p>
          </table:table-cell>
          <table:table-cell office:value-type="float" office:value="12.322587" calcext:value-type="float">
            <text:p>12.322587</text:p>
          </table:table-cell>
          <table:table-cell table:formula="of:=[.C310]-[.C30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389" calcext:value-type="float">
            <text:p>35389</text:p>
          </table:table-cell>
          <table:table-cell office:value-type="float" office:value="349.352722" calcext:value-type="float">
            <text:p>349.352722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3068" calcext:value-type="float">
            <text:p>12.323068</text:p>
          </table:table-cell>
          <table:table-cell table:formula="of:=[.C311]-[.C31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480" calcext:value-type="float">
            <text:p>35480</text:p>
          </table:table-cell>
          <table:table-cell office:value-type="float" office:value="349.336609" calcext:value-type="float">
            <text:p>349.336609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499" calcext:value-type="float">
            <text:p>12.322499</text:p>
          </table:table-cell>
          <table:table-cell table:formula="of:=[.C312]-[.C31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571" calcext:value-type="float">
            <text:p>35571</text:p>
          </table:table-cell>
          <table:table-cell office:value-type="float" office:value="349.34137" calcext:value-type="float">
            <text:p>349.34137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2667" calcext:value-type="float">
            <text:p>12.322667</text:p>
          </table:table-cell>
          <table:table-cell table:formula="of:=[.C313]-[.C31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662" calcext:value-type="float">
            <text:p>35662</text:p>
          </table:table-cell>
          <table:table-cell office:value-type="float" office:value="349.350647" calcext:value-type="float">
            <text:p>349.350647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2995" calcext:value-type="float">
            <text:p>12.322995</text:p>
          </table:table-cell>
          <table:table-cell table:formula="of:=[.C314]-[.C31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753" calcext:value-type="float">
            <text:p>35753</text:p>
          </table:table-cell>
          <table:table-cell office:value-type="float" office:value="349.373596" calcext:value-type="float">
            <text:p>349.373596</text:p>
          </table:table-cell>
          <table:table-cell office:value-type="float" office:value="349.545441" calcext:value-type="float">
            <text:p>349.545441</text:p>
          </table:table-cell>
          <table:table-cell office:value-type="float" office:value="12.323804" calcext:value-type="float">
            <text:p>12.323804</text:p>
          </table:table-cell>
          <table:table-cell table:formula="of:=[.C315]-[.C31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844" calcext:value-type="float">
            <text:p>35844</text:p>
          </table:table-cell>
          <table:table-cell office:value-type="float" office:value="349.380432" calcext:value-type="float">
            <text:p>349.380432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045" calcext:value-type="float">
            <text:p>12.324045</text:p>
          </table:table-cell>
          <table:table-cell table:formula="of:=[.C316]-[.C31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935" calcext:value-type="float">
            <text:p>35935</text:p>
          </table:table-cell>
          <table:table-cell office:value-type="float" office:value="349.386169" calcext:value-type="float">
            <text:p>349.386169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4247" calcext:value-type="float">
            <text:p>12.324247</text:p>
          </table:table-cell>
          <table:table-cell table:formula="of:=[.C317]-[.C31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026" calcext:value-type="float">
            <text:p>36026</text:p>
          </table:table-cell>
          <table:table-cell office:value-type="float" office:value="349.395691" calcext:value-type="float">
            <text:p>349.395691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4584" calcext:value-type="float">
            <text:p>12.324584</text:p>
          </table:table-cell>
          <table:table-cell table:formula="of:=[.C318]-[.C31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117" calcext:value-type="float">
            <text:p>36117</text:p>
          </table:table-cell>
          <table:table-cell office:value-type="float" office:value="349.391815" calcext:value-type="float">
            <text:p>349.391815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4447" calcext:value-type="float">
            <text:p>12.324447</text:p>
          </table:table-cell>
          <table:table-cell table:formula="of:=[.C319]-[.C31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208" calcext:value-type="float">
            <text:p>36208</text:p>
          </table:table-cell>
          <table:table-cell office:value-type="float" office:value="349.422516" calcext:value-type="float">
            <text:p>349.422516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553" calcext:value-type="float">
            <text:p>12.32553</text:p>
          </table:table-cell>
          <table:table-cell table:formula="of:=[.C320]-[.C31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299" calcext:value-type="float">
            <text:p>36299</text:p>
          </table:table-cell>
          <table:table-cell office:value-type="float" office:value="349.41568" calcext:value-type="float">
            <text:p>349.41568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5289" calcext:value-type="float">
            <text:p>12.325289</text:p>
          </table:table-cell>
          <table:table-cell table:formula="of:=[.C321]-[.C32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390" calcext:value-type="float">
            <text:p>36390</text:p>
          </table:table-cell>
          <table:table-cell office:value-type="float" office:value="349.40274" calcext:value-type="float">
            <text:p>349.40274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24832" calcext:value-type="float">
            <text:p>12.324832</text:p>
          </table:table-cell>
          <table:table-cell table:formula="of:=[.C322]-[.C32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481" calcext:value-type="float">
            <text:p>36481</text:p>
          </table:table-cell>
          <table:table-cell office:value-type="float" office:value="349.404999" calcext:value-type="float">
            <text:p>349.404999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4912" calcext:value-type="float">
            <text:p>12.324912</text:p>
          </table:table-cell>
          <table:table-cell table:formula="of:=[.C323]-[.C32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572" calcext:value-type="float">
            <text:p>36572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4816" calcext:value-type="float">
            <text:p>12.324816</text:p>
          </table:table-cell>
          <table:table-cell table:formula="of:=[.C324]-[.C32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663" calcext:value-type="float">
            <text:p>36663</text:p>
          </table:table-cell>
          <table:table-cell office:value-type="float" office:value="349.382965" calcext:value-type="float">
            <text:p>349.382965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4135" calcext:value-type="float">
            <text:p>12.324135</text:p>
          </table:table-cell>
          <table:table-cell table:formula="of:=[.C325]-[.C32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754" calcext:value-type="float">
            <text:p>36754</text:p>
          </table:table-cell>
          <table:table-cell office:value-type="float" office:value="349.377747" calcext:value-type="float">
            <text:p>349.377747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3951" calcext:value-type="float">
            <text:p>12.323951</text:p>
          </table:table-cell>
          <table:table-cell table:formula="of:=[.C326]-[.C32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845" calcext:value-type="float">
            <text:p>36845</text:p>
          </table:table-cell>
          <table:table-cell office:value-type="float" office:value="349.366364" calcext:value-type="float">
            <text:p>349.366364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3549" calcext:value-type="float">
            <text:p>12.323549</text:p>
          </table:table-cell>
          <table:table-cell table:formula="of:=[.C327]-[.C32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936" calcext:value-type="float">
            <text:p>36936</text:p>
          </table:table-cell>
          <table:table-cell office:value-type="float" office:value="349.356384" calcext:value-type="float">
            <text:p>349.356384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197" calcext:value-type="float">
            <text:p>12.323197</text:p>
          </table:table-cell>
          <table:table-cell table:formula="of:=[.C328]-[.C32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027" calcext:value-type="float">
            <text:p>37027</text:p>
          </table:table-cell>
          <table:table-cell office:value-type="float" office:value="349.357483" calcext:value-type="float">
            <text:p>349.357483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3236" calcext:value-type="float">
            <text:p>12.323236</text:p>
          </table:table-cell>
          <table:table-cell table:formula="of:=[.C329]-[.C32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118" calcext:value-type="float">
            <text:p>37118</text:p>
          </table:table-cell>
          <table:table-cell office:value-type="float" office:value="349.370667" calcext:value-type="float">
            <text:p>349.370667</text:p>
          </table:table-cell>
          <table:table-cell office:value-type="float" office:value="349.570465" calcext:value-type="float">
            <text:p>349.570465</text:p>
          </table:table-cell>
          <table:table-cell office:value-type="float" office:value="12.323701" calcext:value-type="float">
            <text:p>12.323701</text:p>
          </table:table-cell>
          <table:table-cell table:formula="of:=[.C330]-[.C32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209" calcext:value-type="float">
            <text:p>37209</text:p>
          </table:table-cell>
          <table:table-cell office:value-type="float" office:value="349.357483" calcext:value-type="float">
            <text:p>349.357483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23236" calcext:value-type="float">
            <text:p>12.323236</text:p>
          </table:table-cell>
          <table:table-cell table:formula="of:=[.C331]-[.C33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300" calcext:value-type="float">
            <text:p>37300</text:p>
          </table:table-cell>
          <table:table-cell office:value-type="float" office:value="349.380432" calcext:value-type="float">
            <text:p>349.380432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4045" calcext:value-type="float">
            <text:p>12.324045</text:p>
          </table:table-cell>
          <table:table-cell table:formula="of:=[.C332]-[.C33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391" calcext:value-type="float">
            <text:p>37391</text:p>
          </table:table-cell>
          <table:table-cell office:value-type="float" office:value="349.38385" calcext:value-type="float">
            <text:p>349.38385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4166" calcext:value-type="float">
            <text:p>12.324166</text:p>
          </table:table-cell>
          <table:table-cell table:formula="of:=[.C333]-[.C33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481" calcext:value-type="float">
            <text:p>37481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3774" calcext:value-type="float">
            <text:p>12.323774</text:p>
          </table:table-cell>
          <table:table-cell table:formula="of:=[.C334]-[.C333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572" calcext:value-type="float">
            <text:p>37572</text:p>
          </table:table-cell>
          <table:table-cell office:value-type="float" office:value="349.374786" calcext:value-type="float">
            <text:p>349.374786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846" calcext:value-type="float">
            <text:p>12.323846</text:p>
          </table:table-cell>
          <table:table-cell table:formula="of:=[.C335]-[.C33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663" calcext:value-type="float">
            <text:p>37663</text:p>
          </table:table-cell>
          <table:table-cell office:value-type="float" office:value="349.367493" calcext:value-type="float">
            <text:p>349.367493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23589" calcext:value-type="float">
            <text:p>12.323589</text:p>
          </table:table-cell>
          <table:table-cell table:formula="of:=[.C336]-[.C33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754" calcext:value-type="float">
            <text:p>37754</text:p>
          </table:table-cell>
          <table:table-cell office:value-type="float" office:value="349.36911" calcext:value-type="float">
            <text:p>349.36911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3646" calcext:value-type="float">
            <text:p>12.323646</text:p>
          </table:table-cell>
          <table:table-cell table:formula="of:=[.C337]-[.C33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845" calcext:value-type="float">
            <text:p>37845</text:p>
          </table:table-cell>
          <table:table-cell office:value-type="float" office:value="349.375214" calcext:value-type="float">
            <text:p>349.375214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3861" calcext:value-type="float">
            <text:p>12.323861</text:p>
          </table:table-cell>
          <table:table-cell table:formula="of:=[.C338]-[.C33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936" calcext:value-type="float">
            <text:p>37936</text:p>
          </table:table-cell>
          <table:table-cell office:value-type="float" office:value="349.369781" calcext:value-type="float">
            <text:p>349.369781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69" calcext:value-type="float">
            <text:p>12.323669</text:p>
          </table:table-cell>
          <table:table-cell table:formula="of:=[.C339]-[.C33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027" calcext:value-type="float">
            <text:p>38027</text:p>
          </table:table-cell>
          <table:table-cell office:value-type="float" office:value="349.349762" calcext:value-type="float">
            <text:p>349.349762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2964" calcext:value-type="float">
            <text:p>12.322964</text:p>
          </table:table-cell>
          <table:table-cell table:formula="of:=[.C340]-[.C33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118" calcext:value-type="float">
            <text:p>38118</text:p>
          </table:table-cell>
          <table:table-cell office:value-type="float" office:value="349.365204" calcext:value-type="float">
            <text:p>349.365204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3508" calcext:value-type="float">
            <text:p>12.323508</text:p>
          </table:table-cell>
          <table:table-cell table:formula="of:=[.C341]-[.C34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209" calcext:value-type="float">
            <text:p>38209</text:p>
          </table:table-cell>
          <table:table-cell office:value-type="float" office:value="349.357239" calcext:value-type="float">
            <text:p>349.357239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227" calcext:value-type="float">
            <text:p>12.323227</text:p>
          </table:table-cell>
          <table:table-cell table:formula="of:=[.C342]-[.C34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300" calcext:value-type="float">
            <text:p>38300</text:p>
          </table:table-cell>
          <table:table-cell office:value-type="float" office:value="349.360901" calcext:value-type="float">
            <text:p>349.360901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3357" calcext:value-type="float">
            <text:p>12.323357</text:p>
          </table:table-cell>
          <table:table-cell table:formula="of:=[.C343]-[.C34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391" calcext:value-type="float">
            <text:p>38391</text:p>
          </table:table-cell>
          <table:table-cell office:value-type="float" office:value="349.37796" calcext:value-type="float">
            <text:p>349.37796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3958" calcext:value-type="float">
            <text:p>12.323958</text:p>
          </table:table-cell>
          <table:table-cell table:formula="of:=[.C344]-[.C34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482" calcext:value-type="float">
            <text:p>38482</text:p>
          </table:table-cell>
          <table:table-cell office:value-type="float" office:value="349.376801" calcext:value-type="float">
            <text:p>349.376801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917" calcext:value-type="float">
            <text:p>12.323917</text:p>
          </table:table-cell>
          <table:table-cell table:formula="of:=[.C345]-[.C34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573" calcext:value-type="float">
            <text:p>38573</text:p>
          </table:table-cell>
          <table:table-cell office:value-type="float" office:value="349.385223" calcext:value-type="float">
            <text:p>349.385223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4214" calcext:value-type="float">
            <text:p>12.324214</text:p>
          </table:table-cell>
          <table:table-cell table:formula="of:=[.C346]-[.C34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664" calcext:value-type="float">
            <text:p>38664</text:p>
          </table:table-cell>
          <table:table-cell office:value-type="float" office:value="349.383606" calcext:value-type="float">
            <text:p>349.383606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4158" calcext:value-type="float">
            <text:p>12.324158</text:p>
          </table:table-cell>
          <table:table-cell table:formula="of:=[.C347]-[.C34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755" calcext:value-type="float">
            <text:p>38755</text:p>
          </table:table-cell>
          <table:table-cell office:value-type="float" office:value="349.38678" calcext:value-type="float">
            <text:p>349.38678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4269" calcext:value-type="float">
            <text:p>12.324269</text:p>
          </table:table-cell>
          <table:table-cell table:formula="of:=[.C348]-[.C34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846" calcext:value-type="float">
            <text:p>38846</text:p>
          </table:table-cell>
          <table:table-cell office:value-type="float" office:value="349.379974" calcext:value-type="float">
            <text:p>349.379974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4029" calcext:value-type="float">
            <text:p>12.324029</text:p>
          </table:table-cell>
          <table:table-cell table:formula="of:=[.C349]-[.C34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937" calcext:value-type="float">
            <text:p>38937</text:p>
          </table:table-cell>
          <table:table-cell office:value-type="float" office:value="349.389313" calcext:value-type="float">
            <text:p>349.389313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4359" calcext:value-type="float">
            <text:p>12.324359</text:p>
          </table:table-cell>
          <table:table-cell table:formula="of:=[.C350]-[.C34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028" calcext:value-type="float">
            <text:p>39028</text:p>
          </table:table-cell>
          <table:table-cell office:value-type="float" office:value="349.384521" calcext:value-type="float">
            <text:p>349.384521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4189" calcext:value-type="float">
            <text:p>12.324189</text:p>
          </table:table-cell>
          <table:table-cell table:formula="of:=[.C351]-[.C35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119" calcext:value-type="float">
            <text:p>39119</text:p>
          </table:table-cell>
          <table:table-cell office:value-type="float" office:value="349.427917" calcext:value-type="float">
            <text:p>349.427917</text:p>
          </table:table-cell>
          <table:table-cell office:value-type="float" office:value="349.802277" calcext:value-type="float">
            <text:p>349.802277</text:p>
          </table:table-cell>
          <table:table-cell office:value-type="float" office:value="12.325721" calcext:value-type="float">
            <text:p>12.325721</text:p>
          </table:table-cell>
          <table:table-cell table:formula="of:=[.C352]-[.C35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210" calcext:value-type="float">
            <text:p>39210</text:p>
          </table:table-cell>
          <table:table-cell office:value-type="float" office:value="349.261139" calcext:value-type="float">
            <text:p>349.261139</text:p>
          </table:table-cell>
          <table:table-cell office:value-type="float" office:value="347.731812" calcext:value-type="float">
            <text:p>347.731812</text:p>
          </table:table-cell>
          <table:table-cell office:value-type="float" office:value="12.319838" calcext:value-type="float">
            <text:p>12.319838</text:p>
          </table:table-cell>
          <table:table-cell table:formula="of:=[.C353]-[.C35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301" calcext:value-type="float">
            <text:p>39301</text:p>
          </table:table-cell>
          <table:table-cell office:value-type="float" office:value="349.393402" calcext:value-type="float">
            <text:p>349.393402</text:p>
          </table:table-cell>
          <table:table-cell office:value-type="float" office:value="350.813629" calcext:value-type="float">
            <text:p>350.813629</text:p>
          </table:table-cell>
          <table:table-cell office:value-type="float" office:value="12.324503" calcext:value-type="float">
            <text:p>12.324503</text:p>
          </table:table-cell>
          <table:table-cell table:formula="of:=[.C354]-[.C35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392" calcext:value-type="float">
            <text:p>39392</text:p>
          </table:table-cell>
          <table:table-cell office:value-type="float" office:value="349.327728" calcext:value-type="float">
            <text:p>349.327728</text:p>
          </table:table-cell>
          <table:table-cell office:value-type="float" office:value="348.704559" calcext:value-type="float">
            <text:p>348.704559</text:p>
          </table:table-cell>
          <table:table-cell office:value-type="float" office:value="12.322186" calcext:value-type="float">
            <text:p>12.322186</text:p>
          </table:table-cell>
          <table:table-cell table:formula="of:=[.C355]-[.C35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483" calcext:value-type="float">
            <text:p>39483</text:p>
          </table:table-cell>
          <table:table-cell office:value-type="float" office:value="349.344086" calcext:value-type="float">
            <text:p>349.344086</text:p>
          </table:table-cell>
          <table:table-cell office:value-type="float" office:value="349.506805" calcext:value-type="float">
            <text:p>349.506805</text:p>
          </table:table-cell>
          <table:table-cell office:value-type="float" office:value="12.322763" calcext:value-type="float">
            <text:p>12.322763</text:p>
          </table:table-cell>
          <table:table-cell table:formula="of:=[.C356]-[.C35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574" calcext:value-type="float">
            <text:p>39574</text:p>
          </table:table-cell>
          <table:table-cell office:value-type="float" office:value="349.346832" calcext:value-type="float">
            <text:p>349.346832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286" calcext:value-type="float">
            <text:p>12.32286</text:p>
          </table:table-cell>
          <table:table-cell table:formula="of:=[.C357]-[.C35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665" calcext:value-type="float">
            <text:p>39665</text:p>
          </table:table-cell>
          <table:table-cell office:value-type="float" office:value="349.331116" calcext:value-type="float">
            <text:p>349.331116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2306" calcext:value-type="float">
            <text:p>12.322306</text:p>
          </table:table-cell>
          <table:table-cell table:formula="of:=[.C358]-[.C35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756" calcext:value-type="float">
            <text:p>39756</text:p>
          </table:table-cell>
          <table:table-cell office:value-type="float" office:value="349.326813" calcext:value-type="float">
            <text:p>349.326813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22154" calcext:value-type="float">
            <text:p>12.322154</text:p>
          </table:table-cell>
          <table:table-cell table:formula="of:=[.C359]-[.C35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846" calcext:value-type="float">
            <text:p>39846</text:p>
          </table:table-cell>
          <table:table-cell office:value-type="float" office:value="349.308868" calcext:value-type="float">
            <text:p>349.308868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1521" calcext:value-type="float">
            <text:p>12.321521</text:p>
          </table:table-cell>
          <table:table-cell table:formula="of:=[.C360]-[.C359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937" calcext:value-type="float">
            <text:p>39937</text:p>
          </table:table-cell>
          <table:table-cell office:value-type="float" office:value="349.31134" calcext:value-type="float">
            <text:p>349.31134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1609" calcext:value-type="float">
            <text:p>12.321609</text:p>
          </table:table-cell>
          <table:table-cell table:formula="of:=[.C361]-[.C36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028" calcext:value-type="float">
            <text:p>40028</text:p>
          </table:table-cell>
          <table:table-cell office:value-type="float" office:value="349.266144" calcext:value-type="float">
            <text:p>349.266144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0014" calcext:value-type="float">
            <text:p>12.320014</text:p>
          </table:table-cell>
          <table:table-cell table:formula="of:=[.C362]-[.C36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119" calcext:value-type="float">
            <text:p>40119</text:p>
          </table:table-cell>
          <table:table-cell office:value-type="float" office:value="349.423401" calcext:value-type="float">
            <text:p>349.423401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5561" calcext:value-type="float">
            <text:p>12.325561</text:p>
          </table:table-cell>
          <table:table-cell table:formula="of:=[.C363]-[.C36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210" calcext:value-type="float">
            <text:p>40210</text:p>
          </table:table-cell>
          <table:table-cell office:value-type="float" office:value="349.253174" calcext:value-type="float">
            <text:p>349.253174</text:p>
          </table:table-cell>
          <table:table-cell office:value-type="float" office:value="349.111359" calcext:value-type="float">
            <text:p>349.111359</text:p>
          </table:table-cell>
          <table:table-cell office:value-type="float" office:value="12.319556" calcext:value-type="float">
            <text:p>12.319556</text:p>
          </table:table-cell>
          <table:table-cell table:formula="of:=[.C364]-[.C36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301" calcext:value-type="float">
            <text:p>40301</text:p>
          </table:table-cell>
          <table:table-cell office:value-type="float" office:value="349.319092" calcext:value-type="float">
            <text:p>349.319092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1881" calcext:value-type="float">
            <text:p>12.321881</text:p>
          </table:table-cell>
          <table:table-cell table:formula="of:=[.C365]-[.C36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392" calcext:value-type="float">
            <text:p>40392</text:p>
          </table:table-cell>
          <table:table-cell office:value-type="float" office:value="349.324768" calcext:value-type="float">
            <text:p>349.324768</text:p>
          </table:table-cell>
          <table:table-cell office:value-type="float" office:value="349.563629" calcext:value-type="float">
            <text:p>349.563629</text:p>
          </table:table-cell>
          <table:table-cell office:value-type="float" office:value="12.322082" calcext:value-type="float">
            <text:p>12.322082</text:p>
          </table:table-cell>
          <table:table-cell table:formula="of:=[.C366]-[.C36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483" calcext:value-type="float">
            <text:p>40483</text:p>
          </table:table-cell>
          <table:table-cell office:value-type="float" office:value="349.331146" calcext:value-type="float">
            <text:p>349.331146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2307" calcext:value-type="float">
            <text:p>12.322307</text:p>
          </table:table-cell>
          <table:table-cell table:formula="of:=[.C367]-[.C36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574" calcext:value-type="float">
            <text:p>40574</text:p>
          </table:table-cell>
          <table:table-cell office:value-type="float" office:value="349.326141" calcext:value-type="float">
            <text:p>349.326141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2213" calcext:value-type="float">
            <text:p>12.32213</text:p>
          </table:table-cell>
          <table:table-cell table:formula="of:=[.C368]-[.C36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665" calcext:value-type="float">
            <text:p>40665</text:p>
          </table:table-cell>
          <table:table-cell office:value-type="float" office:value="349.335907" calcext:value-type="float">
            <text:p>349.335907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2474" calcext:value-type="float">
            <text:p>12.322474</text:p>
          </table:table-cell>
          <table:table-cell table:formula="of:=[.C369]-[.C36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756" calcext:value-type="float">
            <text:p>40756</text:p>
          </table:table-cell>
          <table:table-cell office:value-type="float" office:value="349.339081" calcext:value-type="float">
            <text:p>349.339081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2587" calcext:value-type="float">
            <text:p>12.322587</text:p>
          </table:table-cell>
          <table:table-cell table:formula="of:=[.C370]-[.C36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847" calcext:value-type="float">
            <text:p>40847</text:p>
          </table:table-cell>
          <table:table-cell office:value-type="float" office:value="349.336823" calcext:value-type="float">
            <text:p>349.336823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507" calcext:value-type="float">
            <text:p>12.322507</text:p>
          </table:table-cell>
          <table:table-cell table:formula="of:=[.C371]-[.C37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938" calcext:value-type="float">
            <text:p>40938</text:p>
          </table:table-cell>
          <table:table-cell office:value-type="float" office:value="349.321808" calcext:value-type="float">
            <text:p>349.321808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12.321978" calcext:value-type="float">
            <text:p>12.321978</text:p>
          </table:table-cell>
          <table:table-cell table:formula="of:=[.C372]-[.C37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029" calcext:value-type="float">
            <text:p>41029</text:p>
          </table:table-cell>
          <table:table-cell office:value-type="float" office:value="349.336578" calcext:value-type="float">
            <text:p>349.336578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2498" calcext:value-type="float">
            <text:p>12.322498</text:p>
          </table:table-cell>
          <table:table-cell table:formula="of:=[.C373]-[.C37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120" calcext:value-type="float">
            <text:p>41120</text:p>
          </table:table-cell>
          <table:table-cell office:value-type="float" office:value="349.358185" calcext:value-type="float">
            <text:p>349.358185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326" calcext:value-type="float">
            <text:p>12.32326</text:p>
          </table:table-cell>
          <table:table-cell table:formula="of:=[.C374]-[.C37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211" calcext:value-type="float">
            <text:p>41211</text:p>
          </table:table-cell>
          <table:table-cell office:value-type="float" office:value="349.349548" calcext:value-type="float">
            <text:p>349.349548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2956" calcext:value-type="float">
            <text:p>12.322956</text:p>
          </table:table-cell>
          <table:table-cell table:formula="of:=[.C375]-[.C37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302" calcext:value-type="float">
            <text:p>41302</text:p>
          </table:table-cell>
          <table:table-cell office:value-type="float" office:value="349.321106" calcext:value-type="float">
            <text:p>349.321106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1953" calcext:value-type="float">
            <text:p>12.321953</text:p>
          </table:table-cell>
          <table:table-cell table:formula="of:=[.C376]-[.C37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393" calcext:value-type="float">
            <text:p>41393</text:p>
          </table:table-cell>
          <table:table-cell office:value-type="float" office:value="349.294525" calcext:value-type="float">
            <text:p>349.294525</text:p>
          </table:table-cell>
          <table:table-cell office:value-type="float" office:value="349.152283" calcext:value-type="float">
            <text:p>349.152283</text:p>
          </table:table-cell>
          <table:table-cell office:value-type="float" office:value="12.321015" calcext:value-type="float">
            <text:p>12.321015</text:p>
          </table:table-cell>
          <table:table-cell table:formula="of:=[.C377]-[.C37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484" calcext:value-type="float">
            <text:p>41484</text:p>
          </table:table-cell>
          <table:table-cell office:value-type="float" office:value="349.303406" calcext:value-type="float">
            <text:p>349.303406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1328" calcext:value-type="float">
            <text:p>12.321328</text:p>
          </table:table-cell>
          <table:table-cell table:formula="of:=[.C378]-[.C37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575" calcext:value-type="float">
            <text:p>41575</text:p>
          </table:table-cell>
          <table:table-cell office:value-type="float" office:value="349.305237" calcext:value-type="float">
            <text:p>349.305237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1393" calcext:value-type="float">
            <text:p>12.321393</text:p>
          </table:table-cell>
          <table:table-cell table:formula="of:=[.C379]-[.C37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666" calcext:value-type="float">
            <text:p>41666</text:p>
          </table:table-cell>
          <table:table-cell office:value-type="float" office:value="349.297943" calcext:value-type="float">
            <text:p>349.297943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21136" calcext:value-type="float">
            <text:p>12.321136</text:p>
          </table:table-cell>
          <table:table-cell table:formula="of:=[.C380]-[.C37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757" calcext:value-type="float">
            <text:p>41757</text:p>
          </table:table-cell>
          <table:table-cell office:value-type="float" office:value="349.285706" calcext:value-type="float">
            <text:p>349.285706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20704" calcext:value-type="float">
            <text:p>12.320704</text:p>
          </table:table-cell>
          <table:table-cell table:formula="of:=[.C381]-[.C38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848" calcext:value-type="float">
            <text:p>41848</text:p>
          </table:table-cell>
          <table:table-cell office:value-type="float" office:value="349.312286" calcext:value-type="float">
            <text:p>349.312286</text:p>
          </table:table-cell>
          <table:table-cell office:value-type="float" office:value="349.465912" calcext:value-type="float">
            <text:p>349.465912</text:p>
          </table:table-cell>
          <table:table-cell office:value-type="float" office:value="12.321642" calcext:value-type="float">
            <text:p>12.321642</text:p>
          </table:table-cell>
          <table:table-cell table:formula="of:=[.C382]-[.C38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939" calcext:value-type="float">
            <text:p>41939</text:p>
          </table:table-cell>
          <table:table-cell office:value-type="float" office:value="349.294556" calcext:value-type="float">
            <text:p>349.294556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1016" calcext:value-type="float">
            <text:p>12.321016</text:p>
          </table:table-cell>
          <table:table-cell table:formula="of:=[.C383]-[.C38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029" calcext:value-type="float">
            <text:p>42029</text:p>
          </table:table-cell>
          <table:table-cell office:value-type="float" office:value="349.284332" calcext:value-type="float">
            <text:p>349.284332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20656" calcext:value-type="float">
            <text:p>12.320656</text:p>
          </table:table-cell>
          <table:table-cell table:formula="of:=[.C384]-[.C383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120" calcext:value-type="float">
            <text:p>42120</text:p>
          </table:table-cell>
          <table:table-cell office:value-type="float" office:value="349.299316" calcext:value-type="float">
            <text:p>349.299316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1184" calcext:value-type="float">
            <text:p>12.321184</text:p>
          </table:table-cell>
          <table:table-cell table:formula="of:=[.C385]-[.C38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211" calcext:value-type="float">
            <text:p>42211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1528" calcext:value-type="float">
            <text:p>12.321528</text:p>
          </table:table-cell>
          <table:table-cell table:formula="of:=[.C386]-[.C38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302" calcext:value-type="float">
            <text:p>42302</text:p>
          </table:table-cell>
          <table:table-cell office:value-type="float" office:value="349.32135" calcext:value-type="float">
            <text:p>349.32135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1961" calcext:value-type="float">
            <text:p>12.321961</text:p>
          </table:table-cell>
          <table:table-cell table:formula="of:=[.C387]-[.C38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393" calcext:value-type="float">
            <text:p>42393</text:p>
          </table:table-cell>
          <table:table-cell office:value-type="float" office:value="349.317047" calcext:value-type="float">
            <text:p>349.317047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181" calcext:value-type="float">
            <text:p>12.32181</text:p>
          </table:table-cell>
          <table:table-cell table:formula="of:=[.C388]-[.C38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484" calcext:value-type="float">
            <text:p>42484</text:p>
          </table:table-cell>
          <table:table-cell office:value-type="float" office:value="349.311829" calcext:value-type="float">
            <text:p>349.311829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626" calcext:value-type="float">
            <text:p>12.321626</text:p>
          </table:table-cell>
          <table:table-cell table:formula="of:=[.C389]-[.C38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575" calcext:value-type="float">
            <text:p>42575</text:p>
          </table:table-cell>
          <table:table-cell office:value-type="float" office:value="349.312714" calcext:value-type="float">
            <text:p>349.312714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21656" calcext:value-type="float">
            <text:p>12.321656</text:p>
          </table:table-cell>
          <table:table-cell table:formula="of:=[.C390]-[.C38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666" calcext:value-type="float">
            <text:p>42666</text:p>
          </table:table-cell>
          <table:table-cell office:value-type="float" office:value="349.317505" calcext:value-type="float">
            <text:p>349.317505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1826" calcext:value-type="float">
            <text:p>12.321826</text:p>
          </table:table-cell>
          <table:table-cell table:formula="of:=[.C391]-[.C39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757" calcext:value-type="float">
            <text:p>42757</text:p>
          </table:table-cell>
          <table:table-cell office:value-type="float" office:value="349.291565" calcext:value-type="float">
            <text:p>349.291565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2091" calcext:value-type="float">
            <text:p>12.32091</text:p>
          </table:table-cell>
          <table:table-cell table:formula="of:=[.C392]-[.C39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848" calcext:value-type="float">
            <text:p>42848</text:p>
          </table:table-cell>
          <table:table-cell office:value-type="float" office:value="349.302948" calcext:value-type="float">
            <text:p>349.302948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1312" calcext:value-type="float">
            <text:p>12.321312</text:p>
          </table:table-cell>
          <table:table-cell table:formula="of:=[.C393]-[.C39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939" calcext:value-type="float">
            <text:p>42939</text:p>
          </table:table-cell>
          <table:table-cell office:value-type="float" office:value="349.314087" calcext:value-type="float">
            <text:p>349.314087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1705" calcext:value-type="float">
            <text:p>12.321705</text:p>
          </table:table-cell>
          <table:table-cell table:formula="of:=[.C394]-[.C39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030" calcext:value-type="float">
            <text:p>43030</text:p>
          </table:table-cell>
          <table:table-cell office:value-type="float" office:value="349.305908" calcext:value-type="float">
            <text:p>349.305908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1417" calcext:value-type="float">
            <text:p>12.321417</text:p>
          </table:table-cell>
          <table:table-cell table:formula="of:=[.C395]-[.C39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121" calcext:value-type="float">
            <text:p>43121</text:p>
          </table:table-cell>
          <table:table-cell office:value-type="float" office:value="349.282043" calcext:value-type="float">
            <text:p>349.282043</text:p>
          </table:table-cell>
          <table:table-cell office:value-type="float" office:value="349.138641" calcext:value-type="float">
            <text:p>349.138641</text:p>
          </table:table-cell>
          <table:table-cell office:value-type="float" office:value="12.320575" calcext:value-type="float">
            <text:p>12.320575</text:p>
          </table:table-cell>
          <table:table-cell table:formula="of:=[.C396]-[.C39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212" calcext:value-type="float">
            <text:p>43212</text:p>
          </table:table-cell>
          <table:table-cell office:value-type="float" office:value="349.282043" calcext:value-type="float">
            <text:p>349.282043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575" calcext:value-type="float">
            <text:p>12.320575</text:p>
          </table:table-cell>
          <table:table-cell table:formula="of:=[.C397]-[.C39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303" calcext:value-type="float">
            <text:p>43303</text:p>
          </table:table-cell>
          <table:table-cell office:value-type="float" office:value="349.290466" calcext:value-type="float">
            <text:p>349.290466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0872" calcext:value-type="float">
            <text:p>12.320872</text:p>
          </table:table-cell>
          <table:table-cell table:formula="of:=[.C398]-[.C39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394" calcext:value-type="float">
            <text:p>43394</text:p>
          </table:table-cell>
          <table:table-cell office:value-type="float" office:value="349.29068" calcext:value-type="float">
            <text:p>349.29068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0879" calcext:value-type="float">
            <text:p>12.320879</text:p>
          </table:table-cell>
          <table:table-cell table:formula="of:=[.C399]-[.C39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485" calcext:value-type="float">
            <text:p>43485</text:p>
          </table:table-cell>
          <table:table-cell office:value-type="float" office:value="349.299316" calcext:value-type="float">
            <text:p>349.299316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1184" calcext:value-type="float">
            <text:p>12.321184</text:p>
          </table:table-cell>
          <table:table-cell table:formula="of:=[.C400]-[.C39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576" calcext:value-type="float">
            <text:p>43576</text:p>
          </table:table-cell>
          <table:table-cell office:value-type="float" office:value="349.312714" calcext:value-type="float">
            <text:p>349.312714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1656" calcext:value-type="float">
            <text:p>12.321656</text:p>
          </table:table-cell>
          <table:table-cell table:formula="of:=[.C401]-[.C40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667" calcext:value-type="float">
            <text:p>43667</text:p>
          </table:table-cell>
          <table:table-cell office:value-type="float" office:value="349.330017" calcext:value-type="float">
            <text:p>349.330017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2267" calcext:value-type="float">
            <text:p>12.322267</text:p>
          </table:table-cell>
          <table:table-cell table:formula="of:=[.C402]-[.C40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758" calcext:value-type="float">
            <text:p>43758</text:p>
          </table:table-cell>
          <table:table-cell office:value-type="float" office:value="349.308167" calcext:value-type="float">
            <text:p>349.308167</text:p>
          </table:table-cell>
          <table:table-cell office:value-type="float" office:value="349.170441" calcext:value-type="float">
            <text:p>349.170441</text:p>
          </table:table-cell>
          <table:table-cell office:value-type="float" office:value="12.321496" calcext:value-type="float">
            <text:p>12.321496</text:p>
          </table:table-cell>
          <table:table-cell table:formula="of:=[.C403]-[.C40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849" calcext:value-type="float">
            <text:p>43849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368" calcext:value-type="float">
            <text:p>12.321368</text:p>
          </table:table-cell>
          <table:table-cell table:formula="of:=[.C404]-[.C40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940" calcext:value-type="float">
            <text:p>43940</text:p>
          </table:table-cell>
          <table:table-cell office:value-type="float" office:value="349.308868" calcext:value-type="float">
            <text:p>349.308868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1521" calcext:value-type="float">
            <text:p>12.321521</text:p>
          </table:table-cell>
          <table:table-cell table:formula="of:=[.C405]-[.C40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031" calcext:value-type="float">
            <text:p>44031</text:p>
          </table:table-cell>
          <table:table-cell office:value-type="float" office:value="349.321594" calcext:value-type="float">
            <text:p>349.321594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197" calcext:value-type="float">
            <text:p>12.32197</text:p>
          </table:table-cell>
          <table:table-cell table:formula="of:=[.C406]-[.C40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122" calcext:value-type="float">
            <text:p>44122</text:p>
          </table:table-cell>
          <table:table-cell office:value-type="float" office:value="349.329529" calcext:value-type="float">
            <text:p>349.329529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2249" calcext:value-type="float">
            <text:p>12.322249</text:p>
          </table:table-cell>
          <table:table-cell table:formula="of:=[.C407]-[.C40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212" calcext:value-type="float">
            <text:p>44212</text:p>
          </table:table-cell>
          <table:table-cell office:value-type="float" office:value="349.337494" calcext:value-type="float">
            <text:p>349.337494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2531" calcext:value-type="float">
            <text:p>12.322531</text:p>
          </table:table-cell>
          <table:table-cell table:formula="of:=[.C408]-[.C407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303" calcext:value-type="float">
            <text:p>44303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2209" calcext:value-type="float">
            <text:p>12.32209</text:p>
          </table:table-cell>
          <table:table-cell table:formula="of:=[.C409]-[.C40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394" calcext:value-type="float">
            <text:p>44394</text:p>
          </table:table-cell>
          <table:table-cell office:value-type="float" office:value="349.328644" calcext:value-type="float">
            <text:p>349.328644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2219" calcext:value-type="float">
            <text:p>12.322219</text:p>
          </table:table-cell>
          <table:table-cell table:formula="of:=[.C410]-[.C40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485" calcext:value-type="float">
            <text:p>44485</text:p>
          </table:table-cell>
          <table:table-cell office:value-type="float" office:value="349.323639" calcext:value-type="float">
            <text:p>349.323639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042" calcext:value-type="float">
            <text:p>12.322042</text:p>
          </table:table-cell>
          <table:table-cell table:formula="of:=[.C411]-[.C41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576" calcext:value-type="float">
            <text:p>44576</text:p>
          </table:table-cell>
          <table:table-cell office:value-type="float" office:value="349.321594" calcext:value-type="float">
            <text:p>349.321594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197" calcext:value-type="float">
            <text:p>12.32197</text:p>
          </table:table-cell>
          <table:table-cell table:formula="of:=[.C412]-[.C41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667" calcext:value-type="float">
            <text:p>44667</text:p>
          </table:table-cell>
          <table:table-cell office:value-type="float" office:value="349.336609" calcext:value-type="float">
            <text:p>349.336609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2499" calcext:value-type="float">
            <text:p>12.322499</text:p>
          </table:table-cell>
          <table:table-cell table:formula="of:=[.C413]-[.C41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758" calcext:value-type="float">
            <text:p>44758</text:p>
          </table:table-cell>
          <table:table-cell office:value-type="float" office:value="349.328186" calcext:value-type="float">
            <text:p>349.328186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22203" calcext:value-type="float">
            <text:p>12.322203</text:p>
          </table:table-cell>
          <table:table-cell table:formula="of:=[.C414]-[.C41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849" calcext:value-type="float">
            <text:p>44849</text:p>
          </table:table-cell>
          <table:table-cell office:value-type="float" office:value="349.314331" calcext:value-type="float">
            <text:p>349.314331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21713" calcext:value-type="float">
            <text:p>12.321713</text:p>
          </table:table-cell>
          <table:table-cell table:formula="of:=[.C415]-[.C41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940" calcext:value-type="float">
            <text:p>44940</text:p>
          </table:table-cell>
          <table:table-cell office:value-type="float" office:value="349.329102" calcext:value-type="float">
            <text:p>349.329102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2235" calcext:value-type="float">
            <text:p>12.322235</text:p>
          </table:table-cell>
          <table:table-cell table:formula="of:=[.C416]-[.C41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031" calcext:value-type="float">
            <text:p>45031</text:p>
          </table:table-cell>
          <table:table-cell office:value-type="float" office:value="349.34137" calcext:value-type="float">
            <text:p>349.34137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12.322667" calcext:value-type="float">
            <text:p>12.322667</text:p>
          </table:table-cell>
          <table:table-cell table:formula="of:=[.C417]-[.C41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122" calcext:value-type="float">
            <text:p>45122</text:p>
          </table:table-cell>
          <table:table-cell office:value-type="float" office:value="349.325256" calcext:value-type="float">
            <text:p>349.325256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2099" calcext:value-type="float">
            <text:p>12.322099</text:p>
          </table:table-cell>
          <table:table-cell table:formula="of:=[.C418]-[.C41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213" calcext:value-type="float">
            <text:p>45213</text:p>
          </table:table-cell>
          <table:table-cell office:value-type="float" office:value="349.332062" calcext:value-type="float">
            <text:p>349.332062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2339" calcext:value-type="float">
            <text:p>12.322339</text:p>
          </table:table-cell>
          <table:table-cell table:formula="of:=[.C419]-[.C41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304" calcext:value-type="float">
            <text:p>45304</text:p>
          </table:table-cell>
          <table:table-cell office:value-type="float" office:value="349.316589" calcext:value-type="float">
            <text:p>349.316589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21794" calcext:value-type="float">
            <text:p>12.321794</text:p>
          </table:table-cell>
          <table:table-cell table:formula="of:=[.C420]-[.C41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395" calcext:value-type="float">
            <text:p>45395</text:p>
          </table:table-cell>
          <table:table-cell office:value-type="float" office:value="349.327057" calcext:value-type="float">
            <text:p>349.327057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2163" calcext:value-type="float">
            <text:p>12.322163</text:p>
          </table:table-cell>
          <table:table-cell table:formula="of:=[.C421]-[.C42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486" calcext:value-type="float">
            <text:p>45486</text:p>
          </table:table-cell>
          <table:table-cell office:value-type="float" office:value="349.308167" calcext:value-type="float">
            <text:p>349.308167</text:p>
          </table:table-cell>
          <table:table-cell office:value-type="float" office:value="349.170441" calcext:value-type="float">
            <text:p>349.170441</text:p>
          </table:table-cell>
          <table:table-cell office:value-type="float" office:value="12.321496" calcext:value-type="float">
            <text:p>12.321496</text:p>
          </table:table-cell>
          <table:table-cell table:formula="of:=[.C422]-[.C42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577" calcext:value-type="float">
            <text:p>45577</text:p>
          </table:table-cell>
          <table:table-cell office:value-type="float" office:value="349.292511" calcext:value-type="float">
            <text:p>349.292511</text:p>
          </table:table-cell>
          <table:table-cell office:value-type="float" office:value="349.163635" calcext:value-type="float">
            <text:p>349.163635</text:p>
          </table:table-cell>
          <table:table-cell office:value-type="float" office:value="12.320944" calcext:value-type="float">
            <text:p>12.320944</text:p>
          </table:table-cell>
          <table:table-cell table:formula="of:=[.C423]-[.C42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668" calcext:value-type="float">
            <text:p>45668</text:p>
          </table:table-cell>
          <table:table-cell office:value-type="float" office:value="349.311584" calcext:value-type="float">
            <text:p>349.311584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1617" calcext:value-type="float">
            <text:p>12.321617</text:p>
          </table:table-cell>
          <table:table-cell table:formula="of:=[.C424]-[.C42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759" calcext:value-type="float">
            <text:p>45759</text:p>
          </table:table-cell>
          <table:table-cell office:value-type="float" office:value="349.323425" calcext:value-type="float">
            <text:p>349.323425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2035" calcext:value-type="float">
            <text:p>12.322035</text:p>
          </table:table-cell>
          <table:table-cell table:formula="of:=[.C425]-[.C42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850" calcext:value-type="float">
            <text:p>45850</text:p>
          </table:table-cell>
          <table:table-cell office:value-type="float" office:value="349.316345" calcext:value-type="float">
            <text:p>349.316345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1785" calcext:value-type="float">
            <text:p>12.321785</text:p>
          </table:table-cell>
          <table:table-cell table:formula="of:=[.C426]-[.C42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941" calcext:value-type="float">
            <text:p>45941</text:p>
          </table:table-cell>
          <table:table-cell office:value-type="float" office:value="349.295898" calcext:value-type="float">
            <text:p>349.295898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1064" calcext:value-type="float">
            <text:p>12.321064</text:p>
          </table:table-cell>
          <table:table-cell table:formula="of:=[.C427]-[.C42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032" calcext:value-type="float">
            <text:p>46032</text:p>
          </table:table-cell>
          <table:table-cell office:value-type="float" office:value="349.285217" calcext:value-type="float">
            <text:p>349.285217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20686" calcext:value-type="float">
            <text:p>12.320686</text:p>
          </table:table-cell>
          <table:table-cell table:formula="of:=[.C428]-[.C42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123" calcext:value-type="float">
            <text:p>46123</text:p>
          </table:table-cell>
          <table:table-cell office:value-type="float" office:value="349.28363" calcext:value-type="float">
            <text:p>349.28363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20631" calcext:value-type="float">
            <text:p>12.320631</text:p>
          </table:table-cell>
          <table:table-cell table:formula="of:=[.C429]-[.C42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214" calcext:value-type="float">
            <text:p>46214</text:p>
          </table:table-cell>
          <table:table-cell office:value-type="float" office:value="349.297943" calcext:value-type="float">
            <text:p>349.297943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1136" calcext:value-type="float">
            <text:p>12.321136</text:p>
          </table:table-cell>
          <table:table-cell table:formula="of:=[.C430]-[.C42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305" calcext:value-type="float">
            <text:p>46305</text:p>
          </table:table-cell>
          <table:table-cell office:value-type="float" office:value="349.271332" calcext:value-type="float">
            <text:p>349.271332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20197" calcext:value-type="float">
            <text:p>12.320197</text:p>
          </table:table-cell>
          <table:table-cell table:formula="of:=[.C431]-[.C43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396" calcext:value-type="float">
            <text:p>46396</text:p>
          </table:table-cell>
          <table:table-cell office:value-type="float" office:value="349.29068" calcext:value-type="float">
            <text:p>349.29068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0879" calcext:value-type="float">
            <text:p>12.320879</text:p>
          </table:table-cell>
          <table:table-cell table:formula="of:=[.C432]-[.C43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487" calcext:value-type="float">
            <text:p>46487</text:p>
          </table:table-cell>
          <table:table-cell office:value-type="float" office:value="349.295471" calcext:value-type="float">
            <text:p>349.295471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21049" calcext:value-type="float">
            <text:p>12.321049</text:p>
          </table:table-cell>
          <table:table-cell table:formula="of:=[.C433]-[.C43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578" calcext:value-type="float">
            <text:p>46578</text:p>
          </table:table-cell>
          <table:table-cell office:value-type="float" office:value="349.277039" calcext:value-type="float">
            <text:p>349.277039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20398" calcext:value-type="float">
            <text:p>12.320398</text:p>
          </table:table-cell>
          <table:table-cell table:formula="of:=[.C434]-[.C43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668" calcext:value-type="float">
            <text:p>46668</text:p>
          </table:table-cell>
          <table:table-cell office:value-type="float" office:value="349.263611" calcext:value-type="float">
            <text:p>349.263611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9924" calcext:value-type="float">
            <text:p>12.319924</text:p>
          </table:table-cell>
          <table:table-cell table:formula="of:=[.C435]-[.C434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759" calcext:value-type="float">
            <text:p>46759</text:p>
          </table:table-cell>
          <table:table-cell office:value-type="float" office:value="349.251556" calcext:value-type="float">
            <text:p>349.251556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9499" calcext:value-type="float">
            <text:p>12.319499</text:p>
          </table:table-cell>
          <table:table-cell table:formula="of:=[.C436]-[.C43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850" calcext:value-type="float">
            <text:p>46850</text:p>
          </table:table-cell>
          <table:table-cell office:value-type="float" office:value="349.238861" calcext:value-type="float">
            <text:p>349.238861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12.319052" calcext:value-type="float">
            <text:p>12.319052</text:p>
          </table:table-cell>
          <table:table-cell table:formula="of:=[.C437]-[.C43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941" calcext:value-type="float">
            <text:p>46941</text:p>
          </table:table-cell>
          <table:table-cell office:value-type="float" office:value="349.263611" calcext:value-type="float">
            <text:p>349.263611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19924" calcext:value-type="float">
            <text:p>12.319924</text:p>
          </table:table-cell>
          <table:table-cell table:formula="of:=[.C438]-[.C43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032" calcext:value-type="float">
            <text:p>47032</text:p>
          </table:table-cell>
          <table:table-cell office:value-type="float" office:value="349.276611" calcext:value-type="float">
            <text:p>349.276611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0383" calcext:value-type="float">
            <text:p>12.320383</text:p>
          </table:table-cell>
          <table:table-cell table:formula="of:=[.C439]-[.C43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123" calcext:value-type="float">
            <text:p>47123</text:p>
          </table:table-cell>
          <table:table-cell office:value-type="float" office:value="349.285919" calcext:value-type="float">
            <text:p>349.285919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0711" calcext:value-type="float">
            <text:p>12.320711</text:p>
          </table:table-cell>
          <table:table-cell table:formula="of:=[.C440]-[.C43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214" calcext:value-type="float">
            <text:p>47214</text:p>
          </table:table-cell>
          <table:table-cell office:value-type="float" office:value="349.292725" calcext:value-type="float">
            <text:p>349.292725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20951" calcext:value-type="float">
            <text:p>12.320951</text:p>
          </table:table-cell>
          <table:table-cell table:formula="of:=[.C441]-[.C44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305" calcext:value-type="float">
            <text:p>47305</text:p>
          </table:table-cell>
          <table:table-cell office:value-type="float" office:value="349.296814" calcext:value-type="float">
            <text:p>349.296814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1095" calcext:value-type="float">
            <text:p>12.321095</text:p>
          </table:table-cell>
          <table:table-cell table:formula="of:=[.C442]-[.C44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396" calcext:value-type="float">
            <text:p>47396</text:p>
          </table:table-cell>
          <table:table-cell office:value-type="float" office:value="349.307495" calcext:value-type="float">
            <text:p>349.307495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472" calcext:value-type="float">
            <text:p>12.321472</text:p>
          </table:table-cell>
          <table:table-cell table:formula="of:=[.C443]-[.C44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487" calcext:value-type="float">
            <text:p>47487</text:p>
          </table:table-cell>
          <table:table-cell office:value-type="float" office:value="349.325928" calcext:value-type="float">
            <text:p>349.325928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2123" calcext:value-type="float">
            <text:p>12.322123</text:p>
          </table:table-cell>
          <table:table-cell table:formula="of:=[.C444]-[.C44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578" calcext:value-type="float">
            <text:p>47578</text:p>
          </table:table-cell>
          <table:table-cell office:value-type="float" office:value="349.339539" calcext:value-type="float">
            <text:p>349.339539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2603" calcext:value-type="float">
            <text:p>12.322603</text:p>
          </table:table-cell>
          <table:table-cell table:formula="of:=[.C445]-[.C44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669" calcext:value-type="float">
            <text:p>47669</text:p>
          </table:table-cell>
          <table:table-cell office:value-type="float" office:value="349.360901" calcext:value-type="float">
            <text:p>349.360901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12.323357" calcext:value-type="float">
            <text:p>12.323357</text:p>
          </table:table-cell>
          <table:table-cell table:formula="of:=[.C446]-[.C44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760" calcext:value-type="float">
            <text:p>47760</text:p>
          </table:table-cell>
          <table:table-cell office:value-type="float" office:value="349.387726" calcext:value-type="float">
            <text:p>349.387726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4303" calcext:value-type="float">
            <text:p>12.324303</text:p>
          </table:table-cell>
          <table:table-cell table:formula="of:=[.C447]-[.C44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851" calcext:value-type="float">
            <text:p>47851</text:p>
          </table:table-cell>
          <table:table-cell office:value-type="float" office:value="349.374329" calcext:value-type="float">
            <text:p>349.374329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383" calcext:value-type="float">
            <text:p>12.32383</text:p>
          </table:table-cell>
          <table:table-cell table:formula="of:=[.C448]-[.C44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942" calcext:value-type="float">
            <text:p>47942</text:p>
          </table:table-cell>
          <table:table-cell office:value-type="float" office:value="349.37796" calcext:value-type="float">
            <text:p>349.37796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3958" calcext:value-type="float">
            <text:p>12.323958</text:p>
          </table:table-cell>
          <table:table-cell table:formula="of:=[.C449]-[.C44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033" calcext:value-type="float">
            <text:p>48033</text:p>
          </table:table-cell>
          <table:table-cell office:value-type="float" office:value="349.371826" calcext:value-type="float">
            <text:p>349.371826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3742" calcext:value-type="float">
            <text:p>12.323742</text:p>
          </table:table-cell>
          <table:table-cell table:formula="of:=[.C450]-[.C44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124" calcext:value-type="float">
            <text:p>48124</text:p>
          </table:table-cell>
          <table:table-cell office:value-type="float" office:value="349.369568" calcext:value-type="float">
            <text:p>349.369568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23662" calcext:value-type="float">
            <text:p>12.323662</text:p>
          </table:table-cell>
          <table:table-cell table:formula="of:=[.C451]-[.C45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215" calcext:value-type="float">
            <text:p>48215</text:p>
          </table:table-cell>
          <table:table-cell office:value-type="float" office:value="349.370239" calcext:value-type="float">
            <text:p>349.370239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3686" calcext:value-type="float">
            <text:p>12.323686</text:p>
          </table:table-cell>
          <table:table-cell table:formula="of:=[.C452]-[.C45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306" calcext:value-type="float">
            <text:p>48306</text:p>
          </table:table-cell>
          <table:table-cell office:value-type="float" office:value="349.375702" calcext:value-type="float">
            <text:p>349.375702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878" calcext:value-type="float">
            <text:p>12.323878</text:p>
          </table:table-cell>
          <table:table-cell table:formula="of:=[.C453]-[.C45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397" calcext:value-type="float">
            <text:p>48397</text:p>
          </table:table-cell>
          <table:table-cell office:value-type="float" office:value="349.365051" calcext:value-type="float">
            <text:p>349.365051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3503" calcext:value-type="float">
            <text:p>12.323503</text:p>
          </table:table-cell>
          <table:table-cell table:formula="of:=[.C454]-[.C45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488" calcext:value-type="float">
            <text:p>48488</text:p>
          </table:table-cell>
          <table:table-cell office:value-type="float" office:value="349.377075" calcext:value-type="float">
            <text:p>349.377075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3927" calcext:value-type="float">
            <text:p>12.323927</text:p>
          </table:table-cell>
          <table:table-cell table:formula="of:=[.C455]-[.C45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579" calcext:value-type="float">
            <text:p>48579</text:p>
          </table:table-cell>
          <table:table-cell office:value-type="float" office:value="349.377533" calcext:value-type="float">
            <text:p>349.377533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3943" calcext:value-type="float">
            <text:p>12.323943</text:p>
          </table:table-cell>
          <table:table-cell table:formula="of:=[.C456]-[.C45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670" calcext:value-type="float">
            <text:p>48670</text:p>
          </table:table-cell>
          <table:table-cell office:value-type="float" office:value="349.354126" calcext:value-type="float">
            <text:p>349.354126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23117" calcext:value-type="float">
            <text:p>12.323117</text:p>
          </table:table-cell>
          <table:table-cell table:formula="of:=[.C457]-[.C45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761" calcext:value-type="float">
            <text:p>48761</text:p>
          </table:table-cell>
          <table:table-cell office:value-type="float" office:value="349.361633" calcext:value-type="float">
            <text:p>349.361633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382" calcext:value-type="float">
            <text:p>12.323382</text:p>
          </table:table-cell>
          <table:table-cell table:formula="of:=[.C458]-[.C45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852" calcext:value-type="float">
            <text:p>48852</text:p>
          </table:table-cell>
          <table:table-cell office:value-type="float" office:value="349.351135" calcext:value-type="float">
            <text:p>349.351135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3012" calcext:value-type="float">
            <text:p>12.323012</text:p>
          </table:table-cell>
          <table:table-cell table:formula="of:=[.C459]-[.C45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942" calcext:value-type="float">
            <text:p>48942</text:p>
          </table:table-cell>
          <table:table-cell office:value-type="float" office:value="349.336609" calcext:value-type="float">
            <text:p>349.336609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22499" calcext:value-type="float">
            <text:p>12.322499</text:p>
          </table:table-cell>
          <table:table-cell table:formula="of:=[.C460]-[.C459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033" calcext:value-type="float">
            <text:p>49033</text:p>
          </table:table-cell>
          <table:table-cell office:value-type="float" office:value="349.345886" calcext:value-type="float">
            <text:p>349.345886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826" calcext:value-type="float">
            <text:p>12.322826</text:p>
          </table:table-cell>
          <table:table-cell table:formula="of:=[.C461]-[.C46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124" calcext:value-type="float">
            <text:p>49124</text:p>
          </table:table-cell>
          <table:table-cell office:value-type="float" office:value="349.335449" calcext:value-type="float">
            <text:p>349.335449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2458" calcext:value-type="float">
            <text:p>12.322458</text:p>
          </table:table-cell>
          <table:table-cell table:formula="of:=[.C462]-[.C46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215" calcext:value-type="float">
            <text:p>49215</text:p>
          </table:table-cell>
          <table:table-cell office:value-type="float" office:value="349.317047" calcext:value-type="float">
            <text:p>349.317047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2181" calcext:value-type="float">
            <text:p>12.32181</text:p>
          </table:table-cell>
          <table:table-cell table:formula="of:=[.C463]-[.C46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306" calcext:value-type="float">
            <text:p>49306</text:p>
          </table:table-cell>
          <table:table-cell office:value-type="float" office:value="349.315216" calcext:value-type="float">
            <text:p>349.315216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1745" calcext:value-type="float">
            <text:p>12.321745</text:p>
          </table:table-cell>
          <table:table-cell table:formula="of:=[.C464]-[.C46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397" calcext:value-type="float">
            <text:p>49397</text:p>
          </table:table-cell>
          <table:table-cell office:value-type="float" office:value="349.303619" calcext:value-type="float">
            <text:p>349.303619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1336" calcext:value-type="float">
            <text:p>12.321336</text:p>
          </table:table-cell>
          <table:table-cell table:formula="of:=[.C465]-[.C46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488" calcext:value-type="float">
            <text:p>49488</text:p>
          </table:table-cell>
          <table:table-cell office:value-type="float" office:value="349.283875" calcext:value-type="float">
            <text:p>349.283875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2064" calcext:value-type="float">
            <text:p>12.32064</text:p>
          </table:table-cell>
          <table:table-cell table:formula="of:=[.C466]-[.C46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579" calcext:value-type="float">
            <text:p>49579</text:p>
          </table:table-cell>
          <table:table-cell office:value-type="float" office:value="349.297058" calcext:value-type="float">
            <text:p>349.297058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104" calcext:value-type="float">
            <text:p>12.321104</text:p>
          </table:table-cell>
          <table:table-cell table:formula="of:=[.C467]-[.C46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670" calcext:value-type="float">
            <text:p>49670</text:p>
          </table:table-cell>
          <table:table-cell office:value-type="float" office:value="349.273621" calcext:value-type="float">
            <text:p>349.273621</text:p>
          </table:table-cell>
          <table:table-cell office:value-type="float" office:value="349.1409" calcext:value-type="float">
            <text:p>349.1409</text:p>
          </table:table-cell>
          <table:table-cell office:value-type="float" office:value="12.320278" calcext:value-type="float">
            <text:p>12.320278</text:p>
          </table:table-cell>
          <table:table-cell table:formula="of:=[.C468]-[.C46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761" calcext:value-type="float">
            <text:p>49761</text:p>
          </table:table-cell>
          <table:table-cell office:value-type="float" office:value="349.281372" calcext:value-type="float">
            <text:p>349.281372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0551" calcext:value-type="float">
            <text:p>12.320551</text:p>
          </table:table-cell>
          <table:table-cell table:formula="of:=[.C469]-[.C46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852" calcext:value-type="float">
            <text:p>49852</text:p>
          </table:table-cell>
          <table:table-cell office:value-type="float" office:value="349.295013" calcext:value-type="float">
            <text:p>349.295013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1033" calcext:value-type="float">
            <text:p>12.321033</text:p>
          </table:table-cell>
          <table:table-cell table:formula="of:=[.C470]-[.C46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943" calcext:value-type="float">
            <text:p>49943</text:p>
          </table:table-cell>
          <table:table-cell office:value-type="float" office:value="349.294769" calcext:value-type="float">
            <text:p>349.294769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1024" calcext:value-type="float">
            <text:p>12.321024</text:p>
          </table:table-cell>
          <table:table-cell table:formula="of:=[.C471]-[.C47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034" calcext:value-type="float">
            <text:p>50034</text:p>
          </table:table-cell>
          <table:table-cell office:value-type="float" office:value="349.284515" calcext:value-type="float">
            <text:p>349.284515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12.320662" calcext:value-type="float">
            <text:p>12.320662</text:p>
          </table:table-cell>
          <table:table-cell table:formula="of:=[.C472]-[.C47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125" calcext:value-type="float">
            <text:p>50125</text:p>
          </table:table-cell>
          <table:table-cell office:value-type="float" office:value="349.30249" calcext:value-type="float">
            <text:p>349.30249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1296" calcext:value-type="float">
            <text:p>12.321296</text:p>
          </table:table-cell>
          <table:table-cell table:formula="of:=[.C473]-[.C47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216" calcext:value-type="float">
            <text:p>50216</text:p>
          </table:table-cell>
          <table:table-cell office:value-type="float" office:value="349.306335" calcext:value-type="float">
            <text:p>349.306335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432" calcext:value-type="float">
            <text:p>12.321432</text:p>
          </table:table-cell>
          <table:table-cell table:formula="of:=[.C474]-[.C47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307" calcext:value-type="float">
            <text:p>50307</text:p>
          </table:table-cell>
          <table:table-cell office:value-type="float" office:value="349.299744" calcext:value-type="float">
            <text:p>349.299744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199" calcext:value-type="float">
            <text:p>12.321199</text:p>
          </table:table-cell>
          <table:table-cell table:formula="of:=[.C475]-[.C47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398" calcext:value-type="float">
            <text:p>50398</text:p>
          </table:table-cell>
          <table:table-cell office:value-type="float" office:value="349.308838" calcext:value-type="float">
            <text:p>349.308838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152" calcext:value-type="float">
            <text:p>12.32152</text:p>
          </table:table-cell>
          <table:table-cell table:formula="of:=[.C476]-[.C47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489" calcext:value-type="float">
            <text:p>50489</text:p>
          </table:table-cell>
          <table:table-cell office:value-type="float" office:value="349.322693" calcext:value-type="float">
            <text:p>349.322693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2009" calcext:value-type="float">
            <text:p>12.322009</text:p>
          </table:table-cell>
          <table:table-cell table:formula="of:=[.C477]-[.C47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580" calcext:value-type="float">
            <text:p>50580</text:p>
          </table:table-cell>
          <table:table-cell office:value-type="float" office:value="349.336578" calcext:value-type="float">
            <text:p>349.336578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2498" calcext:value-type="float">
            <text:p>12.322498</text:p>
          </table:table-cell>
          <table:table-cell table:formula="of:=[.C478]-[.C47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671" calcext:value-type="float">
            <text:p>50671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12.32185" calcext:value-type="float">
            <text:p>12.32185</text:p>
          </table:table-cell>
          <table:table-cell table:formula="of:=[.C479]-[.C47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762" calcext:value-type="float">
            <text:p>50762</text:p>
          </table:table-cell>
          <table:table-cell office:value-type="float" office:value="349.322479" calcext:value-type="float">
            <text:p>349.322479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2001" calcext:value-type="float">
            <text:p>12.322001</text:p>
          </table:table-cell>
          <table:table-cell table:formula="of:=[.C480]-[.C47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853" calcext:value-type="float">
            <text:p>50853</text:p>
          </table:table-cell>
          <table:table-cell office:value-type="float" office:value="349.328613" calcext:value-type="float">
            <text:p>349.328613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2218" calcext:value-type="float">
            <text:p>12.322218</text:p>
          </table:table-cell>
          <table:table-cell table:formula="of:=[.C481]-[.C48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944" calcext:value-type="float">
            <text:p>50944</text:p>
          </table:table-cell>
          <table:table-cell office:value-type="float" office:value="349.341125" calcext:value-type="float">
            <text:p>349.341125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659" calcext:value-type="float">
            <text:p>12.322659</text:p>
          </table:table-cell>
          <table:table-cell table:formula="of:=[.C482]-[.C48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035" calcext:value-type="float">
            <text:p>51035</text:p>
          </table:table-cell>
          <table:table-cell office:value-type="float" office:value="349.348175" calcext:value-type="float">
            <text:p>349.348175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2907" calcext:value-type="float">
            <text:p>12.322907</text:p>
          </table:table-cell>
          <table:table-cell table:formula="of:=[.C483]-[.C48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126" calcext:value-type="float">
            <text:p>51126</text:p>
          </table:table-cell>
          <table:table-cell office:value-type="float" office:value="349.35022" calcext:value-type="float">
            <text:p>349.35022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98" calcext:value-type="float">
            <text:p>12.32298</text:p>
          </table:table-cell>
          <table:table-cell table:formula="of:=[.C484]-[.C48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217" calcext:value-type="float">
            <text:p>51217</text:p>
          </table:table-cell>
          <table:table-cell office:value-type="float" office:value="349.362946" calcext:value-type="float">
            <text:p>349.362946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12.323428" calcext:value-type="float">
            <text:p>12.323428</text:p>
          </table:table-cell>
          <table:table-cell table:formula="of:=[.C485]-[.C48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308" calcext:value-type="float">
            <text:p>51308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3213" calcext:value-type="float">
            <text:p>12.323213</text:p>
          </table:table-cell>
          <table:table-cell table:formula="of:=[.C486]-[.C48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399" calcext:value-type="float">
            <text:p>51399</text:p>
          </table:table-cell>
          <table:table-cell office:value-type="float" office:value="349.345886" calcext:value-type="float">
            <text:p>349.345886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826" calcext:value-type="float">
            <text:p>12.322826</text:p>
          </table:table-cell>
          <table:table-cell table:formula="of:=[.C487]-[.C48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489" calcext:value-type="float">
            <text:p>51489</text:p>
          </table:table-cell>
          <table:table-cell office:value-type="float" office:value="349.335236" calcext:value-type="float">
            <text:p>349.335236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22451" calcext:value-type="float">
            <text:p>12.322451</text:p>
          </table:table-cell>
          <table:table-cell table:formula="of:=[.C488]-[.C487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580" calcext:value-type="float">
            <text:p>51580</text:p>
          </table:table-cell>
          <table:table-cell office:value-type="float" office:value="349.348419" calcext:value-type="float">
            <text:p>349.348419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916" calcext:value-type="float">
            <text:p>12.322916</text:p>
          </table:table-cell>
          <table:table-cell table:formula="of:=[.C489]-[.C48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671" calcext:value-type="float">
            <text:p>51671</text:p>
          </table:table-cell>
          <table:table-cell office:value-type="float" office:value="349.342499" calcext:value-type="float">
            <text:p>349.342499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2707" calcext:value-type="float">
            <text:p>12.322707</text:p>
          </table:table-cell>
          <table:table-cell table:formula="of:=[.C490]-[.C48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762" calcext:value-type="float">
            <text:p>51762</text:p>
          </table:table-cell>
          <table:table-cell office:value-type="float" office:value="349.330261" calcext:value-type="float">
            <text:p>349.330261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22275" calcext:value-type="float">
            <text:p>12.322275</text:p>
          </table:table-cell>
          <table:table-cell table:formula="of:=[.C491]-[.C49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853" calcext:value-type="float">
            <text:p>51853</text:p>
          </table:table-cell>
          <table:table-cell office:value-type="float" office:value="349.318878" calcext:value-type="float">
            <text:p>349.318878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21874" calcext:value-type="float">
            <text:p>12.321874</text:p>
          </table:table-cell>
          <table:table-cell table:formula="of:=[.C492]-[.C49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944" calcext:value-type="float">
            <text:p>51944</text:p>
          </table:table-cell>
          <table:table-cell office:value-type="float" office:value="349.304321" calcext:value-type="float">
            <text:p>349.304321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1361" calcext:value-type="float">
            <text:p>12.321361</text:p>
          </table:table-cell>
          <table:table-cell table:formula="of:=[.C493]-[.C49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035" calcext:value-type="float">
            <text:p>52035</text:p>
          </table:table-cell>
          <table:table-cell office:value-type="float" office:value="349.295929" calcext:value-type="float">
            <text:p>349.295929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21065" calcext:value-type="float">
            <text:p>12.321065</text:p>
          </table:table-cell>
          <table:table-cell table:formula="of:=[.C494]-[.C49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126" calcext:value-type="float">
            <text:p>52126</text:p>
          </table:table-cell>
          <table:table-cell office:value-type="float" office:value="349.278381" calcext:value-type="float">
            <text:p>349.278381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20446" calcext:value-type="float">
            <text:p>12.320446</text:p>
          </table:table-cell>
          <table:table-cell table:formula="of:=[.C495]-[.C49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217" calcext:value-type="float">
            <text:p>52217</text:p>
          </table:table-cell>
          <table:table-cell office:value-type="float" office:value="349.280701" calcext:value-type="float">
            <text:p>349.280701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0527" calcext:value-type="float">
            <text:p>12.320527</text:p>
          </table:table-cell>
          <table:table-cell table:formula="of:=[.C496]-[.C49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308" calcext:value-type="float">
            <text:p>52308</text:p>
          </table:table-cell>
          <table:table-cell office:value-type="float" office:value="349.285217" calcext:value-type="float">
            <text:p>349.285217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0686" calcext:value-type="float">
            <text:p>12.320686</text:p>
          </table:table-cell>
          <table:table-cell table:formula="of:=[.C497]-[.C49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399" calcext:value-type="float">
            <text:p>52399</text:p>
          </table:table-cell>
          <table:table-cell office:value-type="float" office:value="349.297943" calcext:value-type="float">
            <text:p>349.297943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136" calcext:value-type="float">
            <text:p>12.321136</text:p>
          </table:table-cell>
          <table:table-cell table:formula="of:=[.C498]-[.C49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490" calcext:value-type="float">
            <text:p>52490</text:p>
          </table:table-cell>
          <table:table-cell office:value-type="float" office:value="349.300903" calcext:value-type="float">
            <text:p>349.300903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124" calcext:value-type="float">
            <text:p>12.32124</text:p>
          </table:table-cell>
          <table:table-cell table:formula="of:=[.C499]-[.C49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581" calcext:value-type="float">
            <text:p>52581</text:p>
          </table:table-cell>
          <table:table-cell office:value-type="float" office:value="349.29657" calcext:value-type="float">
            <text:p>349.29657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1087" calcext:value-type="float">
            <text:p>12.321087</text:p>
          </table:table-cell>
          <table:table-cell table:formula="of:=[.C500]-[.C49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1]-[.C500]" office:value-type="float" office:value="-52581" calcext:value-type="float">
            <text:p>-52581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2]-[.C5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3]-[.C5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4]-[.C5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5]-[.C5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6]-[.C5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7]-[.C5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8]-[.C5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9]-[.C5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0]-[.C5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1]-[.C5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2]-[.C5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3]-[.C5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4]-[.C5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5]-[.C5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6]-[.C5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7]-[.C5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8]-[.C5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9]-[.C5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0]-[.C5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1]-[.C5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2]-[.C5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3]-[.C5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4]-[.C5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5]-[.C5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6]-[.C5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7]-[.C5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8]-[.C5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9]-[.C5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0]-[.C5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1]-[.C5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2]-[.C5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3]-[.C5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4]-[.C5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5]-[.C5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6]-[.C5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7]-[.C5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8]-[.C5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9]-[.C5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0]-[.C5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1]-[.C5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2]-[.C5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3]-[.C5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4]-[.C5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5]-[.C5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6]-[.C5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7]-[.C5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8]-[.C5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9]-[.C5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0]-[.C5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1]-[.C5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2]-[.C5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3]-[.C5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4]-[.C5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5]-[.C5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6]-[.C5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7]-[.C5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8]-[.C5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9]-[.C5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0]-[.C5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1]-[.C5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2]-[.C5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3]-[.C5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4]-[.C5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5]-[.C5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6]-[.C5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7]-[.C5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8]-[.C5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9]-[.C5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0]-[.C5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1]-[.C5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2]-[.C5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3]-[.C5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4]-[.C5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5]-[.C5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6]-[.C5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7]-[.C5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8]-[.C5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9]-[.C5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0]-[.C5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1]-[.C5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2]-[.C5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3]-[.C5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4]-[.C5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5]-[.C5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6]-[.C5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7]-[.C5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8]-[.C5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9]-[.C5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0]-[.C5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1]-[.C5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2]-[.C5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3]-[.C5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4]-[.C5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5]-[.C5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6]-[.C5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7]-[.C5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8]-[.C5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9]-[.C5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0]-[.C5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1]-[.C6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2]-[.C6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3]-[.C6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4]-[.C6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5]-[.C6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6]-[.C6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7]-[.C6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8]-[.C6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9]-[.C6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0]-[.C6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1]-[.C6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2]-[.C6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3]-[.C6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4]-[.C6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5]-[.C6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6]-[.C6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7]-[.C6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8]-[.C6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9]-[.C6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0]-[.C6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1]-[.C6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2]-[.C6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3]-[.C6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4]-[.C6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5]-[.C6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6]-[.C6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7]-[.C6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8]-[.C6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9]-[.C6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0]-[.C6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1]-[.C6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2]-[.C6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3]-[.C6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4]-[.C6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5]-[.C6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6]-[.C6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7]-[.C6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8]-[.C6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9]-[.C6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0]-[.C6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1]-[.C6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2]-[.C6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3]-[.C6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4]-[.C6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5]-[.C6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6]-[.C6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7]-[.C6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8]-[.C6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9]-[.C6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0]-[.C6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1]-[.C6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2]-[.C6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3]-[.C6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4]-[.C6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5]-[.C6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6]-[.C6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7]-[.C6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8]-[.C6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9]-[.C6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0]-[.C6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1]-[.C6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2]-[.C6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3]-[.C6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4]-[.C6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5]-[.C6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6]-[.C6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7]-[.C6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8]-[.C6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9]-[.C6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0]-[.C6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1]-[.C6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2]-[.C6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3]-[.C6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4]-[.C6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5]-[.C6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6]-[.C6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7]-[.C6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8]-[.C6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9]-[.C6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0]-[.C6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1]-[.C6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2]-[.C6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3]-[.C6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4]-[.C6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5]-[.C6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6]-[.C6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7]-[.C6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8]-[.C6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9]-[.C6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0]-[.C6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1]-[.C6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2]-[.C6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3]-[.C6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4]-[.C6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5]-[.C6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6]-[.C6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7]-[.C6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8]-[.C6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9]-[.C6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0]-[.C6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1]-[.C7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2]-[.C7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3]-[.C7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4]-[.C7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5]-[.C7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6]-[.C7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7]-[.C7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8]-[.C7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9]-[.C7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0]-[.C7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1]-[.C7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2]-[.C7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3]-[.C7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4]-[.C7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5]-[.C7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6]-[.C7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7]-[.C7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8]-[.C7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9]-[.C7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0]-[.C7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1]-[.C7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2]-[.C7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3]-[.C7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4]-[.C7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5]-[.C7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6]-[.C7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7]-[.C7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8]-[.C7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9]-[.C7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0]-[.C7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1]-[.C7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2]-[.C7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3]-[.C7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4]-[.C7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5]-[.C7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6]-[.C7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7]-[.C7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8]-[.C7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9]-[.C7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0]-[.C7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1]-[.C7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2]-[.C7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3]-[.C7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4]-[.C7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5]-[.C7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6]-[.C7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7]-[.C7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8]-[.C7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9]-[.C7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0]-[.C7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1]-[.C7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2]-[.C7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3]-[.C7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4]-[.C7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5]-[.C7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6]-[.C7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7]-[.C7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8]-[.C7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9]-[.C7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0]-[.C7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1]-[.C7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2]-[.C7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3]-[.C7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4]-[.C7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5]-[.C7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6]-[.C7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7]-[.C7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8]-[.C7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9]-[.C7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0]-[.C7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1]-[.C7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2]-[.C7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3]-[.C7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4]-[.C7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5]-[.C7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6]-[.C7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7]-[.C7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8]-[.C7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9]-[.C7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0]-[.C7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1]-[.C7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2]-[.C7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3]-[.C7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4]-[.C7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5]-[.C7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6]-[.C7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7]-[.C7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8]-[.C7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9]-[.C7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0]-[.C7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1]-[.C7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2]-[.C7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3]-[.C7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4]-[.C7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5]-[.C7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6]-[.C7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7]-[.C7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8]-[.C7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9]-[.C7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0]-[.C7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1]-[.C8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2]-[.C8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3]-[.C8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4]-[.C8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5]-[.C8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6]-[.C8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7]-[.C8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8]-[.C8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9]-[.C8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0]-[.C8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1]-[.C8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2]-[.C8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3]-[.C8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4]-[.C8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5]-[.C8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6]-[.C8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7]-[.C8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8]-[.C8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9]-[.C8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0]-[.C8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1]-[.C8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2]-[.C8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3]-[.C8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4]-[.C8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5]-[.C8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6]-[.C8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7]-[.C8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8]-[.C8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9]-[.C8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0]-[.C8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1]-[.C8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2]-[.C8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3]-[.C8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4]-[.C8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5]-[.C8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6]-[.C8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7]-[.C8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8]-[.C8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9]-[.C8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0]-[.C8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1]-[.C8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2]-[.C8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3]-[.C8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4]-[.C8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5]-[.C8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6]-[.C8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7]-[.C8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8]-[.C8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9]-[.C8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0]-[.C8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1]-[.C8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2]-[.C8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3]-[.C8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4]-[.C8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5]-[.C8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6]-[.C8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7]-[.C8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8]-[.C8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9]-[.C8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0]-[.C8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1]-[.C8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2]-[.C8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3]-[.C8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4]-[.C8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5]-[.C8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6]-[.C8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7]-[.C8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8]-[.C8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9]-[.C8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0]-[.C8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1]-[.C8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2]-[.C8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3]-[.C8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4]-[.C8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5]-[.C8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6]-[.C8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7]-[.C8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8]-[.C8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9]-[.C8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0]-[.C8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1]-[.C8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2]-[.C8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3]-[.C8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4]-[.C8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5]-[.C8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6]-[.C8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7]-[.C8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8]-[.C8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9]-[.C8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0]-[.C8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1]-[.C8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2]-[.C8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3]-[.C8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4]-[.C8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5]-[.C8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6]-[.C8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7]-[.C8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8]-[.C8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9]-[.C8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0]-[.C8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1]-[.C9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2]-[.C9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3]-[.C9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4]-[.C9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5]-[.C9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6]-[.C9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7]-[.C9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8]-[.C9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9]-[.C9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0]-[.C9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1]-[.C9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2]-[.C9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3]-[.C9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4]-[.C9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5]-[.C9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6]-[.C9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7]-[.C9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8]-[.C9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9]-[.C9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0]-[.C9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1]-[.C9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2]-[.C9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3]-[.C9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4]-[.C9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5]-[.C9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6]-[.C9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7]-[.C9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8]-[.C9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9]-[.C9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0]-[.C9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1]-[.C9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2]-[.C9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3]-[.C9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4]-[.C9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5]-[.C9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6]-[.C9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7]-[.C9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8]-[.C9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9]-[.C9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0]-[.C9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1]-[.C9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2]-[.C9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3]-[.C9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4]-[.C9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5]-[.C9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6]-[.C9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7]-[.C9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8]-[.C9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9]-[.C9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0]-[.C9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1]-[.C9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2]-[.C9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3]-[.C9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4]-[.C9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5]-[.C9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6]-[.C9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7]-[.C9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8]-[.C9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9]-[.C9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0]-[.C9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1]-[.C9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2]-[.C9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3]-[.C9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4]-[.C9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5]-[.C9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6]-[.C9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7]-[.C9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8]-[.C9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9]-[.C9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0]-[.C9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1]-[.C9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2]-[.C9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3]-[.C9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4]-[.C9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5]-[.C9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6]-[.C9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7]-[.C9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8]-[.C9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9]-[.C9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0]-[.C9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1]-[.C9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2]-[.C9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3]-[.C9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4]-[.C9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5]-[.C9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6]-[.C9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7]-[.C9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8]-[.C9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9]-[.C9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0]-[.C9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1]-[.C9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2]-[.C9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3]-[.C9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4]-[.C9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5]-[.C9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6]-[.C9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7]-[.C9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8]-[.C9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9]-[.C9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1000]-[.C999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07:58:29.3422280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0T23:05:41.220379002</meta:creation-date>
    <dc:date>2022-01-11T11:48:53.967713149</dc:date>
    <meta:editing-duration>PT2H55M5S</meta:editing-duration>
    <meta:editing-cycles>16</meta:editing-cycles>
    <meta:generator>LibreOffice/7.0.4.2$Linux_X86_64 LibreOffice_project/00$Build-2</meta:generator>
    <meta:document-statistic meta:table-count="1" meta:cell-count="302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133cm" svg:height="19.339cm" xlink:href=".." xlink:type="simple" chart:class="chart:line" chart:style-name="ch1">
        <chart:legend chart:legend-position="end" svg:x="29.281cm" svg:y="9.121cm" style:legend-expansion="high" chart:style-name="ch2"/>
        <chart:plot-area chart:style-name="ch3" table:cell-range-address="Sheet1.D1:Sheet1.E250" svg:x="0.538cm" svg:y="0.171cm" svg:width="27.659cm" svg:height="18.703cm">
          <chart:coordinate-region svg:x="1.636cm" svg:y="0.37cm" svg:width="26.561cm" svg:height="17.5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250" chart:class="chart:line">
            <chart:data-point chart:repeated="250"/>
          </chart:series>
          <chart:series chart:style-name="ch7" chart:values-cell-range-address="Sheet1.E1:Sheet1.E250" chart:class="chart:line">
            <chart:data-point chart:repeated="2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.358215">
                <text:p>349.358215</text:p>
                <draw:g>
                  <svg:desc>Sheet1.D1:Sheet1.D250</svg:desc>
                </draw:g>
              </table:table-cell>
              <table:table-cell office:value-type="float" office:value="349.540924">
                <text:p>349.540924</text:p>
                <draw:g>
                  <svg:desc>Sheet1.E1:Sheet1.E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9.357056">
                <text:p>349.357056</text:p>
              </table:table-cell>
              <table:table-cell office:value-type="float" office:value="349.404541">
                <text:p>349.4045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9.370911">
                <text:p>349.370911</text:p>
              </table:table-cell>
              <table:table-cell office:value-type="float" office:value="349.320465">
                <text:p>349.320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9.371155">
                <text:p>349.371155</text:p>
              </table:table-cell>
              <table:table-cell office:value-type="float" office:value="349.40683">
                <text:p>349.406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9.387054">
                <text:p>349.387054</text:p>
              </table:table-cell>
              <table:table-cell office:value-type="float" office:value="349.443176">
                <text:p>349.443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.385925">
                <text:p>349.385925</text:p>
              </table:table-cell>
              <table:table-cell office:value-type="float" office:value="349.254547">
                <text:p>349.254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9.364807">
                <text:p>349.364807</text:p>
              </table:table-cell>
              <table:table-cell office:value-type="float" office:value="349.411377">
                <text:p>349.4113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9.374573">
                <text:p>349.374573</text:p>
              </table:table-cell>
              <table:table-cell office:value-type="float" office:value="349.325012">
                <text:p>349.3250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9.384552">
                <text:p>349.384552</text:p>
              </table:table-cell>
              <table:table-cell office:value-type="float" office:value="349.377258">
                <text:p>349.3772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9.382965">
                <text:p>349.382965</text:p>
              </table:table-cell>
              <table:table-cell office:value-type="float" office:value="349.345459">
                <text:p>349.3454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9.377045">
                <text:p>349.377045</text:p>
              </table:table-cell>
              <table:table-cell office:value-type="float" office:value="349.481812">
                <text:p>349.4818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9.37616">
                <text:p>349.37616</text:p>
              </table:table-cell>
              <table:table-cell office:value-type="float" office:value="349.395447">
                <text:p>349.3954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9.38681">
                <text:p>349.38681</text:p>
              </table:table-cell>
              <table:table-cell office:value-type="float" office:value="349.427277">
                <text:p>349.4272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9.376129">
                <text:p>349.376129</text:p>
              </table:table-cell>
              <table:table-cell office:value-type="float" office:value="349.299988">
                <text:p>349.2999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9.368835">
                <text:p>349.368835</text:p>
              </table:table-cell>
              <table:table-cell office:value-type="float" office:value="349.370453">
                <text:p>349.3704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9.388153">
                <text:p>349.388153</text:p>
              </table:table-cell>
              <table:table-cell office:value-type="float" office:value="349.447723">
                <text:p>349.4477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9.36908">
                <text:p>349.36908</text:p>
              </table:table-cell>
              <table:table-cell office:value-type="float" office:value="349.220459">
                <text:p>349.2204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9.375183">
                <text:p>349.375183</text:p>
              </table:table-cell>
              <table:table-cell office:value-type="float" office:value="349.386353">
                <text:p>349.3863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9.355652">
                <text:p>349.355652</text:p>
              </table:table-cell>
              <table:table-cell office:value-type="float" office:value="349.181824">
                <text:p>349.1818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9.370422">
                <text:p>349.370422</text:p>
              </table:table-cell>
              <table:table-cell office:value-type="float" office:value="349.493195">
                <text:p>349.4931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9.362274">
                <text:p>349.362274</text:p>
              </table:table-cell>
              <table:table-cell office:value-type="float" office:value="349.399994">
                <text:p>349.3999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9.375671">
                <text:p>349.375671</text:p>
              </table:table-cell>
              <table:table-cell office:value-type="float" office:value="349.529541">
                <text:p>349.5295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9.373169">
                <text:p>349.373169</text:p>
              </table:table-cell>
              <table:table-cell office:value-type="float" office:value="349.402283">
                <text:p>349.4022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9.385468">
                <text:p>349.385468</text:p>
              </table:table-cell>
              <table:table-cell office:value-type="float" office:value="349.422729">
                <text:p>349.4227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9.393616">
                <text:p>349.393616</text:p>
              </table:table-cell>
              <table:table-cell office:value-type="float" office:value="349.452271">
                <text:p>349.4522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9.376831">
                <text:p>349.376831</text:p>
              </table:table-cell>
              <table:table-cell office:value-type="float" office:value="349.279541">
                <text:p>349.2795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9.39386">
                <text:p>349.39386</text:p>
              </table:table-cell>
              <table:table-cell office:value-type="float" office:value="349.3909">
                <text:p>349.39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9.391815">
                <text:p>349.391815</text:p>
              </table:table-cell>
              <table:table-cell office:value-type="float" office:value="349.365906">
                <text:p>349.3659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9.407715">
                <text:p>349.407715</text:p>
              </table:table-cell>
              <table:table-cell office:value-type="float" office:value="349.340912">
                <text:p>349.3409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.404541">
                <text:p>349.404541</text:p>
              </table:table-cell>
              <table:table-cell office:value-type="float" office:value="349.461365">
                <text:p>349.4613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9.40863">
                <text:p>349.40863</text:p>
              </table:table-cell>
              <table:table-cell office:value-type="float" office:value="349.440918">
                <text:p>349.4409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9.395203">
                <text:p>349.395203</text:p>
              </table:table-cell>
              <table:table-cell office:value-type="float" office:value="349.395447">
                <text:p>349.3954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9.391144">
                <text:p>349.391144</text:p>
              </table:table-cell>
              <table:table-cell office:value-type="float" office:value="349.361359">
                <text:p>349.3613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9.398621">
                <text:p>349.398621</text:p>
              </table:table-cell>
              <table:table-cell office:value-type="float" office:value="349.497742">
                <text:p>349.4977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9.392975">
                <text:p>349.392975</text:p>
              </table:table-cell>
              <table:table-cell office:value-type="float" office:value="349.395447">
                <text:p>349.3954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9.404572">
                <text:p>349.404572</text:p>
              </table:table-cell>
              <table:table-cell office:value-type="float" office:value="349.395447">
                <text:p>349.3954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9.405457">
                <text:p>349.405457</text:p>
              </table:table-cell>
              <table:table-cell office:value-type="float" office:value="349.399994">
                <text:p>349.3999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9.409332">
                <text:p>349.409332</text:p>
              </table:table-cell>
              <table:table-cell office:value-type="float" office:value="349.404541">
                <text:p>349.4045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9.417755">
                <text:p>349.417755</text:p>
              </table:table-cell>
              <table:table-cell office:value-type="float" office:value="349.424988">
                <text:p>349.4249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9.421387">
                <text:p>349.421387</text:p>
              </table:table-cell>
              <table:table-cell office:value-type="float" office:value="349.497742">
                <text:p>349.4977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9.413177">
                <text:p>349.413177</text:p>
              </table:table-cell>
              <table:table-cell office:value-type="float" office:value="349.3591">
                <text:p>349.35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9.419342">
                <text:p>349.419342</text:p>
              </table:table-cell>
              <table:table-cell office:value-type="float" office:value="349.456818">
                <text:p>349.4568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9.419556">
                <text:p>349.419556</text:p>
              </table:table-cell>
              <table:table-cell office:value-type="float" office:value="349.363647">
                <text:p>349.3636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9.396606">
                <text:p>349.396606</text:p>
              </table:table-cell>
              <table:table-cell office:value-type="float" office:value="349.268188">
                <text:p>349.2681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9.392731">
                <text:p>349.392731</text:p>
              </table:table-cell>
              <table:table-cell office:value-type="float" office:value="349.356812">
                <text:p>349.3568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9.389557">
                <text:p>349.389557</text:p>
              </table:table-cell>
              <table:table-cell office:value-type="float" office:value="349.363647">
                <text:p>349.3636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9.39502">
                <text:p>349.39502</text:p>
              </table:table-cell>
              <table:table-cell office:value-type="float" office:value="349.454559">
                <text:p>349.4545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9.386627">
                <text:p>349.386627</text:p>
              </table:table-cell>
              <table:table-cell office:value-type="float" office:value="349.320465">
                <text:p>349.3204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9.386169">
                <text:p>349.386169</text:p>
              </table:table-cell>
              <table:table-cell office:value-type="float" office:value="349.420441">
                <text:p>349.4204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.373657">
                <text:p>349.373657</text:p>
              </table:table-cell>
              <table:table-cell office:value-type="float" office:value="349.372742">
                <text:p>349.3727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9.379791">
                <text:p>349.379791</text:p>
              </table:table-cell>
              <table:table-cell office:value-type="float" office:value="349.420441">
                <text:p>349.4204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9.355713">
                <text:p>349.355713</text:p>
              </table:table-cell>
              <table:table-cell office:value-type="float" office:value="349.215912">
                <text:p>349.2159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9.35434">
                <text:p>349.35434</text:p>
              </table:table-cell>
              <table:table-cell office:value-type="float" office:value="349.350006">
                <text:p>349.3500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9.376831">
                <text:p>349.376831</text:p>
              </table:table-cell>
              <table:table-cell office:value-type="float" office:value="349.493195">
                <text:p>349.4931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9.374329">
                <text:p>349.374329</text:p>
              </table:table-cell>
              <table:table-cell office:value-type="float" office:value="349.331818">
                <text:p>349.3318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9.38681">
                <text:p>349.38681</text:p>
              </table:table-cell>
              <table:table-cell office:value-type="float" office:value="349.488647">
                <text:p>349.4886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9.385437">
                <text:p>349.385437</text:p>
              </table:table-cell>
              <table:table-cell office:value-type="float" office:value="349.440918">
                <text:p>349.4409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9.393158">
                <text:p>349.393158</text:p>
              </table:table-cell>
              <table:table-cell office:value-type="float" office:value="349.397736">
                <text:p>349.3977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9.38089">
                <text:p>349.38089</text:p>
              </table:table-cell>
              <table:table-cell office:value-type="float" office:value="349.297729">
                <text:p>349.2977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9.366119">
                <text:p>349.366119</text:p>
              </table:table-cell>
              <table:table-cell office:value-type="float" office:value="349.225006">
                <text:p>349.2250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9.35318">
                <text:p>349.35318</text:p>
              </table:table-cell>
              <table:table-cell office:value-type="float" office:value="349.290924">
                <text:p>349.2909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9.357971">
                <text:p>349.357971</text:p>
              </table:table-cell>
              <table:table-cell office:value-type="float" office:value="349.263641">
                <text:p>349.2636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9.376129">
                <text:p>349.376129</text:p>
              </table:table-cell>
              <table:table-cell office:value-type="float" office:value="349.53183">
                <text:p>349.531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9.371399">
                <text:p>349.371399</text:p>
              </table:table-cell>
              <table:table-cell office:value-type="float" office:value="349.445465">
                <text:p>349.4454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9.385437">
                <text:p>349.385437</text:p>
              </table:table-cell>
              <table:table-cell office:value-type="float" office:value="349.472717">
                <text:p>349.4727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9.365906">
                <text:p>349.365906</text:p>
              </table:table-cell>
              <table:table-cell office:value-type="float" office:value="349.293182">
                <text:p>349.2931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9.33432">
                <text:p>349.33432</text:p>
              </table:table-cell>
              <table:table-cell office:value-type="float" office:value="349.125">
                <text:p>349.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9.337311">
                <text:p>349.337311</text:p>
              </table:table-cell>
              <table:table-cell office:value-type="float" office:value="349.427277">
                <text:p>349.4272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9.340698">
                <text:p>349.340698</text:p>
              </table:table-cell>
              <table:table-cell office:value-type="float" office:value="349.331818">
                <text:p>349.3318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9.333649">
                <text:p>349.333649</text:p>
              </table:table-cell>
              <table:table-cell office:value-type="float" office:value="349.154541">
                <text:p>349.1545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9.34613">
                <text:p>349.34613</text:p>
              </table:table-cell>
              <table:table-cell office:value-type="float" office:value="349.415924">
                <text:p>349.4159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9.367035">
                <text:p>349.367035</text:p>
              </table:table-cell>
              <table:table-cell office:value-type="float" office:value="349.472717">
                <text:p>349.4727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9.327484">
                <text:p>349.327484</text:p>
              </table:table-cell>
              <table:table-cell office:value-type="float" office:value="349.136353">
                <text:p>349.1363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9.329315">
                <text:p>349.329315</text:p>
              </table:table-cell>
              <table:table-cell office:value-type="float" office:value="349.463623">
                <text:p>349.4636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9.318176">
                <text:p>349.318176</text:p>
              </table:table-cell>
              <table:table-cell office:value-type="float" office:value="349.361359">
                <text:p>349.3613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9.316345">
                <text:p>349.316345</text:p>
              </table:table-cell>
              <table:table-cell office:value-type="float" office:value="349.274994">
                <text:p>349.2749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9.337708">
                <text:p>349.337708</text:p>
              </table:table-cell>
              <table:table-cell office:value-type="float" office:value="349.338623">
                <text:p>349.3386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9.327942">
                <text:p>349.327942</text:p>
              </table:table-cell>
              <table:table-cell office:value-type="float" office:value="349.329559">
                <text:p>349.3295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9.335693">
                <text:p>349.335693</text:p>
              </table:table-cell>
              <table:table-cell office:value-type="float" office:value="349.409088">
                <text:p>349.4090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9.36319">
                <text:p>349.36319</text:p>
              </table:table-cell>
              <table:table-cell office:value-type="float" office:value="349.429535">
                <text:p>349.4295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9.365906">
                <text:p>349.365906</text:p>
              </table:table-cell>
              <table:table-cell office:value-type="float" office:value="349.443176">
                <text:p>349.4431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9.335236">
                <text:p>349.335236</text:p>
              </table:table-cell>
              <table:table-cell office:value-type="float" office:value="349.165924">
                <text:p>349.1659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9.374084">
                <text:p>349.374084</text:p>
              </table:table-cell>
              <table:table-cell office:value-type="float" office:value="349.524994">
                <text:p>349.5249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9.342255">
                <text:p>349.342255</text:p>
              </table:table-cell>
              <table:table-cell office:value-type="float" office:value="349.145447">
                <text:p>349.1454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9.350433">
                <text:p>349.350433</text:p>
              </table:table-cell>
              <table:table-cell office:value-type="float" office:value="349.443176">
                <text:p>349.4431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9.334534">
                <text:p>349.334534</text:p>
              </table:table-cell>
              <table:table-cell office:value-type="float" office:value="349.115906">
                <text:p>349.1159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9.351135">
                <text:p>349.351135</text:p>
              </table:table-cell>
              <table:table-cell office:value-type="float" office:value="349.504547">
                <text:p>349.5045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9.327728">
                <text:p>349.327728</text:p>
              </table:table-cell>
              <table:table-cell office:value-type="float" office:value="349.095459">
                <text:p>349.0954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9.34137">
                <text:p>349.34137</text:p>
              </table:table-cell>
              <table:table-cell office:value-type="float" office:value="349.545441">
                <text:p>349.5454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9.327057">
                <text:p>349.327057</text:p>
              </table:table-cell>
              <table:table-cell office:value-type="float" office:value="349.286377">
                <text:p>349.2863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9.320679">
                <text:p>349.320679</text:p>
              </table:table-cell>
              <table:table-cell office:value-type="float" office:value="349.379547">
                <text:p>349.3795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9.354309">
                <text:p>349.354309</text:p>
              </table:table-cell>
              <table:table-cell office:value-type="float" office:value="349.502258">
                <text:p>349.5022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9.348419">
                <text:p>349.348419</text:p>
              </table:table-cell>
              <table:table-cell office:value-type="float" office:value="349.465912">
                <text:p>349.4659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9.366394">
                <text:p>349.366394</text:p>
              </table:table-cell>
              <table:table-cell office:value-type="float" office:value="349.325012">
                <text:p>349.3250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9.347748">
                <text:p>349.347748</text:p>
              </table:table-cell>
              <table:table-cell office:value-type="float" office:value="349.256805">
                <text:p>349.2568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9.377075">
                <text:p>349.377075</text:p>
              </table:table-cell>
              <table:table-cell office:value-type="float" office:value="349.409088">
                <text:p>349.4090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9.357971">
                <text:p>349.357971</text:p>
              </table:table-cell>
              <table:table-cell office:value-type="float" office:value="349.313629">
                <text:p>349.3136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9.390472">
                <text:p>349.390472</text:p>
              </table:table-cell>
              <table:table-cell office:value-type="float" office:value="349.420441">
                <text:p>349.4204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.379333">
                <text:p>349.379333</text:p>
              </table:table-cell>
              <table:table-cell office:value-type="float" office:value="349.434082">
                <text:p>349.4340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9.367737">
                <text:p>349.367737</text:p>
              </table:table-cell>
              <table:table-cell office:value-type="float" office:value="349.170441">
                <text:p>349.1704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9.360901">
                <text:p>349.360901</text:p>
              </table:table-cell>
              <table:table-cell office:value-type="float" office:value="349.311371">
                <text:p>349.3113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9.34137">
                <text:p>349.34137</text:p>
              </table:table-cell>
              <table:table-cell office:value-type="float" office:value="349.306824">
                <text:p>349.3068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9.314331">
                <text:p>349.314331</text:p>
              </table:table-cell>
              <table:table-cell office:value-type="float" office:value="349.195465">
                <text:p>349.1954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9.315002">
                <text:p>349.315002</text:p>
              </table:table-cell>
              <table:table-cell office:value-type="float" office:value="349.331818">
                <text:p>349.3318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49.315247">
                <text:p>349.315247</text:p>
              </table:table-cell>
              <table:table-cell office:value-type="float" office:value="349.259094">
                <text:p>349.2590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9.300232">
                <text:p>349.300232</text:p>
              </table:table-cell>
              <table:table-cell office:value-type="float" office:value="349.259094">
                <text:p>349.2590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9.301575">
                <text:p>349.301575</text:p>
              </table:table-cell>
              <table:table-cell office:value-type="float" office:value="349.327271">
                <text:p>349.3272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9.287018">
                <text:p>349.287018</text:p>
              </table:table-cell>
              <table:table-cell office:value-type="float" office:value="349.274994">
                <text:p>349.2749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49.289978">
                <text:p>349.289978</text:p>
              </table:table-cell>
              <table:table-cell office:value-type="float" office:value="349.463623">
                <text:p>349.4636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9.294067">
                <text:p>349.294067</text:p>
              </table:table-cell>
              <table:table-cell office:value-type="float" office:value="349.211365">
                <text:p>349.2113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9.316833">
                <text:p>349.316833</text:p>
              </table:table-cell>
              <table:table-cell office:value-type="float" office:value="349.538635">
                <text:p>349.5386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9.320435">
                <text:p>349.320435</text:p>
              </table:table-cell>
              <table:table-cell office:value-type="float" office:value="349.34317">
                <text:p>349.343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9.351349">
                <text:p>349.351349</text:p>
              </table:table-cell>
              <table:table-cell office:value-type="float" office:value="349.504547">
                <text:p>349.5045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9.340881">
                <text:p>349.340881</text:p>
              </table:table-cell>
              <table:table-cell office:value-type="float" office:value="349.227264">
                <text:p>349.2272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9.353394">
                <text:p>349.353394</text:p>
              </table:table-cell>
              <table:table-cell office:value-type="float" office:value="349.384094">
                <text:p>349.3840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9.368866">
                <text:p>349.368866</text:p>
              </table:table-cell>
              <table:table-cell office:value-type="float" office:value="349.413635">
                <text:p>349.4136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9.363861">
                <text:p>349.363861</text:p>
              </table:table-cell>
              <table:table-cell office:value-type="float" office:value="349.277283">
                <text:p>349.2772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9.372986">
                <text:p>349.372986</text:p>
              </table:table-cell>
              <table:table-cell office:value-type="float" office:value="349.365906">
                <text:p>349.3659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9.369568">
                <text:p>349.369568</text:p>
              </table:table-cell>
              <table:table-cell office:value-type="float" office:value="349.429535">
                <text:p>349.4295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49.383636">
                <text:p>349.383636</text:p>
              </table:table-cell>
              <table:table-cell office:value-type="float" office:value="349.352264">
                <text:p>349.3522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9.361359">
                <text:p>349.361359</text:p>
              </table:table-cell>
              <table:table-cell office:value-type="float" office:value="349.315918">
                <text:p>349.3159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49.361359">
                <text:p>349.361359</text:p>
              </table:table-cell>
              <table:table-cell office:value-type="float" office:value="349.34317">
                <text:p>349.343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9.351379">
                <text:p>349.351379</text:p>
              </table:table-cell>
              <table:table-cell office:value-type="float" office:value="349.404541">
                <text:p>349.4045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9.360229">
                <text:p>349.360229</text:p>
              </table:table-cell>
              <table:table-cell office:value-type="float" office:value="349.315918">
                <text:p>349.3159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9.348206">
                <text:p>349.348206</text:p>
              </table:table-cell>
              <table:table-cell office:value-type="float" office:value="349.263641">
                <text:p>349.2636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9.347504">
                <text:p>349.347504</text:p>
              </table:table-cell>
              <table:table-cell office:value-type="float" office:value="349.40683">
                <text:p>349.406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9.355896">
                <text:p>349.355896</text:p>
              </table:table-cell>
              <table:table-cell office:value-type="float" office:value="349.361359">
                <text:p>349.3613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9.35907">
                <text:p>349.35907</text:p>
              </table:table-cell>
              <table:table-cell office:value-type="float" office:value="349.397736">
                <text:p>349.3977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9.347504">
                <text:p>349.347504</text:p>
              </table:table-cell>
              <table:table-cell office:value-type="float" office:value="349.313629">
                <text:p>349.3136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49.35321">
                <text:p>349.35321</text:p>
              </table:table-cell>
              <table:table-cell office:value-type="float" office:value="349.409088">
                <text:p>349.4090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9.34433">
                <text:p>349.34433</text:p>
              </table:table-cell>
              <table:table-cell office:value-type="float" office:value="349.227264">
                <text:p>349.2272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9.358429">
                <text:p>349.358429</text:p>
              </table:table-cell>
              <table:table-cell office:value-type="float" office:value="349.4841">
                <text:p>349.48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9.362518">
                <text:p>349.362518</text:p>
              </table:table-cell>
              <table:table-cell office:value-type="float" office:value="349.445465">
                <text:p>349.4454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9.368195">
                <text:p>349.368195</text:p>
              </table:table-cell>
              <table:table-cell office:value-type="float" office:value="349.372742">
                <text:p>349.3727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9.36615">
                <text:p>349.36615</text:p>
              </table:table-cell>
              <table:table-cell office:value-type="float" office:value="349.243195">
                <text:p>349.2431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9.364807">
                <text:p>349.364807</text:p>
              </table:table-cell>
              <table:table-cell office:value-type="float" office:value="349.393188">
                <text:p>349.3931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9.353668">
                <text:p>349.353668</text:p>
              </table:table-cell>
              <table:table-cell office:value-type="float" office:value="349.25">
                <text:p>349.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9.35321">
                <text:p>349.35321</text:p>
              </table:table-cell>
              <table:table-cell office:value-type="float" office:value="349.393188">
                <text:p>349.3931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9.348206">
                <text:p>349.348206</text:p>
              </table:table-cell>
              <table:table-cell office:value-type="float" office:value="349.263641">
                <text:p>349.2636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9.360229">
                <text:p>349.360229</text:p>
              </table:table-cell>
              <table:table-cell office:value-type="float" office:value="349.529541">
                <text:p>349.5295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9.374969">
                <text:p>349.374969</text:p>
              </table:table-cell>
              <table:table-cell office:value-type="float" office:value="349.375">
                <text:p>349.3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9.365448">
                <text:p>349.365448</text:p>
              </table:table-cell>
              <table:table-cell office:value-type="float" office:value="349.388641">
                <text:p>349.3886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9.361359">
                <text:p>349.361359</text:p>
              </table:table-cell>
              <table:table-cell office:value-type="float" office:value="349.404541">
                <text:p>349.4045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9.362732">
                <text:p>349.362732</text:p>
              </table:table-cell>
              <table:table-cell office:value-type="float" office:value="349.386353">
                <text:p>349.3863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9.3909">
                <text:p>349.3909</text:p>
              </table:table-cell>
              <table:table-cell office:value-type="float" office:value="349.524994">
                <text:p>349.5249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9.390442">
                <text:p>349.390442</text:p>
              </table:table-cell>
              <table:table-cell office:value-type="float" office:value="349.388641">
                <text:p>349.3886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9.396179">
                <text:p>349.396179</text:p>
              </table:table-cell>
              <table:table-cell office:value-type="float" office:value="349.306824">
                <text:p>349.3068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49.394348">
                <text:p>349.394348</text:p>
              </table:table-cell>
              <table:table-cell office:value-type="float" office:value="349.375">
                <text:p>349.3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9.416138">
                <text:p>349.416138</text:p>
              </table:table-cell>
              <table:table-cell office:value-type="float" office:value="349.481812">
                <text:p>349.4818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49.404999">
                <text:p>349.404999</text:p>
              </table:table-cell>
              <table:table-cell office:value-type="float" office:value="349.418182">
                <text:p>349.4181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49.412292">
                <text:p>349.412292</text:p>
              </table:table-cell>
              <table:table-cell office:value-type="float" office:value="349.447723">
                <text:p>349.4477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49.404327">
                <text:p>349.404327</text:p>
              </table:table-cell>
              <table:table-cell office:value-type="float" office:value="349.309082">
                <text:p>349.3090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9.402771">
                <text:p>349.402771</text:p>
              </table:table-cell>
              <table:table-cell office:value-type="float" office:value="349.388641">
                <text:p>349.3886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49.39093">
                <text:p>349.39093</text:p>
              </table:table-cell>
              <table:table-cell office:value-type="float" office:value="349.268188">
                <text:p>349.2681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9.37323">
                <text:p>349.37323</text:p>
              </table:table-cell>
              <table:table-cell office:value-type="float" office:value="349.347717">
                <text:p>349.3477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49.372742">
                <text:p>349.372742</text:p>
              </table:table-cell>
              <table:table-cell office:value-type="float" office:value="349.384094">
                <text:p>349.3840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49.37384">
                <text:p>349.37384</text:p>
              </table:table-cell>
              <table:table-cell office:value-type="float" office:value="349.318176">
                <text:p>349.3181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9.367493">
                <text:p>349.367493</text:p>
              </table:table-cell>
              <table:table-cell office:value-type="float" office:value="349.311371">
                <text:p>349.3113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49.357025">
                <text:p>349.357025</text:p>
              </table:table-cell>
              <table:table-cell office:value-type="float" office:value="349.377258">
                <text:p>349.3772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49.36203">
                <text:p>349.36203</text:p>
              </table:table-cell>
              <table:table-cell office:value-type="float" office:value="349.46817">
                <text:p>349.468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9.35498">
                <text:p>349.35498</text:p>
              </table:table-cell>
              <table:table-cell office:value-type="float" office:value="349.377258">
                <text:p>349.3772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9.357941">
                <text:p>349.357941</text:p>
              </table:table-cell>
              <table:table-cell office:value-type="float" office:value="349.338623">
                <text:p>349.3386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9.345642">
                <text:p>349.345642</text:p>
              </table:table-cell>
              <table:table-cell office:value-type="float" office:value="349.2659">
                <text:p>349.26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49.370209">
                <text:p>349.370209</text:p>
              </table:table-cell>
              <table:table-cell office:value-type="float" office:value="349.513641">
                <text:p>349.5136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49.367737">
                <text:p>349.367737</text:p>
              </table:table-cell>
              <table:table-cell office:value-type="float" office:value="349.322723">
                <text:p>349.3227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9.374329">
                <text:p>349.374329</text:p>
              </table:table-cell>
              <table:table-cell office:value-type="float" office:value="349.450012">
                <text:p>349.4500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9.377258">
                <text:p>349.377258</text:p>
              </table:table-cell>
              <table:table-cell office:value-type="float" office:value="349.347717">
                <text:p>349.3477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9.394989">
                <text:p>349.394989</text:p>
              </table:table-cell>
              <table:table-cell office:value-type="float" office:value="349.488647">
                <text:p>349.4886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9.401154">
                <text:p>349.401154</text:p>
              </table:table-cell>
              <table:table-cell office:value-type="float" office:value="349.438629">
                <text:p>349.4386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9.38385">
                <text:p>349.38385</text:p>
              </table:table-cell>
              <table:table-cell office:value-type="float" office:value="349.295441">
                <text:p>349.2954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9.395447">
                <text:p>349.395447</text:p>
              </table:table-cell>
              <table:table-cell office:value-type="float" office:value="349.493195">
                <text:p>349.4931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9.407288">
                <text:p>349.407288</text:p>
              </table:table-cell>
              <table:table-cell office:value-type="float" office:value="349.456818">
                <text:p>349.4568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9.432495">
                <text:p>349.432495</text:p>
              </table:table-cell>
              <table:table-cell office:value-type="float" office:value="349.518188">
                <text:p>349.5181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9.405701">
                <text:p>349.405701</text:p>
              </table:table-cell>
              <table:table-cell office:value-type="float" office:value="349.245453">
                <text:p>349.2454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9.424347">
                <text:p>349.424347</text:p>
              </table:table-cell>
              <table:table-cell office:value-type="float" office:value="349.509094">
                <text:p>349.5090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9.413879">
                <text:p>349.413879</text:p>
              </table:table-cell>
              <table:table-cell office:value-type="float" office:value="349.345459">
                <text:p>349.34545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49.422302">
                <text:p>349.422302</text:p>
              </table:table-cell>
              <table:table-cell office:value-type="float" office:value="349.431824">
                <text:p>349.4318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9.424133">
                <text:p>349.424133</text:p>
              </table:table-cell>
              <table:table-cell office:value-type="float" office:value="349.506805">
                <text:p>349.5068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49.405243">
                <text:p>349.405243</text:p>
              </table:table-cell>
              <table:table-cell office:value-type="float" office:value="349.25">
                <text:p>349.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49.412994">
                <text:p>349.412994</text:p>
              </table:table-cell>
              <table:table-cell office:value-type="float" office:value="349.372742">
                <text:p>349.3727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49.407288">
                <text:p>349.407288</text:p>
              </table:table-cell>
              <table:table-cell office:value-type="float" office:value="349.436371">
                <text:p>349.4363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49.394348">
                <text:p>349.394348</text:p>
              </table:table-cell>
              <table:table-cell office:value-type="float" office:value="349.327271">
                <text:p>349.3272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49.375488">
                <text:p>349.375488</text:p>
              </table:table-cell>
              <table:table-cell office:value-type="float" office:value="349.329559">
                <text:p>349.3295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49.396606">
                <text:p>349.396606</text:p>
              </table:table-cell>
              <table:table-cell office:value-type="float" office:value="349.456818">
                <text:p>349.4568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49.386383">
                <text:p>349.386383</text:p>
              </table:table-cell>
              <table:table-cell office:value-type="float" office:value="349.40683">
                <text:p>349.406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49.397064">
                <text:p>349.397064</text:p>
              </table:table-cell>
              <table:table-cell office:value-type="float" office:value="349.452271">
                <text:p>349.4522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49.395477">
                <text:p>349.395477</text:p>
              </table:table-cell>
              <table:table-cell office:value-type="float" office:value="349.415924">
                <text:p>349.4159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9.383423">
                <text:p>349.383423</text:p>
              </table:table-cell>
              <table:table-cell office:value-type="float" office:value="349.386353">
                <text:p>349.3863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49.384796">
                <text:p>349.384796</text:p>
              </table:table-cell>
              <table:table-cell office:value-type="float" office:value="349.263641">
                <text:p>349.2636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49.380005">
                <text:p>349.380005</text:p>
              </table:table-cell>
              <table:table-cell office:value-type="float" office:value="349.325012">
                <text:p>349.3250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9.384796">
                <text:p>349.384796</text:p>
              </table:table-cell>
              <table:table-cell office:value-type="float" office:value="349.4841">
                <text:p>349.48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9.40387">
                <text:p>349.40387</text:p>
              </table:table-cell>
              <table:table-cell office:value-type="float" office:value="349.518188">
                <text:p>349.5181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9.400909">
                <text:p>349.400909</text:p>
              </table:table-cell>
              <table:table-cell office:value-type="float" office:value="349.299988">
                <text:p>349.2999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49.392273">
                <text:p>349.392273</text:p>
              </table:table-cell>
              <table:table-cell office:value-type="float" office:value="349.370453">
                <text:p>349.3704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49.395447">
                <text:p>349.395447</text:p>
              </table:table-cell>
              <table:table-cell office:value-type="float" office:value="349.438629">
                <text:p>349.4386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49.379578">
                <text:p>349.379578</text:p>
              </table:table-cell>
              <table:table-cell office:value-type="float" office:value="349.293182">
                <text:p>349.2931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49.374298">
                <text:p>349.374298</text:p>
              </table:table-cell>
              <table:table-cell office:value-type="float" office:value="349.363647">
                <text:p>349.3636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49.369537">
                <text:p>349.369537</text:p>
              </table:table-cell>
              <table:table-cell office:value-type="float" office:value="349.338623">
                <text:p>349.3386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49.376801">
                <text:p>349.376801</text:p>
              </table:table-cell>
              <table:table-cell office:value-type="float" office:value="349.336365">
                <text:p>349.3363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49.382721">
                <text:p>349.382721</text:p>
              </table:table-cell>
              <table:table-cell office:value-type="float" office:value="349.384094">
                <text:p>349.3840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49.360443">
                <text:p>349.360443</text:p>
              </table:table-cell>
              <table:table-cell office:value-type="float" office:value="349.261353">
                <text:p>349.2613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49.34024">
                <text:p>349.34024</text:p>
              </table:table-cell>
              <table:table-cell office:value-type="float" office:value="349.315918">
                <text:p>349.3159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49.345703">
                <text:p>349.345703</text:p>
              </table:table-cell>
              <table:table-cell office:value-type="float" office:value="349.354553">
                <text:p>349.3545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49.357727">
                <text:p>349.357727</text:p>
              </table:table-cell>
              <table:table-cell office:value-type="float" office:value="349.490906">
                <text:p>349.4909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49.343658">
                <text:p>349.343658</text:p>
              </table:table-cell>
              <table:table-cell office:value-type="float" office:value="349.297729">
                <text:p>349.2977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49.355713">
                <text:p>349.355713</text:p>
              </table:table-cell>
              <table:table-cell office:value-type="float" office:value="349.413635">
                <text:p>349.4136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49.353424">
                <text:p>349.353424</text:p>
              </table:table-cell>
              <table:table-cell office:value-type="float" office:value="349.340912">
                <text:p>349.3409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9.352966">
                <text:p>349.352966</text:p>
              </table:table-cell>
              <table:table-cell office:value-type="float" office:value="349.334076">
                <text:p>349.33407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49.360443">
                <text:p>349.360443</text:p>
              </table:table-cell>
              <table:table-cell office:value-type="float" office:value="349.411377">
                <text:p>349.41137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9.357483">
                <text:p>349.357483</text:p>
              </table:table-cell>
              <table:table-cell office:value-type="float" office:value="349.354553">
                <text:p>349.3545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49.36203">
                <text:p>349.36203</text:p>
              </table:table-cell>
              <table:table-cell office:value-type="float" office:value="349.306824">
                <text:p>349.3068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49.368622">
                <text:p>349.368622</text:p>
              </table:table-cell>
              <table:table-cell office:value-type="float" office:value="349.381805">
                <text:p>349.3818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49.376556">
                <text:p>349.376556</text:p>
              </table:table-cell>
              <table:table-cell office:value-type="float" office:value="349.434082">
                <text:p>349.4340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49.356567">
                <text:p>349.356567</text:p>
              </table:table-cell>
              <table:table-cell office:value-type="float" office:value="349.290924">
                <text:p>349.29092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9.36908">
                <text:p>349.36908</text:p>
              </table:table-cell>
              <table:table-cell office:value-type="float" office:value="349.422729">
                <text:p>349.42272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9.370422">
                <text:p>349.370422</text:p>
              </table:table-cell>
              <table:table-cell office:value-type="float" office:value="349.427277">
                <text:p>349.42727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9.378174">
                <text:p>349.378174</text:p>
              </table:table-cell>
              <table:table-cell office:value-type="float" office:value="349.418182">
                <text:p>349.41818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9.378845">
                <text:p>349.378845</text:p>
              </table:table-cell>
              <table:table-cell office:value-type="float" office:value="349.340912">
                <text:p>349.3409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49.402039">
                <text:p>349.402039</text:p>
              </table:table-cell>
              <table:table-cell office:value-type="float" office:value="349.643188">
                <text:p>349.6431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49.40094">
                <text:p>349.40094</text:p>
              </table:table-cell>
              <table:table-cell office:value-type="float" office:value="349.34317">
                <text:p>349.3431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49.397064">
                <text:p>349.397064</text:p>
              </table:table-cell>
              <table:table-cell office:value-type="float" office:value="349.268188">
                <text:p>349.2681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9.395447">
                <text:p>349.395447</text:p>
              </table:table-cell>
              <table:table-cell office:value-type="float" office:value="349.365906">
                <text:p>349.3659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49.374084">
                <text:p>349.374084</text:p>
              </table:table-cell>
              <table:table-cell office:value-type="float" office:value="349.220459">
                <text:p>349.22045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49.387268">
                <text:p>349.387268</text:p>
              </table:table-cell>
              <table:table-cell office:value-type="float" office:value="349.422729">
                <text:p>349.42272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49.376129">
                <text:p>349.376129</text:p>
              </table:table-cell>
              <table:table-cell office:value-type="float" office:value="349.311371">
                <text:p>349.3113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49.354553">
                <text:p>349.354553</text:p>
              </table:table-cell>
              <table:table-cell office:value-type="float" office:value="349.211365">
                <text:p>349.2113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49.35434">
                <text:p>349.35434</text:p>
              </table:table-cell>
              <table:table-cell office:value-type="float" office:value="349.415924">
                <text:p>349.4159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49.354797">
                <text:p>349.354797</text:p>
              </table:table-cell>
              <table:table-cell office:value-type="float" office:value="349.345459">
                <text:p>349.3454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49.325012">
                <text:p>349.325012</text:p>
              </table:table-cell>
              <table:table-cell office:value-type="float" office:value="349.345459">
                <text:p>349.3454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49.329773">
                <text:p>349.329773</text:p>
              </table:table-cell>
              <table:table-cell office:value-type="float" office:value="349.3909">
                <text:p>349.390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49.348663">
                <text:p>349.348663</text:p>
              </table:table-cell>
              <table:table-cell office:value-type="float" office:value="349.456818">
                <text:p>349.45681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49.350464">
                <text:p>349.350464</text:p>
              </table:table-cell>
              <table:table-cell office:value-type="float" office:value="349.384094">
                <text:p>349.38409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49.371613">
                <text:p>349.371613</text:p>
              </table:table-cell>
              <table:table-cell office:value-type="float" office:value="349.431824">
                <text:p>349.4318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49.374329">
                <text:p>349.374329</text:p>
              </table:table-cell>
              <table:table-cell office:value-type="float" office:value="349.450012">
                <text:p>349.4500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9.380676">
                <text:p>349.380676</text:p>
              </table:table-cell>
              <table:table-cell office:value-type="float" office:value="349.375">
                <text:p>349.3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9.39093">
                <text:p>349.39093</text:p>
              </table:table-cell>
              <table:table-cell office:value-type="float" office:value="349.313629">
                <text:p>349.3136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49.388184">
                <text:p>349.388184</text:p>
              </table:table-cell>
              <table:table-cell office:value-type="float" office:value="349.388641">
                <text:p>349.3886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9.394989">
                <text:p>349.394989</text:p>
              </table:table-cell>
              <table:table-cell office:value-type="float" office:value="349.413635">
                <text:p>349.4136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49.390686">
                <text:p>349.390686</text:p>
              </table:table-cell>
              <table:table-cell office:value-type="float" office:value="349.302277">
                <text:p>349.30227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49.394104">
                <text:p>349.394104</text:p>
              </table:table-cell>
              <table:table-cell office:value-type="float" office:value="349.424988">
                <text:p>349.42498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9.392517">
                <text:p>349.392517</text:p>
              </table:table-cell>
              <table:table-cell office:value-type="float" office:value="349.440918">
                <text:p>349.4409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49.388641">
                <text:p>349.388641</text:p>
              </table:table-cell>
              <table:table-cell office:value-type="float" office:value="349.345459">
                <text:p>349.34545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9.383179">
                <text:p>349.383179</text:p>
              </table:table-cell>
              <table:table-cell office:value-type="float" office:value="349.377258">
                <text:p>349.37725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9.372742">
                <text:p>349.372742</text:p>
              </table:table-cell>
              <table:table-cell office:value-type="float" office:value="349.345459">
                <text:p>349.3454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9.38092">
                <text:p>349.38092</text:p>
              </table:table-cell>
              <table:table-cell office:value-type="float" office:value="349.456818">
                <text:p>349.4568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9.392944">
                <text:p>349.392944</text:p>
              </table:table-cell>
              <table:table-cell office:value-type="float" office:value="349.434082">
                <text:p>349.4340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9.400452">
                <text:p>349.400452</text:p>
              </table:table-cell>
              <table:table-cell office:value-type="float" office:value="349.463623">
                <text:p>349.4636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9.38681">
                <text:p>349.38681</text:p>
              </table:table-cell>
              <table:table-cell office:value-type="float" office:value="349.277283">
                <text:p>349.27728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9.395233">
                <text:p>349.395233</text:p>
              </table:table-cell>
              <table:table-cell office:value-type="float" office:value="349.386353">
                <text:p>349.38635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49.388428">
                <text:p>349.388428</text:p>
              </table:table-cell>
              <table:table-cell office:value-type="float" office:value="349.356812">
                <text:p>349.3568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